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327in"/>
    </style:style>
    <style:style style:name="co2" style:family="table-column">
      <style:table-column-properties fo:break-before="auto" style:column-width="0.91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102in"/>
    </style:style>
    <style:style style:name="co5" style:family="table-column">
      <style:table-column-properties fo:break-before="auto" style:column-width="1.4646in"/>
    </style:style>
    <style:style style:name="co6" style:family="table-column">
      <style:table-column-properties fo:break-before="auto" style:column-width="2.5854in"/>
    </style:style>
    <style:style style:name="co7" style:family="table-column">
      <style:table-column-properties fo:break-before="auto" style:column-width="0.9189in"/>
    </style:style>
    <style:style style:name="co8" style:family="table-column">
      <style:table-column-properties fo:break-before="auto" style:column-width="2.0398in"/>
    </style:style>
    <style:style style:name="co9" style:family="table-column">
      <style:table-column-properties fo:break-before="auto" style:column-width="1.0354in"/>
    </style:style>
    <style:style style:name="co10" style:family="table-column">
      <style:table-column-properties fo:break-before="auto" style:column-width="2.1563in"/>
    </style:style>
    <style:style style:name="co11" style:family="table-column">
      <style:table-column-properties fo:break-before="auto" style:column-width="0.85in"/>
    </style:style>
    <style:style style:name="co12" style:family="table-column">
      <style:table-column-properties fo:break-before="auto" style:column-width="1.9709in"/>
    </style:style>
    <style:style style:name="co13" style:family="table-column">
      <style:table-column-properties fo:break-before="auto" style:column-width="0.7917in"/>
    </style:style>
    <style:style style:name="co14" style:family="table-column">
      <style:table-column-properties fo:break-before="auto" style:column-width="1.9126in"/>
    </style:style>
    <style:style style:name="co15" style:family="table-column">
      <style:table-column-properties fo:break-before="auto" style:column-width="0.910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>
        <table:shapes>
          <draw:frame draw:z-index="0" draw:style-name="gr1" draw:text-style-name="P1" svg:width="6.302in" svg:height="5.0122in" svg:x="21.3492in" svg:y="0.2567in">
            <draw:object draw:notify-on-update-of-ranges="'raw-data'.C1:'raw-data'.C1 'raw-data'.C7:'raw-data'.C17 'raw-data'.D1:'raw-data'.D1 'raw-data'.D7:'raw-data'.D17 'raw-data'.E1:'raw-data'.E1 'raw-data'.E7:'raw-data'.E17 'raw-data'.F1:'raw-data'.F1 'raw-data'.F7:'raw-data'.F17 'raw-data'.G1:'raw-data'.G1 'raw-data'.G7:'raw-data'.G17 'raw-data'.H1:'raw-data'.H1 'raw-data'.H7:'raw-data'.H17 'raw-data'.I1:'raw-data'.I1 'raw-data'.I7:'raw-data'.I17 'raw-data'.J1:'raw-data'.J1 'raw-data'.J7:'raw-data'.J17 'raw-data'.K1:'raw-data'.K1 'raw-data'.K7:'raw-data'.K17 'raw-data'.L1:'raw-data'.L1 'raw-data'.L7:'raw-data'.L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4.9134in" svg:x="21.2638in" svg:y="5.5157in">
            <draw:object draw:notify-on-update-of-ranges="'raw-data'.C1:'raw-data'.C1 'raw-data'.C18:'raw-data'.C37 'raw-data'.D1:'raw-data'.D1 'raw-data'.D18:'raw-data'.D37 'raw-data'.E1:'raw-data'.E1 'raw-data'.E18:'raw-data'.E37 'raw-data'.F1:'raw-data'.F1 'raw-data'.F18:'raw-data'.F37 'raw-data'.G1:'raw-data'.G1 'raw-data'.G18:'raw-data'.G37 'raw-data'.H1:'raw-data'.H1 'raw-data'.H18:'raw-data'.H37 'raw-data'.I1:'raw-data'.I1 'raw-data'.I18:'raw-data'.I37 'raw-data'.J1:'raw-data'.J1 'raw-data'.J18:'raw-data'.J37 'raw-data'.K1:'raw-data'.K1 'raw-data'.K18:'raw-data'.K37 'raw-data'.L1:'raw-data'.L1 'raw-data'.L18:'raw-data'.L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runid <text:s text:c="16"/>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majority0.1</text:p>
          </table:table-cell>
          <table:table-cell table:style-name="ce1" office:value-type="string" calcext:value-type="string">
            <text:p>majority0.1-without-context</text:p>
          </table:table-cell>
          <table:table-cell table:style-name="ce1" office:value-type="string" calcext:value-type="string">
            <text:p>majority-hit-jaccard</text:p>
          </table:table-cell>
          <table:table-cell table:style-name="ce1" office:value-type="string" calcext:value-type="string">
            <text:p>majority-hit-jaccard-without-context</text:p>
          </table:table-cell>
          <table:table-cell table:style-name="ce1" office:value-type="string" calcext:value-type="string">
            <text:p>majority-hit</text:p>
          </table:table-cell>
          <table:table-cell table:style-name="ce1" office:value-type="string" calcext:value-type="string">
            <text:p>majority-hit-without-context</text:p>
          </table:table-cell>
          <table:table-cell table:style-name="ce1" office:value-type="string" calcext:value-type="string">
            <text:p>ml-frequency</text:p>
          </table:table-cell>
          <table:table-cell table:style-name="ce1" office:value-type="string" calcext:value-type="string">
            <text:p>ml-frequency-without-context</text:p>
          </table:table-cell>
          <table:table-cell table:style-name="ce1" office:value-type="string" calcext:value-type="string">
            <text:p>ml-jaccard</text:p>
          </table:table-cell>
          <table:table-cell table:style-name="ce1" office:value-type="string" calcext:value-type="string">
            <text:p>ml-jaccard-without-context</text:p>
          </table:table-cell>
          <table:table-cell table:style-name="ce1" office:value-type="string" calcext:value-type="string">
            <text:p>ml-ngram</text:p>
          </table:table-cell>
          <table:table-cell table:style-name="ce1" office:value-type="string" calcext:value-type="string">
            <text:p>ml-ngram-without-context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39" calcext:value-type="float">
            <text:p>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591" calcext:value-type="float">
            <text:p>591</text:p>
          </table:table-cell>
          <table:table-cell office:value-type="float" office:value="771" calcext:value-type="float">
            <text:p>771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417" calcext:value-type="float">
            <text:p>4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2161" calcext:value-type="float">
            <text:p>0.2161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2399" calcext:value-type="float">
            <text:p>0.23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779" calcext:value-type="float">
            <text:p>0.779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7518" calcext:value-type="float">
            <text:p>0.7518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7507" calcext:value-type="float">
            <text:p>0.75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7062" calcext:value-type="float">
            <text:p>0.7062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616" calcext:value-type="float">
            <text:p>0.616</text:p>
          </table:table-cell>
          <table:table-cell office:value-type="float" office:value="0.7413" calcext:value-type="float">
            <text:p>0.7413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616" calcext:value-type="float">
            <text:p>0.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6587" calcext:value-type="float">
            <text:p>0.6587</text:p>
          </table:table-cell>
          <table:table-cell office:value-type="float" office:value="0.386" calcext:value-type="float">
            <text:p>0.386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7457" calcext:value-type="float">
            <text:p>0.745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485" calcext:value-type="float">
            <text:p>0.485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4836" calcext:value-type="float">
            <text:p>0.48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5074" calcext:value-type="float">
            <text:p>0.5074</text:p>
          </table:table-cell>
          <table:table-cell office:value-type="float" office:value="0.3051" calcext:value-type="float">
            <text:p>0.3051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638" calcext:value-type="float">
            <text:p>0.638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3562" calcext:value-type="float">
            <text:p>0.35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3811" calcext:value-type="float">
            <text:p>0.3811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527" calcext:value-type="float">
            <text:p>0.527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36" calcext:value-type="float">
            <text:p>0.36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2279" calcext:value-type="float">
            <text:p>0.227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3122" calcext:value-type="float">
            <text:p>0.3122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26" calcext:value-type="float">
            <text:p>0.26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1763" calcext:value-type="float">
            <text:p>0.1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2415" calcext:value-type="float">
            <text:p>0.241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2243" calcext:value-type="float">
            <text:p>0.2243</text:p>
          </table:table-cell>
          <table:table-cell office:value-type="float" office:value="0.1038" calcext:value-type="float">
            <text:p>0.10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91" calcext:value-type="float">
            <text:p>0.2091</text:p>
          </table:table-cell>
          <table:table-cell office:value-type="float" office:value="0.0969" calcext:value-type="float">
            <text:p>0.09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" calcext:value-type="float">
            <text:p>0.1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0738" calcext:value-type="float">
            <text:p>0.07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0359" calcext:value-type="float">
            <text:p>0.03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0359" calcext:value-type="float">
            <text:p>0.03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41" calcext:value-type="float">
            <text:p>0.641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5513" calcext:value-type="float">
            <text:p>0.55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4884" calcext:value-type="float">
            <text:p>0.4884</text:p>
          </table:table-cell>
          <table:table-cell office:value-type="float" office:value="0.2743" calcext:value-type="float">
            <text:p>0.2743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454" calcext:value-type="float">
            <text:p>0.454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4781" calcext:value-type="float">
            <text:p>0.478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037" calcext:value-type="float">
            <text:p>0.5037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5721" calcext:value-type="float">
            <text:p>0.5721</text:p>
          </table:table-cell>
          <table:table-cell office:value-type="float" office:value="0.5939" calcext:value-type="float">
            <text:p>0.5939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198" calcext:value-type="float">
            <text:p>0.41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15" calcext:value-type="float">
            <text:p>0.515</text:p>
          </table:table-cell>
          <table:table-cell office:value-type="float" office:value="0.29" calcext:value-type="float">
            <text:p>0.29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5583" calcext:value-type="float">
            <text:p>0.5583</text:p>
          </table:table-cell>
          <table:table-cell office:value-type="float" office:value="0.3934" calcext:value-type="float">
            <text:p>0.39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142" calcext:value-type="float">
            <text:p>0.5142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5797" calcext:value-type="float">
            <text:p>0.5797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3921" calcext:value-type="float">
            <text:p>0.3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2991" calcext:value-type="float">
            <text:p>0.2991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6157" calcext:value-type="float">
            <text:p>0.6157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376" calcext:value-type="float">
            <text:p>0.376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3913" calcext:value-type="float">
            <text:p>0.39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3089" calcext:value-type="float">
            <text:p>0.3089</text:p>
          </table:table-cell>
          <table:table-cell office:value-type="float" office:value="0.5767" calcext:value-type="float">
            <text:p>0.5767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583" calcext:value-type="float">
            <text:p>0.583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4027" calcext:value-type="float">
            <text:p>0.40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3133" calcext:value-type="float">
            <text:p>0.3133</text:p>
          </table:table-cell>
          <table:table-cell office:value-type="float" office:value="0.5767" calcext:value-type="float">
            <text:p>0.5767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576" calcext:value-type="float">
            <text:p>0.576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4033" calcext:value-type="float">
            <text:p>0.4033</text:p>
          </table:table-cell>
          <table:table-cell office:value-type="float" office:value="0.538" calcext:value-type="float">
            <text:p>0.538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4014" calcext:value-type="float">
            <text:p>0.40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3208" calcext:value-type="float">
            <text:p>0.3208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5304" calcext:value-type="float">
            <text:p>0.5304</text:p>
          </table:table-cell>
          <table:table-cell office:value-type="float" office:value="0.404" calcext:value-type="float">
            <text:p>0.404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531" calcext:value-type="float">
            <text:p>0.531</text:p>
          </table:table-cell>
          <table:table-cell office:value-type="float" office:value="0.401" calcext:value-type="float">
            <text:p>0.4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3987" calcext:value-type="float">
            <text:p>0.39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42" calcext:value-type="float">
            <text:p>0.524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76" calcext:value-type="float">
            <text:p>0.57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524" calcext:value-type="float">
            <text:p>0.524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4003" calcext:value-type="float">
            <text:p>0.40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3303" calcext:value-type="float">
            <text:p>0.330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4029" calcext:value-type="float">
            <text:p>0.40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8" calcext:value-type="float">
            <text:p>0.528</text:p>
          </table:table-cell>
          <table:table-cell office:value-type="float" office:value="0.3312" calcext:value-type="float">
            <text:p>0.3312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237" calcext:value-type="float">
            <text:p>0.5237</text:p>
          </table:table-cell>
          <table:table-cell office:value-type="float" office:value="0.4027" calcext:value-type="float">
            <text:p>0.40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331" calcext:value-type="float">
            <text:p>0.33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5" calcext:value-type="float">
            <text:p>0.6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523" calcext:value-type="float">
            <text:p>0.523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5218" calcext:value-type="float">
            <text:p>0.5218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4062" calcext:value-type="float">
            <text:p>0.40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36" calcext:value-type="float">
            <text:p>0.536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5201" calcext:value-type="float">
            <text:p>0.5201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4102" calcext:value-type="float">
            <text:p>0.41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3457" calcext:value-type="float">
            <text:p>0.3457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4152" calcext:value-type="float">
            <text:p>0.4152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5297" calcext:value-type="float">
            <text:p>0.5297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518" calcext:value-type="float">
            <text:p>0.518</text:p>
          </table:table-cell>
          <table:table-cell office:value-type="float" office:value="0.4114" calcext:value-type="float">
            <text:p>0.41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314" calcext:value-type="float">
            <text:p>0.5314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4111" calcext:value-type="float">
            <text:p>0.4111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4092" calcext:value-type="float">
            <text:p>0.40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5177" calcext:value-type="float">
            <text:p>0.5177</text:p>
          </table:table-cell>
          <table:table-cell office:value-type="float" office:value="0.524" calcext:value-type="float">
            <text:p>0.524</text:p>
          </table:table-cell>
          <table:table-cell office:value-type="float" office:value="0.4114" calcext:value-type="float">
            <text:p>0.41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353" calcext:value-type="float">
            <text:p>0.353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6214" calcext:value-type="float">
            <text:p>0.6214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532" calcext:value-type="float">
            <text:p>0.532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4103" calcext:value-type="float">
            <text:p>0.41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6246" calcext:value-type="float">
            <text:p>0.6246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4109" calcext:value-type="float">
            <text:p>0.4109</text:p>
          </table:table-cell>
          <table:table-cell office:value-type="float" office:value="0.531" calcext:value-type="float">
            <text:p>0.531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4107" calcext:value-type="float">
            <text:p>0.41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6111" calcext:value-type="float">
            <text:p>0.61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29" calcext:value-type="float">
            <text:p>0.642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8746" calcext:value-type="float">
            <text:p>0.8746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8746" calcext:value-type="float">
            <text:p>0.8746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8746" calcext:value-type="float">
            <text:p>0.8746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8746" calcext:value-type="float">
            <text:p>0.8746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8746" calcext:value-type="float">
            <text:p>0.8746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8746" calcext:value-type="float">
            <text:p>0.8746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8746" calcext:value-type="float">
            <text:p>0.8746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8746" calcext:value-type="float">
            <text:p>0.8746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8746" calcext:value-type="float">
            <text:p>0.8746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8746" calcext:value-type="float">
            <text:p>0.8746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8746" calcext:value-type="float">
            <text:p>0.8746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office:value-type="float" office:value="0.8746" calcext:value-type="float">
            <text:p>0.8746</text:p>
          </table:table-cell>
          <table:table-cell table:number-columns-repeated="3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.8597" calcext:value-type="float">
            <text:p>0.8597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18" calcext:value-type="float">
            <text:p>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25" calcext:value-type="float">
            <text:p>0.25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3254" calcext:value-type="float">
            <text:p>0.3254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2259" calcext:value-type="float">
            <text:p>0.22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1" calcext:value-type="float">
            <text:p>1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4" calcext:value-type="float">
            <text:p>0.4</text:p>
          </table:table-cell>
          <table:table-cell office:value-type="float" office:value="0.375" calcext:value-type="float">
            <text:p>0.37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375" calcext:value-type="float">
            <text:p>0.3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8066" calcext:value-type="float">
            <text:p>0.8066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8066" calcext:value-type="float">
            <text:p>0.8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48" calcext:value-type="float">
            <text:p>0.648</text:p>
          </table:table-cell>
          <table:table-cell office:value-type="float" office:value="0.148" calcext:value-type="float">
            <text:p>0.148</text:p>
          </table:table-cell>
          <table:table-cell office:value-type="float" office:value="0.648" calcext:value-type="float">
            <text:p>0.648</text:p>
          </table:table-cell>
          <table:table-cell office:value-type="float" office:value="0.852" calcext:value-type="float">
            <text:p>0.852</text:p>
          </table:table-cell>
          <table:table-cell table:number-columns-repeated="3" office:value-type="float" office:value="0.648" calcext:value-type="float">
            <text:p>0.648</text:p>
          </table:table-cell>
          <table:table-cell table:number-columns-repeated="2" office:value-type="float" office:value="0.7346" calcext:value-type="float">
            <text:p>0.7346</text:p>
          </table:table-cell>
          <table:table-cell office:value-type="float" office:value="0.852" calcext:value-type="float">
            <text:p>0.852</text:p>
          </table:table-cell>
          <table:table-cell office:value-type="float" office:value="0.648" calcext:value-type="float">
            <text:p>0.648</text:p>
          </table:table-cell>
          <table:table-cell office:value-type="float" office:value="0.7346" calcext:value-type="float">
            <text:p>0.73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7721" calcext:value-type="float">
            <text:p>0.7721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6803" calcext:value-type="float">
            <text:p>0.6803</text:p>
          </table:table-cell>
          <table:table-cell table:number-columns-repeated="2" office:value-type="float" office:value="0.5886" calcext:value-type="float">
            <text:p>0.5886</text:p>
          </table:table-cell>
          <table:table-cell table:number-columns-repeated="2" office:value-type="float" office:value="0.6672" calcext:value-type="float">
            <text:p>0.6672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6672" calcext:value-type="float">
            <text:p>0.66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6285" calcext:value-type="float">
            <text:p>0.6285</text:p>
          </table:table-cell>
          <table:table-cell table:number-columns-repeated="2" office:value-type="float" office:value="0.5437" calcext:value-type="float">
            <text:p>0.5437</text:p>
          </table:table-cell>
          <table:table-cell table:number-columns-repeated="2" office:value-type="float" office:value="0.6164" calcext:value-type="float">
            <text:p>0.6164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6164" calcext:value-type="float">
            <text:p>0.616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3183" calcext:value-type="float">
            <text:p>0.3183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5873" calcext:value-type="float">
            <text:p>0.5873</text:p>
          </table:table-cell>
          <table:table-cell table:number-columns-repeated="2" office:value-type="float" office:value="0.5081" calcext:value-type="float">
            <text:p>0.5081</text:p>
          </table:table-cell>
          <table:table-cell table:number-columns-repeated="2" office:value-type="float" office:value="0.576" calcext:value-type="float">
            <text:p>0.576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576" calcext:value-type="float">
            <text:p>0.5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4787" calcext:value-type="float">
            <text:p>0.4787</text:p>
          </table:table-cell>
          <table:table-cell table:number-columns-repeated="2" office:value-type="float" office:value="0.5427" calcext:value-type="float">
            <text:p>0.5427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4787" calcext:value-type="float">
            <text:p>0.4787</text:p>
          </table:table-cell>
          <table:table-cell office:value-type="float" office:value="0.5427" calcext:value-type="float">
            <text:p>0.54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539" calcext:value-type="float">
            <text:p>0.4539</text:p>
          </table:table-cell>
          <table:table-cell table:number-columns-repeated="2" office:value-type="float" office:value="0.5146" calcext:value-type="float">
            <text:p>0.5146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5146" calcext:value-type="float">
            <text:p>0.51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271" calcext:value-type="float">
            <text:p>0.271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5" calcext:value-type="float">
            <text:p>0.5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4325" calcext:value-type="float">
            <text:p>0.4325</text:p>
          </table:table-cell>
          <table:table-cell table:number-columns-repeated="2" office:value-type="float" office:value="0.4903" calcext:value-type="float">
            <text:p>0.490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4903" calcext:value-type="float">
            <text:p>0.49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862" calcext:value-type="float">
            <text:p>0.5862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781" calcext:value-type="float">
            <text:p>0.781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781" calcext:value-type="float">
            <text:p>0.781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4691" calcext:value-type="float">
            <text:p>0.469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4503" calcext:value-type="float">
            <text:p>0.45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5135" calcext:value-type="float">
            <text:p>0.5135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4708" calcext:value-type="float">
            <text:p>0.47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2662" calcext:value-type="float">
            <text:p>0.2662</text:p>
          </table:table-cell>
          <table:table-cell office:value-type="float" office:value="0.4937" calcext:value-type="float">
            <text:p>0.4937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4986" calcext:value-type="float">
            <text:p>0.4986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4954" calcext:value-type="float">
            <text:p>0.4954</text:p>
          </table:table-cell>
          <table:table-cell office:value-type="float" office:value="0.6963" calcext:value-type="float">
            <text:p>0.6963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4543" calcext:value-type="float">
            <text:p>0.45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4314" calcext:value-type="float">
            <text:p>0.4314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6732" calcext:value-type="float">
            <text:p>0.6732</text:p>
          </table:table-cell>
          <table:table-cell office:value-type="float" office:value="0.4314" calcext:value-type="float">
            <text:p>0.4314</text:p>
          </table:table-cell>
          <table:table-cell office:value-type="float" office:value="0.4724" calcext:value-type="float">
            <text:p>0.47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4671" calcext:value-type="float">
            <text:p>0.4671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4576" calcext:value-type="float">
            <text:p>0.45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75" calcext:value-type="float">
            <text:p>0.475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5054" calcext:value-type="float">
            <text:p>0.5054</text:p>
          </table:table-cell>
          <table:table-cell office:value-type="float" office:value="0.4352" calcext:value-type="float">
            <text:p>0.4352</text:p>
          </table:table-cell>
          <table:table-cell office:value-type="float" office:value="0.5034" calcext:value-type="float">
            <text:p>0.5034</text:p>
          </table:table-cell>
          <table:table-cell office:value-type="float" office:value="0.48" calcext:value-type="float">
            <text:p>0.48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4352" calcext:value-type="float">
            <text:p>0.4352</text:p>
          </table:table-cell>
          <table:table-cell office:value-type="float" office:value="0.5034" calcext:value-type="float">
            <text:p>0.50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436" calcext:value-type="float">
            <text:p>0.436</text:p>
          </table:table-cell>
          <table:table-cell office:value-type="float" office:value="0.6748" calcext:value-type="float">
            <text:p>0.6748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4664" calcext:value-type="float">
            <text:p>0.4664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4892" calcext:value-type="float">
            <text:p>0.48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office:value-type="float" office:value="0.5833" calcext:value-type="float">
            <text:p>0.5833</text:p>
          </table:table-cell>
          <table:table-cell table:number-columns-repeated="3" office:value-type="float" office:value="0.6429" calcext:value-type="float">
            <text:p>0.6429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2" office:value-type="float" office:value="0.4796" calcext:value-type="float">
            <text:p>0.4796</text:p>
          </table:table-cell>
          <table:table-cell table:number-columns-repeated="4" office:value-type="float" office:value="0.7602" calcext:value-type="float">
            <text:p>0.7602</text:p>
          </table:table-cell>
          <table:table-cell table:number-columns-repeated="6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6697" calcext:value-type="float">
            <text:p>0.6697</text:p>
          </table:table-cell>
          <table:table-cell table:number-columns-repeated="4" office:value-type="float" office:value="0.7602" calcext:value-type="float">
            <text:p>0.7602</text:p>
          </table:table-cell>
          <table:table-cell table:number-columns-repeated="6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697" calcext:value-type="float">
            <text:p>0.6697</text:p>
          </table:table-cell>
          <table:table-cell table:number-columns-repeated="3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2637" calcext:value-type="float">
            <text:p>0.2637</text:p>
          </table:table-cell>
          <table:table-cell table:number-columns-repeated="2" office:value-type="float" office:value="0.5255" calcext:value-type="float">
            <text:p>0.525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3333" calcext:value-type="float">
            <text:p>0.33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4" calcext:value-type="float">
            <text:p>0.4</text:p>
          </table:table-cell>
          <table:table-cell office:value-type="float" office:value="0.1579" calcext:value-type="float">
            <text:p>0.1579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4" calcext:value-type="float">
            <text:p>0.4</text:p>
          </table:table-cell>
          <table:table-cell office:value-type="float" office:value="0.1579" calcext:value-type="float">
            <text:p>0.1579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4" calcext:value-type="float">
            <text:p>0.4</text:p>
          </table:table-cell>
          <table:table-cell office:value-type="float" office:value="0.1579" calcext:value-type="float">
            <text:p>0.1579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4" calcext:value-type="float">
            <text:p>0.4</text:p>
          </table:table-cell>
          <table:table-cell office:value-type="float" office:value="0.1579" calcext:value-type="float">
            <text:p>0.1579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table:number-columns-repeated="2" office:value-type="float" office:value="0.1765" calcext:value-type="float">
            <text:p>0.17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table:number-columns-repeated="2" office:value-type="float" office:value="0.1765" calcext:value-type="float">
            <text:p>0.17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table:number-columns-repeated="2" office:value-type="float" office:value="0.1765" calcext:value-type="float">
            <text:p>0.17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4796" calcext:value-type="float">
            <text:p>0.4796</text:p>
          </table:table-cell>
          <table:table-cell table:number-columns-repeated="10"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403" calcext:value-type="float">
            <text:p>0.403</text:p>
          </table:table-cell>
          <table:table-cell table:number-columns-repeated="10"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403" calcext:value-type="float">
            <text:p>0.403</text:p>
          </table:table-cell>
          <table:table-cell table:number-columns-repeated="10"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403" calcext:value-type="float">
            <text:p>0.403</text:p>
          </table:table-cell>
          <table:table-cell table:number-columns-repeated="3" office:value-type="float" office:value="0.7623" calcext:value-type="float">
            <text:p>0.7623</text:p>
          </table:table-cell>
          <table:table-cell table:number-columns-repeated="7"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403" calcext:value-type="float">
            <text:p>0.403</text:p>
          </table:table-cell>
          <table:table-cell table:number-columns-repeated="3" office:value-type="float" office:value="0.7623" calcext:value-type="float">
            <text:p>0.7623</text:p>
          </table:table-cell>
          <table:table-cell table:number-columns-repeated="7"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403" calcext:value-type="float">
            <text:p>0.403</text:p>
          </table:table-cell>
          <table:table-cell table:number-columns-repeated="3" office:value-type="float" office:value="0.7623" calcext:value-type="float">
            <text:p>0.7623</text:p>
          </table:table-cell>
          <table:table-cell table:number-columns-repeated="7"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403" calcext:value-type="float">
            <text:p>0.403</text:p>
          </table:table-cell>
          <table:table-cell table:number-columns-repeated="3" office:value-type="float" office:value="0.7623" calcext:value-type="float">
            <text:p>0.7623</text:p>
          </table:table-cell>
          <table:table-cell table:number-columns-repeated="7"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403" calcext:value-type="float">
            <text:p>0.403</text:p>
          </table:table-cell>
          <table:table-cell table:number-columns-repeated="3" office:value-type="float" office:value="0.7623" calcext:value-type="float">
            <text:p>0.7623</text:p>
          </table:table-cell>
          <table:table-cell table:number-columns-repeated="7"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403" calcext:value-type="float">
            <text:p>0.403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403" calcext:value-type="float">
            <text:p>0.403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403" calcext:value-type="float">
            <text:p>0.403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403" calcext:value-type="float">
            <text:p>0.403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403" calcext:value-type="float">
            <text:p>0.403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4829" calcext:value-type="float">
            <text:p>0.4829</text:p>
          </table:table-cell>
          <table:table-cell table:number-columns-repeated="2" office:value-type="float" office:value="0.7623" calcext:value-type="float">
            <text:p>0.7623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4829" calcext:value-type="float">
            <text:p>0.4829</text:p>
          </table:table-cell>
          <table:table-cell table:number-columns-repeated="2" office:value-type="float" office:value="0.7623" calcext:value-type="float">
            <text:p>0.7623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4829" calcext:value-type="float">
            <text:p>0.4829</text:p>
          </table:table-cell>
          <table:table-cell table:number-columns-repeated="2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4829" calcext:value-type="float">
            <text:p>0.4829</text:p>
          </table:table-cell>
          <table:table-cell table:number-columns-repeated="2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5568" calcext:value-type="float">
            <text:p>0.5568</text:p>
          </table:table-cell>
          <table:table-cell table:number-columns-repeated="2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5568" calcext:value-type="float">
            <text:p>0.5568</text:p>
          </table:table-cell>
          <table:table-cell table:number-columns-repeated="2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4267" calcext:value-type="float">
            <text:p>0.4267</text:p>
          </table:table-cell>
          <table:table-cell office:value-type="float" office:value="0.616" calcext:value-type="float">
            <text:p>0.616</text:p>
          </table:table-cell>
          <table:table-cell office:value-type="float" office:value="0.4571" calcext:value-type="float">
            <text:p>0.4571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5365" calcext:value-type="float">
            <text:p>0.53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6667" calcext:value-type="float">
            <text:p>0.666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6667" calcext:value-type="float">
            <text:p>0.666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6667" calcext:value-type="float">
            <text:p>0.666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444" calcext:value-type="float">
            <text:p>0.4444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444" calcext:value-type="float">
            <text:p>0.4444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654" calcext:value-type="float">
            <text:p>0.76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482" calcext:value-type="float">
            <text:p>0.482</text:p>
          </table:table-cell>
          <table:table-cell office:value-type="float" office:value="0.6098" calcext:value-type="float">
            <text:p>0.6098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4453" calcext:value-type="float">
            <text:p>0.4453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422" calcext:value-type="float">
            <text:p>0.64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4453" calcext:value-type="float">
            <text:p>0.4453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534" calcext:value-type="float">
            <text:p>0.534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422" calcext:value-type="float">
            <text:p>0.64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534" calcext:value-type="float">
            <text:p>0.534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422" calcext:value-type="float">
            <text:p>0.64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534" calcext:value-type="float">
            <text:p>0.534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7043" calcext:value-type="float">
            <text:p>0.70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534" calcext:value-type="float">
            <text:p>0.534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7043" calcext:value-type="float">
            <text:p>0.70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478" calcext:value-type="float">
            <text:p>0.6478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7043" calcext:value-type="float">
            <text:p>0.70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478" calcext:value-type="float">
            <text:p>0.6478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7043" calcext:value-type="float">
            <text:p>0.70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7043" calcext:value-type="float">
            <text:p>0.70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756" calcext:value-type="float">
            <text:p>0.7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" calcext:value-type="float">
            <text:p>0.701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6" calcext:value-type="float">
            <text:p>0.7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" calcext:value-type="float">
            <text:p>0.701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6" calcext:value-type="float">
            <text:p>0.7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" calcext:value-type="float">
            <text:p>0.701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6" calcext:value-type="float">
            <text:p>0.7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" calcext:value-type="float">
            <text:p>0.701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6" calcext:value-type="float">
            <text:p>0.7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" calcext:value-type="float">
            <text:p>0.701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6" calcext:value-type="float">
            <text:p>0.7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" calcext:value-type="float">
            <text:p>0.701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6" calcext:value-type="float">
            <text:p>0.7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" calcext:value-type="float">
            <text:p>0.701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6" calcext:value-type="float">
            <text:p>0.7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5909" calcext:value-type="float">
            <text:p>0.590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1818" calcext:value-type="float">
            <text:p>0.181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1818" calcext:value-type="float">
            <text:p>0.181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1818" calcext:value-type="float">
            <text:p>0.181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1818" calcext:value-type="float">
            <text:p>0.181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1818" calcext:value-type="float">
            <text:p>0.181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2333" calcext:value-type="float">
            <text:p>0.233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1" calcext:value-type="float">
            <text:p>0.3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4" calcext:value-type="float">
            <text:p>0.4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4" calcext:value-type="float">
            <text:p>0.4</text:p>
          </table:table-cell>
          <table:table-cell office:value-type="float" office:value="0.29" calcext:value-type="float">
            <text:p>0.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4683" calcext:value-type="float">
            <text:p>0.4683</text:p>
          </table:table-cell>
          <table:table-cell office:value-type="float" office:value="0" calcext:value-type="float">
            <text:p>0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5317" calcext:value-type="float">
            <text:p>0.5317</text:p>
          </table:table-cell>
          <table:table-cell table:number-columns-repeated="3" office:value-type="float" office:value="0.6994" calcext:value-type="float">
            <text:p>0.6994</text:p>
          </table:table-cell>
          <table:table-cell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4202" calcext:value-type="float">
            <text:p>0.4202</text:p>
          </table:table-cell>
          <table:table-cell office:value-type="float" office:value="0" calcext:value-type="float">
            <text:p>0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table:number-columns-repeated="3"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02" calcext:value-type="float">
            <text:p>0.5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02" calcext:value-type="float">
            <text:p>0.5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02" calcext:value-type="float">
            <text:p>0.5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02" calcext:value-type="float">
            <text:p>0.5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02" calcext:value-type="float">
            <text:p>0.5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02" calcext:value-type="float">
            <text:p>0.5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3889" calcext:value-type="float">
            <text:p>0.3889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5" calcext:value-type="float">
            <text:p>0.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" calcext:value-type="float">
            <text:p>0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table:number-columns-repeated="3" office:value-type="float" office:value="0.4796" calcext:value-type="float">
            <text:p>0.4796</text:p>
          </table:table-cell>
          <table:table-cell office:value-type="float" office:value="0.7602" calcext:value-type="float">
            <text:p>0.7602</text:p>
          </table:table-cell>
          <table:table-cell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5209" calcext:value-type="float">
            <text:p>0.5209</text:p>
          </table:table-cell>
          <table:table-cell table:number-columns-repeated="3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" calcext:value-type="float">
            <text:p>0</text:p>
          </table:table-cell>
          <table:table-cell office:value-type="float" office:value="0.6388" calcext:value-type="float">
            <text:p>0.6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88" calcext:value-type="float">
            <text:p>0.6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5209" calcext:value-type="float">
            <text:p>0.5209</text:p>
          </table:table-cell>
          <table:table-cell table:number-columns-repeated="3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0891" calcext:value-type="float">
            <text:p>0.0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54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54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54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54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54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54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3258" calcext:value-type="float">
            <text:p>0.3258</text:p>
          </table:table-cell>
          <table:table-cell office:value-type="float" office:value="0" calcext:value-type="float">
            <text:p>0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318" calcext:value-type="float">
            <text:p>0.318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3258" calcext:value-type="float">
            <text:p>0.3258</text:p>
          </table:table-cell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318" calcext:value-type="float">
            <text:p>0.318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3258" calcext:value-type="float">
            <text:p>0.3258</text:p>
          </table:table-cell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office:value-type="float" office:value="0.7763" calcext:value-type="float">
            <text:p>0.7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2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2865" calcext:value-type="float">
            <text:p>0.2865</text:p>
          </table:table-cell>
          <table:table-cell table:number-columns-repeated="2" office:value-type="float" office:value="0.4107" calcext:value-type="float">
            <text:p>0.4107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274" calcext:value-type="float">
            <text:p>0.3274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3274" calcext:value-type="float">
            <text:p>0.32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.2105" calcext:value-type="float">
            <text:p>0.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.2105" calcext:value-type="float">
            <text:p>0.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4615" calcext:value-type="float">
            <text:p>0.461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4615" calcext:value-type="float">
            <text:p>0.461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4118" calcext:value-type="float">
            <text:p>0.411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1" calcext:value-type="float">
            <text:p>1</text:p>
          </table:table-cell>
          <table:table-cell office:value-type="float" office:value="0.7039" calcext:value-type="float">
            <text:p>0.70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61" calcext:value-type="float">
            <text:p>0.2961</text:p>
          </table:table-cell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5856" calcext:value-type="float">
            <text:p>0.5856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6367" calcext:value-type="float">
            <text:p>0.6367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6367" calcext:value-type="float">
            <text:p>0.63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5087" calcext:value-type="float">
            <text:p>0.5087</text:p>
          </table:table-cell>
          <table:table-cell table:number-columns-repeated="3" office:value-type="float" office:value="0.7227" calcext:value-type="float">
            <text:p>0.7227</text:p>
          </table:table-cell>
          <table:table-cell office:value-type="float" office:value="0.214" calcext:value-type="float">
            <text:p>0.214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5531" calcext:value-type="float">
            <text:p>0.5531</text:p>
          </table:table-cell>
          <table:table-cell table:number-columns-repeated="3" office:value-type="float" office:value="0.7227" calcext:value-type="float">
            <text:p>0.7227</text:p>
          </table:table-cell>
          <table:table-cell office:value-type="float" office:value="0.5531" calcext:value-type="float">
            <text:p>0.55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4798" calcext:value-type="float">
            <text:p>0.4798</text:p>
          </table:table-cell>
          <table:table-cell table:number-columns-repeated="3" office:value-type="float" office:value="0.6816" calcext:value-type="float">
            <text:p>0.6816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5216" calcext:value-type="float">
            <text:p>0.5216</text:p>
          </table:table-cell>
          <table:table-cell table:number-columns-repeated="3" office:value-type="float" office:value="0.6816" calcext:value-type="float">
            <text:p>0.6816</text:p>
          </table:table-cell>
          <table:table-cell office:value-type="float" office:value="0.5216" calcext:value-type="float">
            <text:p>0.52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4555" calcext:value-type="float">
            <text:p>0.4555</text:p>
          </table:table-cell>
          <table:table-cell table:number-columns-repeated="3" office:value-type="float" office:value="0.6471" calcext:value-type="float">
            <text:p>0.6471</text:p>
          </table:table-cell>
          <table:table-cell office:value-type="float" office:value="0.1916" calcext:value-type="float">
            <text:p>0.1916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4952" calcext:value-type="float">
            <text:p>0.4952</text:p>
          </table:table-cell>
          <table:table-cell table:number-columns-repeated="3" office:value-type="float" office:value="0.6471" calcext:value-type="float">
            <text:p>0.6471</text:p>
          </table:table-cell>
          <table:table-cell office:value-type="float" office:value="0.4952" calcext:value-type="float">
            <text:p>0.49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5261" calcext:value-type="float">
            <text:p>0.5261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4726" calcext:value-type="float">
            <text:p>0.4726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4726" calcext:value-type="float">
            <text:p>0.472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047" calcext:value-type="float">
            <text:p>0.7047</text:p>
          </table:table-cell>
          <table:table-cell office:value-type="float" office:value="0.5261" calcext:value-type="float">
            <text:p>0.5261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047" calcext:value-type="float">
            <text:p>0.7047</text:p>
          </table:table-cell>
          <table:table-cell office:value-type="float" office:value="0.5261" calcext:value-type="float">
            <text:p>0.5261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855" calcext:value-type="float">
            <text:p>0.7855</text:p>
          </table:table-cell>
          <table:table-cell office:value-type="float" office:value="0.5261" calcext:value-type="float">
            <text:p>0.5261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855" calcext:value-type="float">
            <text:p>0.7855</text:p>
          </table:table-cell>
          <table:table-cell office:value-type="float" office:value="0.5261" calcext:value-type="float">
            <text:p>0.5261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5261" calcext:value-type="float">
            <text:p>0.5261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5261" calcext:value-type="float">
            <text:p>0.5261</text:p>
          </table:table-cell>
          <table:table-cell table:number-columns-repeated="2" office:value-type="float" office:value="0.6917" calcext:value-type="float">
            <text:p>0.6917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5261" calcext:value-type="float">
            <text:p>0.5261</text:p>
          </table:table-cell>
          <table:table-cell table:number-columns-repeated="2" office:value-type="float" office:value="0.6917" calcext:value-type="float">
            <text:p>0.6917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5615" calcext:value-type="float">
            <text:p>0.5615</text:p>
          </table:table-cell>
          <table:table-cell table:number-columns-repeated="2" office:value-type="float" office:value="0.6917" calcext:value-type="float">
            <text:p>0.6917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5615" calcext:value-type="float">
            <text:p>0.5615</text:p>
          </table:table-cell>
          <table:table-cell table:number-columns-repeated="2" office:value-type="float" office:value="0.6917" calcext:value-type="float">
            <text:p>0.6917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5615" calcext:value-type="float">
            <text:p>0.5615</text:p>
          </table:table-cell>
          <table:table-cell table:number-columns-repeated="2" office:value-type="float" office:value="0.6917" calcext:value-type="float">
            <text:p>0.6917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5615" calcext:value-type="float">
            <text:p>0.5615</text:p>
          </table:table-cell>
          <table:table-cell table:number-columns-repeated="2" office:value-type="float" office:value="0.6917" calcext:value-type="float">
            <text:p>0.6917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5615" calcext:value-type="float">
            <text:p>0.5615</text:p>
          </table:table-cell>
          <table:table-cell table:number-columns-repeated="2" office:value-type="float" office:value="0.6917" calcext:value-type="float">
            <text:p>0.6917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table:number-columns-repeated="3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224" calcext:value-type="float">
            <text:p>0.224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4184" calcext:value-type="float">
            <text:p>0.4184</text:p>
          </table:table-cell>
          <table:table-cell table:number-columns-repeated="2" office:value-type="float" office:value="0.377" calcext:value-type="float">
            <text:p>0.377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4104" calcext:value-type="float">
            <text:p>0.41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" calcext:value-type="float">
            <text:p>0.6</text:p>
          </table:table-cell>
          <table:table-cell office:value-type="float" office:value="0.4444" calcext:value-type="float">
            <text:p>0.444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" calcext:value-type="float">
            <text:p>0.6</text:p>
          </table:table-cell>
          <table:table-cell office:value-type="float" office:value="0.4444" calcext:value-type="float">
            <text:p>0.444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" calcext:value-type="float">
            <text:p>0.6</text:p>
          </table:table-cell>
          <table:table-cell office:value-type="float" office:value="0.4444" calcext:value-type="float">
            <text:p>0.4444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4444" calcext:value-type="float">
            <text:p>0.44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" calcext:value-type="float">
            <text:p>0.6</text:p>
          </table:table-cell>
          <table:table-cell office:value-type="float" office:value="0.4444" calcext:value-type="float">
            <text:p>0.4444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4444" calcext:value-type="float">
            <text:p>0.44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" calcext:value-type="float">
            <text:p>0.6</text:p>
          </table:table-cell>
          <table:table-cell office:value-type="float" office:value="0.4444" calcext:value-type="float">
            <text:p>0.4444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4444" calcext:value-type="float">
            <text:p>0.44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222" calcext:value-type="float">
            <text:p>0.2222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4444" calcext:value-type="float">
            <text:p>0.44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" calcext:value-type="float">
            <text:p>0</text:p>
          </table:table-cell>
          <table:table-cell office:value-type="float" office:value="0.2632" calcext:value-type="float">
            <text:p>0.26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" calcext:value-type="float">
            <text:p>0</text:p>
          </table:table-cell>
          <table:table-cell office:value-type="float" office:value="0.2632" calcext:value-type="float">
            <text:p>0.26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0.6131" calcext:value-type="float">
            <text:p>0.61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2658" calcext:value-type="float">
            <text:p>0.265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317" calcext:value-type="float">
            <text:p>0.5317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5317" calcext:value-type="float">
            <text:p>0.5317</text:p>
          </table:table-cell>
          <table:table-cell table:number-columns-repeated="3" office:value-type="float" office:value="0.6646" calcext:value-type="float">
            <text:p>0.6646</text:p>
          </table:table-cell>
          <table:table-cell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798" calcext:value-type="float">
            <text:p>0.57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699" calcext:value-type="float">
            <text:p>0.699</text:p>
          </table:table-cell>
          <table:table-cell office:value-type="float" office:value="0.477" calcext:value-type="float">
            <text:p>0.477</text:p>
          </table:table-cell>
          <table:table-cell table:number-columns-repeated="3" office:value-type="float" office:value="0.699" calcext:value-type="float">
            <text:p>0.699</text:p>
          </table:table-cell>
          <table:table-cell office:value-type="float" office:value="0.477" calcext:value-type="float">
            <text:p>0.4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0845" calcext:value-type="float">
            <text:p>0.0845</text:p>
          </table:table-cell>
          <table:table-cell table:number-columns-repeated="3" office:value-type="float" office:value="0.6153" calcext:value-type="float">
            <text:p>0.6153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64" calcext:value-type="float">
            <text:p>0.64</text:p>
          </table:table-cell>
          <table:table-cell office:value-type="float" office:value="0.4367" calcext:value-type="float">
            <text:p>0.4367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0.4367" calcext:value-type="float">
            <text:p>0.43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0784" calcext:value-type="float">
            <text:p>0.0784</text:p>
          </table:table-cell>
          <table:table-cell table:number-columns-repeated="3" office:value-type="float" office:value="0.5709" calcext:value-type="float">
            <text:p>0.5709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4774" calcext:value-type="float">
            <text:p>0.4774</text:p>
          </table:table-cell>
          <table:table-cell table:number-columns-repeated="3" office:value-type="float" office:value="0.5938" calcext:value-type="float">
            <text:p>0.5938</text:p>
          </table:table-cell>
          <table:table-cell office:value-type="float" office:value="0.4774" calcext:value-type="float">
            <text:p>0.47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1999" calcext:value-type="float">
            <text:p>0.1999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5105" calcext:value-type="float">
            <text:p>0.5105</text:p>
          </table:table-cell>
          <table:table-cell table:number-columns-repeated="3" office:value-type="float" office:value="0.5562" calcext:value-type="float">
            <text:p>0.5562</text:p>
          </table:table-cell>
          <table:table-cell office:value-type="float" office:value="0.5105" calcext:value-type="float">
            <text:p>0.51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2598" calcext:value-type="float">
            <text:p>0.2598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table:number-columns-repeated="3" office:value-type="float" office:value="0.5562" calcext:value-type="float">
            <text:p>0.5562</text:p>
          </table:table-cell>
          <table:table-cell office:value-type="float" office:value="0.5105" calcext:value-type="float">
            <text:p>0.51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7" calcext:value-type="float">
            <text:p>0.317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table:number-columns-repeated="3" office:value-type="float" office:value="0.5562" calcext:value-type="float">
            <text:p>0.5562</text:p>
          </table:table-cell>
          <table:table-cell office:value-type="float" office:value="0.5676" calcext:value-type="float">
            <text:p>0.56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7" calcext:value-type="float">
            <text:p>0.317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table:number-columns-repeated="3" office:value-type="float" office:value="0.5562" calcext:value-type="float">
            <text:p>0.5562</text:p>
          </table:table-cell>
          <table:table-cell office:value-type="float" office:value="0.5676" calcext:value-type="float">
            <text:p>0.56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7" calcext:value-type="float">
            <text:p>0.317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table:number-columns-repeated="3" office:value-type="float" office:value="0.5562" calcext:value-type="float">
            <text:p>0.5562</text:p>
          </table:table-cell>
          <table:table-cell office:value-type="float" office:value="0.5676" calcext:value-type="float">
            <text:p>0.56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7" calcext:value-type="float">
            <text:p>0.317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table:number-columns-repeated="3" office:value-type="float" office:value="0.5562" calcext:value-type="float">
            <text:p>0.5562</text:p>
          </table:table-cell>
          <table:table-cell office:value-type="float" office:value="0.5676" calcext:value-type="float">
            <text:p>0.56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7" calcext:value-type="float">
            <text:p>0.317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table:number-columns-repeated="3" office:value-type="float" office:value="0.5562" calcext:value-type="float">
            <text:p>0.5562</text:p>
          </table:table-cell>
          <table:table-cell office:value-type="float" office:value="0.5676" calcext:value-type="float">
            <text:p>0.56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7" calcext:value-type="float">
            <text:p>0.317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table:number-columns-repeated="3" office:value-type="float" office:value="0.5562" calcext:value-type="float">
            <text:p>0.5562</text:p>
          </table:table-cell>
          <table:table-cell office:value-type="float" office:value="0.5676" calcext:value-type="float">
            <text:p>0.56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7" calcext:value-type="float">
            <text:p>0.317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178" calcext:value-type="float">
            <text:p>0.6178</text:p>
          </table:table-cell>
          <table:table-cell table:number-columns-repeated="3" office:value-type="float" office:value="0.5562" calcext:value-type="float">
            <text:p>0.5562</text:p>
          </table:table-cell>
          <table:table-cell office:value-type="float" office:value="0.615" calcext:value-type="float">
            <text:p>0.61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7" calcext:value-type="float">
            <text:p>0.317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178" calcext:value-type="float">
            <text:p>0.6178</text:p>
          </table:table-cell>
          <table:table-cell table:number-columns-repeated="3" office:value-type="float" office:value="0.5562" calcext:value-type="float">
            <text:p>0.5562</text:p>
          </table:table-cell>
          <table:table-cell office:value-type="float" office:value="0.615" calcext:value-type="float">
            <text:p>0.61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7" calcext:value-type="float">
            <text:p>0.317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178" calcext:value-type="float">
            <text:p>0.6178</text:p>
          </table:table-cell>
          <table:table-cell table:number-columns-repeated="3" office:value-type="float" office:value="0.5562" calcext:value-type="float">
            <text:p>0.5562</text:p>
          </table:table-cell>
          <table:table-cell office:value-type="float" office:value="0.615" calcext:value-type="float">
            <text:p>0.61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7" calcext:value-type="float">
            <text:p>0.317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625" calcext:value-type="float">
            <text:p>0.6625</text:p>
          </table:table-cell>
          <table:table-cell table:number-columns-repeated="2" office:value-type="float" office:value="0.6009" calcext:value-type="float">
            <text:p>0.6009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597" calcext:value-type="float">
            <text:p>0.65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4048" calcext:value-type="float">
            <text:p>0.4048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25" calcext:value-type="float">
            <text:p>0.6625</text:p>
          </table:table-cell>
          <table:table-cell table:number-columns-repeated="2" office:value-type="float" office:value="0.6009" calcext:value-type="float">
            <text:p>0.6009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597" calcext:value-type="float">
            <text:p>0.65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5" calcext:value-type="float">
            <text:p>0.345</text:p>
          </table:table-cell>
          <table:table-cell office:value-type="float" office:value="0.4048" calcext:value-type="float">
            <text:p>0.4048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25" calcext:value-type="float">
            <text:p>0.6625</text:p>
          </table:table-cell>
          <table:table-cell table:number-columns-repeated="2" office:value-type="float" office:value="0.6009" calcext:value-type="float">
            <text:p>0.6009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597" calcext:value-type="float">
            <text:p>0.65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21" calcext:value-type="float">
            <text:p>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1429" calcext:value-type="float">
            <text:p>0.1429</text:p>
          </table:table-cell>
          <table:table-cell office:value-type="float" office:value="0" calcext:value-type="float">
            <text:p>0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29" calcext:value-type="float">
            <text:p>0.142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556" calcext:value-type="float">
            <text:p>0.555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5" calcext:value-type="float">
            <text:p>0.3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8319" calcext:value-type="float">
            <text:p>0.8319</text:p>
          </table:table-cell>
          <table:table-cell office:value-type="float" office:value="0" calcext:value-type="float">
            <text:p>0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7227" calcext:value-type="float">
            <text:p>0.72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" calcext:value-type="float">
            <text:p>0</text:p>
          </table:table-cell>
          <table:table-cell office:value-type="float" office:value="0.7227" calcext:value-type="float">
            <text:p>0.7227</text:p>
          </table:table-cell>
          <table:table-cell office:value-type="float" office:value="0" calcext:value-type="float">
            <text:p>0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7227" calcext:value-type="float">
            <text:p>0.722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6448" calcext:value-type="float">
            <text:p>0.64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" calcext:value-type="float">
            <text:p>0</text:p>
          </table:table-cell>
          <table:table-cell office:value-type="float" office:value="0.6448" calcext:value-type="float">
            <text:p>0.6448</text:p>
          </table:table-cell>
          <table:table-cell office:value-type="float" office:value="0" calcext:value-type="float">
            <text:p>0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448" calcext:value-type="float">
            <text:p>0.644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857" calcext:value-type="float">
            <text:p>0.5857</text:p>
          </table:table-cell>
          <table:table-cell office:value-type="float" office:value="0" calcext:value-type="float">
            <text:p>0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249" calcext:value-type="float">
            <text:p>0.5249</text:p>
          </table:table-cell>
          <table:table-cell office:value-type="float" office:value="0" calcext:value-type="float">
            <text:p>0</text:p>
          </table:table-cell>
          <table:table-cell office:value-type="float" office:value="0.5857" calcext:value-type="float">
            <text:p>0.5857</text:p>
          </table:table-cell>
          <table:table-cell office:value-type="float" office:value="0" calcext:value-type="float">
            <text:p>0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5857" calcext:value-type="float">
            <text:p>0.58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  <table:table-cell office:value-type="float" office:value="0.4171" calcext:value-type="float">
            <text:p>0.4171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831" calcext:value-type="float">
            <text:p>0.4831</text:p>
          </table:table-cell>
          <table:table-cell office:value-type="float" office:value="0" calcext:value-type="float">
            <text:p>0</text:p>
          </table:table-cell>
          <table:table-cell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009" calcext:value-type="float">
            <text:p>0.5009</text:p>
          </table:table-cell>
          <table:table-cell office:value-type="float" office:value="0" calcext:value-type="float">
            <text:p>0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35" calcext:value-type="float">
            <text:p>0.235</text:p>
          </table:table-cell>
          <table:table-cell office:value-type="float" office:value="0.4843" calcext:value-type="float">
            <text:p>0.4843</text:p>
          </table:table-cell>
          <table:table-cell office:value-type="float" office:value="0" calcext:value-type="float">
            <text:p>0</text:p>
          </table:table-cell>
          <table:table-cell office:value-type="float" office:value="0.5009" calcext:value-type="float">
            <text:p>0.5009</text:p>
          </table:table-cell>
          <table:table-cell office:value-type="float" office:value="0" calcext:value-type="float">
            <text:p>0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5009" calcext:value-type="float">
            <text:p>0.500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326" calcext:value-type="float">
            <text:p>0.5326</text:p>
          </table:table-cell>
          <table:table-cell office:value-type="float" office:value="0" calcext:value-type="float">
            <text:p>0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534" calcext:value-type="float">
            <text:p>0.4534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018" calcext:value-type="float">
            <text:p>0.5018</text:p>
          </table:table-cell>
          <table:table-cell office:value-type="float" office:value="0" calcext:value-type="float">
            <text:p>0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4272" calcext:value-type="float">
            <text:p>0.4272</text:p>
          </table:table-cell>
          <table:table-cell office:value-type="float" office:value="0" calcext:value-type="float">
            <text:p>0</text:p>
          </table:table-cell>
          <table:table-cell office:value-type="float" office:value="0.4419" calcext:value-type="float">
            <text:p>0.4419</text:p>
          </table:table-cell>
          <table:table-cell office:value-type="float" office:value="0" calcext:value-type="float">
            <text:p>0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4419" calcext:value-type="float">
            <text:p>0.44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" calcext:value-type="float">
            <text:p>0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156" calcext:value-type="float">
            <text:p>0.4156</text:p>
          </table:table-cell>
          <table:table-cell office:value-type="float" office:value="0" calcext:value-type="float">
            <text:p>0</text:p>
          </table:table-cell>
          <table:table-cell office:value-type="float" office:value="0.4298" calcext:value-type="float">
            <text:p>0.4298</text:p>
          </table:table-cell>
          <table:table-cell office:value-type="float" office:value="0" calcext:value-type="float">
            <text:p>0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158" calcext:value-type="float">
            <text:p>0.4158</text:p>
          </table:table-cell>
          <table:table-cell office:value-type="float" office:value="0.4298" calcext:value-type="float">
            <text:p>0.429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013" calcext:value-type="float">
            <text:p>0.5013</text:p>
          </table:table-cell>
          <table:table-cell office:value-type="float" office:value="0" calcext:value-type="float">
            <text:p>0</text:p>
          </table:table-cell>
          <table:table-cell office:value-type="float" office:value="0.382" calcext:value-type="float">
            <text:p>0.382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4187" calcext:value-type="float">
            <text:p>0.4187</text:p>
          </table:table-cell>
          <table:table-cell office:value-type="float" office:value="0" calcext:value-type="float">
            <text:p>0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4187" calcext:value-type="float">
            <text:p>0.418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3726" calcext:value-type="float">
            <text:p>0.3726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4085" calcext:value-type="float">
            <text:p>0.4085</text:p>
          </table:table-cell>
          <table:table-cell office:value-type="float" office:value="0" calcext:value-type="float">
            <text:p>0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3952" calcext:value-type="float">
            <text:p>0.3952</text:p>
          </table:table-cell>
          <table:table-cell office:value-type="float" office:value="0.4085" calcext:value-type="float">
            <text:p>0.408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016" calcext:value-type="float">
            <text:p>0.5016</text:p>
          </table:table-cell>
          <table:table-cell office:value-type="float" office:value="0.024" calcext:value-type="float">
            <text:p>0.024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3374" calcext:value-type="float">
            <text:p>0.3374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3989" calcext:value-type="float">
            <text:p>0.3989</text:p>
          </table:table-cell>
          <table:table-cell office:value-type="float" office:value="0" calcext:value-type="float">
            <text:p>0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3859" calcext:value-type="float">
            <text:p>0.3859</text:p>
          </table:table-cell>
          <table:table-cell office:value-type="float" office:value="0.3989" calcext:value-type="float">
            <text:p>0.398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3999" calcext:value-type="float">
            <text:p>0.3999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3773" calcext:value-type="float">
            <text:p>0.3773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3816" calcext:value-type="float">
            <text:p>0.3816</text:p>
          </table:table-cell>
          <table:table-cell office:value-type="float" office:value="0" calcext:value-type="float">
            <text:p>0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3816" calcext:value-type="float">
            <text:p>0.38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699" calcext:value-type="float">
            <text:p>0.4699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3628" calcext:value-type="float">
            <text:p>0.3628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3737" calcext:value-type="float">
            <text:p>0.3737</text:p>
          </table:table-cell>
          <table:table-cell office:value-type="float" office:value="0" calcext:value-type="float">
            <text:p>0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3737" calcext:value-type="float">
            <text:p>0.373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606" calcext:value-type="float">
            <text:p>0.4606</text:p>
          </table:table-cell>
          <table:table-cell office:value-type="float" office:value="0.022" calcext:value-type="float">
            <text:p>0.022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098" calcext:value-type="float">
            <text:p>0.3098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044" calcext:value-type="float">
            <text:p>0.044</text:p>
          </table:table-cell>
          <table:table-cell office:value-type="float" office:value="0.3663" calcext:value-type="float">
            <text:p>0.3663</text:p>
          </table:table-cell>
          <table:table-cell office:value-type="float" office:value="0" calcext:value-type="float">
            <text:p>0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3663" calcext:value-type="float">
            <text:p>0.366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09" calcext:value-type="float">
            <text:p>0.4709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3593" calcext:value-type="float">
            <text:p>0.3593</text:p>
          </table:table-cell>
          <table:table-cell office:value-type="float" office:value="0" calcext:value-type="float">
            <text:p>0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3593" calcext:value-type="float">
            <text:p>0.35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345" calcext:value-type="float">
            <text:p>0.3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89" calcext:value-type="float">
            <text:p>0.6389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083" calcext:value-type="float">
            <text:p>0.208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222" calcext:value-type="float">
            <text:p>0.222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  <table:table-cell table:number-columns-repeated="3"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table:number-columns-repeated="3"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table:number-columns-repeated="3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table:number-columns-repeated="3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562" calcext:value-type="float">
            <text:p>0.5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562" calcext:value-type="float">
            <text:p>0.5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562" calcext:value-type="float">
            <text:p>0.5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3" calcext:value-type="float">
            <text:p>0.6993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562" calcext:value-type="float">
            <text:p>0.5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3" calcext:value-type="float">
            <text:p>0.6993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3" calcext:value-type="float">
            <text:p>0.6993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3" calcext:value-type="float">
            <text:p>0.6993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3" calcext:value-type="float">
            <text:p>0.6993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3" calcext:value-type="float">
            <text:p>0.6993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3" calcext:value-type="float">
            <text:p>0.6993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3" calcext:value-type="float">
            <text:p>0.6993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3" calcext:value-type="float">
            <text:p>0.6993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16" calcext:value-type="float">
            <text:p>0.8116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758" calcext:value-type="float">
            <text:p>0.67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16" calcext:value-type="float">
            <text:p>0.8116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758" calcext:value-type="float">
            <text:p>0.67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16" calcext:value-type="float">
            <text:p>0.8116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0252" calcext:value-type="float">
            <text:p>0.0252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075" calcext:value-type="float">
            <text:p>0.075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0703" calcext:value-type="float">
            <text:p>0.0703</text:p>
          </table:table-cell>
          <table:table-cell table:number-columns-repeated="2" office:value-type="float" office:value="0.3432" calcext:value-type="float">
            <text:p>0.3432</text:p>
          </table:table-cell>
          <table:table-cell office:value-type="float" office:value="0.3726" calcext:value-type="float">
            <text:p>0.3726</text:p>
          </table:table-cell>
          <table:table-cell office:value-type="float" office:value="0.0703" calcext:value-type="float">
            <text:p>0.07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571" calcext:value-type="float">
            <text:p>0.85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64" calcext:value-type="float">
            <text:p>0.6364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54" calcext:value-type="float">
            <text:p>0.6154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table:number-columns-repeated="3"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4791" calcext:value-type="float">
            <text:p>0.479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3194" calcext:value-type="float">
            <text:p>0.3194</text:p>
          </table:table-cell>
          <table:table-cell table:number-columns-repeated="2" office:value-type="float" office:value="0.4791" calcext:value-type="float">
            <text:p>0.4791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3194" calcext:value-type="float">
            <text:p>0.31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1209" calcext:value-type="float">
            <text:p>0.1209</text:p>
          </table:table-cell>
          <table:table-cell table:number-columns-repeated="4" office:value-type="float" office:value="0.2808" calcext:value-type="float">
            <text:p>0.2808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2808" calcext:value-type="float">
            <text:p>0.2808</text:p>
          </table:table-cell>
          <table:table-cell table:number-columns-repeated="2" office:value-type="float" office:value="0.5421" calcext:value-type="float">
            <text:p>0.542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2808" calcext:value-type="float">
            <text:p>0.28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1091" calcext:value-type="float">
            <text:p>0.1091</text:p>
          </table:table-cell>
          <table:table-cell table:number-columns-repeated="4" office:value-type="float" office:value="0.2533" calcext:value-type="float">
            <text:p>0.2533</text:p>
          </table:table-cell>
          <table:table-cell office:value-type="float" office:value="0.511" calcext:value-type="float">
            <text:p>0.511</text:p>
          </table:table-cell>
          <table:table-cell office:value-type="float" office:value="0.2533" calcext:value-type="float">
            <text:p>0.2533</text:p>
          </table:table-cell>
          <table:table-cell table:number-columns-repeated="2" office:value-type="float" office:value="0.489" calcext:value-type="float">
            <text:p>0.489</text:p>
          </table:table-cell>
          <table:table-cell office:value-type="float" office:value="0.5221" calcext:value-type="float">
            <text:p>0.5221</text:p>
          </table:table-cell>
          <table:table-cell office:value-type="float" office:value="0.2533" calcext:value-type="float">
            <text:p>0.25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2323" calcext:value-type="float">
            <text:p>0.2323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2323" calcext:value-type="float">
            <text:p>0.2323</text:p>
          </table:table-cell>
          <table:table-cell table:number-columns-repeated="2" office:value-type="float" office:value="0.5313" calcext:value-type="float">
            <text:p>0.5313</text:p>
          </table:table-cell>
          <table:table-cell office:value-type="float" office:value="0.5617" calcext:value-type="float">
            <text:p>0.5617</text:p>
          </table:table-cell>
          <table:table-cell office:value-type="float" office:value="0.2323" calcext:value-type="float">
            <text:p>0.23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156" calcext:value-type="float">
            <text:p>0.2156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2156" calcext:value-type="float">
            <text:p>0.2156</text:p>
          </table:table-cell>
          <table:table-cell table:number-columns-repeated="2" office:value-type="float" office:value="0.4931" calcext:value-type="float">
            <text:p>0.4931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2156" calcext:value-type="float">
            <text:p>0.21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0869" calcext:value-type="float">
            <text:p>0.0869</text:p>
          </table:table-cell>
          <table:table-cell table:number-columns-repeated="2" office:value-type="float" office:value="0.2656" calcext:value-type="float">
            <text:p>0.2656</text:p>
          </table:table-cell>
          <table:table-cell table:number-columns-repeated="2" office:value-type="float" office:value="0.2019" calcext:value-type="float">
            <text:p>0.2019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2019" calcext:value-type="float">
            <text:p>0.2019</text:p>
          </table:table-cell>
          <table:table-cell table:number-columns-repeated="2" office:value-type="float" office:value="0.4617" calcext:value-type="float">
            <text:p>0.4617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2019" calcext:value-type="float">
            <text:p>0.20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2504" calcext:value-type="float">
            <text:p>0.2504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1903" calcext:value-type="float">
            <text:p>0.1903</text:p>
          </table:table-cell>
          <table:table-cell table:number-columns-repeated="2" office:value-type="float" office:value="0.4925" calcext:value-type="float">
            <text:p>0.4925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1903" calcext:value-type="float">
            <text:p>0.19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0777" calcext:value-type="float">
            <text:p>0.0777</text:p>
          </table:table-cell>
          <table:table-cell table:number-columns-repeated="2" office:value-type="float" office:value="0.2373" calcext:value-type="float">
            <text:p>0.2373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1804" calcext:value-type="float">
            <text:p>0.1804</text:p>
          </table:table-cell>
          <table:table-cell table:number-columns-repeated="2" office:value-type="float" office:value="0.519" calcext:value-type="float">
            <text:p>0.519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1804" calcext:value-type="float">
            <text:p>0.18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644" calcext:value-type="float">
            <text:p>0.5644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.2259" calcext:value-type="float">
            <text:p>0.2259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1717" calcext:value-type="float">
            <text:p>0.1717</text:p>
          </table:table-cell>
          <table:table-cell table:number-columns-repeated="2" office:value-type="float" office:value="0.542" calcext:value-type="float">
            <text:p>0.542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1717" calcext:value-type="float">
            <text:p>0.17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0707" calcext:value-type="float">
            <text:p>0.0707</text:p>
          </table:table-cell>
          <table:table-cell table:number-columns-repeated="2" office:value-type="float" office:value="0.2159" calcext:value-type="float">
            <text:p>0.2159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1641" calcext:value-type="float">
            <text:p>0.1641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1641" calcext:value-type="float">
            <text:p>0.164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1091" calcext:value-type="float">
            <text:p>0.1091</text:p>
          </table:table-cell>
          <table:table-cell table:number-columns-repeated="2" office:value-type="float" office:value="0.2483" calcext:value-type="float">
            <text:p>0.2483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1573" calcext:value-type="float">
            <text:p>0.1573</text:p>
          </table:table-cell>
          <table:table-cell table:number-columns-repeated="2" office:value-type="float" office:value="0.5379" calcext:value-type="float">
            <text:p>0.5379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1573" calcext:value-type="float">
            <text:p>0.157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1049" calcext:value-type="float">
            <text:p>0.1049</text:p>
          </table:table-cell>
          <table:table-cell table:number-columns-repeated="2" office:value-type="float" office:value="0.2387" calcext:value-type="float">
            <text:p>0.2387</text:p>
          </table:table-cell>
          <table:table-cell office:value-type="float" office:value="0.239" calcext:value-type="float">
            <text:p>0.239</text:p>
          </table:table-cell>
          <table:table-cell office:value-type="float" office:value="0.195" calcext:value-type="float">
            <text:p>0.195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1513" calcext:value-type="float">
            <text:p>0.1513</text:p>
          </table:table-cell>
          <table:table-cell table:number-columns-repeated="2" office:value-type="float" office:value="0.5171" calcext:value-type="float">
            <text:p>0.5171</text:p>
          </table:table-cell>
          <table:table-cell office:value-type="float" office:value="0.506" calcext:value-type="float">
            <text:p>0.506</text:p>
          </table:table-cell>
          <table:table-cell office:value-type="float" office:value="0.1513" calcext:value-type="float">
            <text:p>0.15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1457" calcext:value-type="float">
            <text:p>0.1457</text:p>
          </table:table-cell>
          <table:table-cell table:number-columns-repeated="2" office:value-type="float" office:value="0.4982" calcext:value-type="float">
            <text:p>0.4982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1457" calcext:value-type="float">
            <text:p>0.14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005" calcext:value-type="float">
            <text:p>0.5005</text:p>
          </table:table-cell>
          <table:table-cell office:value-type="float" office:value="0.0976" calcext:value-type="float">
            <text:p>0.0976</text:p>
          </table:table-cell>
          <table:table-cell table:number-columns-repeated="2" office:value-type="float" office:value="0.2221" calcext:value-type="float">
            <text:p>0.2221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1752" calcext:value-type="float">
            <text:p>0.1752</text:p>
          </table:table-cell>
          <table:table-cell table:number-columns-repeated="2" office:value-type="float" office:value="0.4811" calcext:value-type="float">
            <text:p>0.4811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1752" calcext:value-type="float">
            <text:p>0.17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005" calcext:value-type="float">
            <text:p>0.5005</text:p>
          </table:table-cell>
          <table:table-cell office:value-type="float" office:value="0.0976" calcext:value-type="float">
            <text:p>0.0976</text:p>
          </table:table-cell>
          <table:table-cell table:number-columns-repeated="2" office:value-type="float" office:value="0.2221" calcext:value-type="float">
            <text:p>0.2221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table:number-columns-repeated="2" office:value-type="float" office:value="0.4811" calcext:value-type="float">
            <text:p>0.4811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1752" calcext:value-type="float">
            <text:p>0.17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005" calcext:value-type="float">
            <text:p>0.5005</text:p>
          </table:table-cell>
          <table:table-cell office:value-type="float" office:value="0.0976" calcext:value-type="float">
            <text:p>0.0976</text:p>
          </table:table-cell>
          <table:table-cell table:number-columns-repeated="2" office:value-type="float" office:value="0.2221" calcext:value-type="float">
            <text:p>0.2221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table:number-columns-repeated="2" office:value-type="float" office:value="0.4811" calcext:value-type="float">
            <text:p>0.4811</text:p>
          </table:table-cell>
          <table:table-cell office:value-type="float" office:value="0.5039" calcext:value-type="float">
            <text:p>0.5039</text:p>
          </table:table-cell>
          <table:table-cell office:value-type="float" office:value="0.1752" calcext:value-type="float">
            <text:p>0.17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005" calcext:value-type="float">
            <text:p>0.5005</text:p>
          </table:table-cell>
          <table:table-cell office:value-type="float" office:value="0.0976" calcext:value-type="float">
            <text:p>0.0976</text:p>
          </table:table-cell>
          <table:table-cell table:number-columns-repeated="2" office:value-type="float" office:value="0.2221" calcext:value-type="float">
            <text:p>0.2221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table:number-columns-repeated="2" office:value-type="float" office:value="0.4811" calcext:value-type="float">
            <text:p>0.4811</text:p>
          </table:table-cell>
          <table:table-cell office:value-type="float" office:value="0.5039" calcext:value-type="float">
            <text:p>0.5039</text:p>
          </table:table-cell>
          <table:table-cell office:value-type="float" office:value="0.1752" calcext:value-type="float">
            <text:p>0.17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005" calcext:value-type="float">
            <text:p>0.5005</text:p>
          </table:table-cell>
          <table:table-cell office:value-type="float" office:value="0.0976" calcext:value-type="float">
            <text:p>0.0976</text:p>
          </table:table-cell>
          <table:table-cell table:number-columns-repeated="2" office:value-type="float" office:value="0.2541" calcext:value-type="float">
            <text:p>0.2541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table:number-columns-repeated="2" office:value-type="float" office:value="0.4811" calcext:value-type="float">
            <text:p>0.4811</text:p>
          </table:table-cell>
          <table:table-cell office:value-type="float" office:value="0.5039" calcext:value-type="float">
            <text:p>0.5039</text:p>
          </table:table-cell>
          <table:table-cell office:value-type="float" office:value="0.1752" calcext:value-type="float">
            <text:p>0.17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133" calcext:value-type="float">
            <text:p>0.0133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667" calcext:value-type="float">
            <text:p>0.0667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667" calcext:value-type="float">
            <text:p>0.0667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667" calcext:value-type="float">
            <text:p>0.0667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53" calcext:value-type="float">
            <text:p>0.1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53" calcext:value-type="float">
            <text:p>0.1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2346" calcext:value-type="float">
            <text:p>0.23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4693" calcext:value-type="float">
            <text:p>0.4693</text:p>
          </table:table-cell>
          <table:table-cell table:number-columns-repeated="3" office:value-type="float" office:value="0.2961" calcext:value-type="float">
            <text:p>0.2961</text:p>
          </table:table-cell>
          <table:table-cell office:value-type="float" office:value="0.4693" calcext:value-type="float">
            <text:p>0.46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952" calcext:value-type="float">
            <text:p>0.1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3904" calcext:value-type="float">
            <text:p>0.3904</text:p>
          </table:table-cell>
          <table:table-cell table:number-columns-repeated="3" office:value-type="float" office:value="0.2463" calcext:value-type="float">
            <text:p>0.2463</text:p>
          </table:table-cell>
          <table:table-cell office:value-type="float" office:value="0.3904" calcext:value-type="float">
            <text:p>0.39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0907" calcext:value-type="float">
            <text:p>0.0907</text:p>
          </table:table-cell>
          <table:table-cell table:number-columns-repeated="3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0907" calcext:value-type="float">
            <text:p>0.0907</text:p>
          </table:table-cell>
          <table:table-cell table:number-columns-repeated="3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0907" calcext:value-type="float">
            <text:p>0.0907</text:p>
          </table:table-cell>
          <table:table-cell table:number-columns-repeated="3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0907" calcext:value-type="float">
            <text:p>0.0907</text:p>
          </table:table-cell>
          <table:table-cell table:number-columns-repeated="3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0907" calcext:value-type="float">
            <text:p>0.0907</text:p>
          </table:table-cell>
          <table:table-cell table:number-columns-repeated="2" office:value-type="float" office:value="0.1145" calcext:value-type="float">
            <text:p>0.114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0907" calcext:value-type="float">
            <text:p>0.0907</text:p>
          </table:table-cell>
          <table:table-cell table:number-columns-repeated="2" office:value-type="float" office:value="0.1558" calcext:value-type="float">
            <text:p>0.1558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3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35" calcext:value-type="float">
            <text:p>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04" calcext:value-type="float">
            <text:p>0.0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04" calcext:value-type="float">
            <text:p>0.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" calcext:value-type="float">
            <text:p>0.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" calcext:value-type="float">
            <text:p>0.33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" calcext:value-type="float">
            <text:p>0.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" calcext:value-type="float">
            <text:p>0.33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5" calcext:value-type="float">
            <text:p>0.5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5" calcext:value-type="float">
            <text:p>0.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869" calcext:value-type="float">
            <text:p>0.38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307" calcext:value-type="float">
            <text:p>0.53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415" calcext:value-type="float">
            <text:p>0.44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33" calcext:value-type="float">
            <text:p>0.3633</text:p>
          </table:table-cell>
          <table:table-cell office:value-type="float" office:value="0" calcext:value-type="float">
            <text:p>0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3633" calcext:value-type="float">
            <text:p>0.36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836" calcext:value-type="float">
            <text:p>0.38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214" calcext:value-type="float">
            <text:p>0.214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1312" calcext:value-type="float">
            <text:p>0.13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5" calcext:value-type="float">
            <text:p>0.45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2249" calcext:value-type="float">
            <text:p>0.2249</text:p>
          </table:table-cell>
          <table:table-cell office:value-type="float" office:value="0" calcext:value-type="float">
            <text:p>0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171" calcext:value-type="float">
            <text:p>0.11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2959" calcext:value-type="float">
            <text:p>0.2959</text:p>
          </table:table-cell>
          <table:table-cell office:value-type="float" office:value="0" calcext:value-type="float">
            <text:p>0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98" calcext:value-type="float">
            <text:p>0.198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98" calcext:value-type="float">
            <text:p>0.1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2723" calcext:value-type="float">
            <text:p>0.2723</text:p>
          </table:table-cell>
          <table:table-cell office:value-type="float" office:value="0" calcext:value-type="float">
            <text:p>0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822" calcext:value-type="float">
            <text:p>0.18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3238" calcext:value-type="float">
            <text:p>0.3238</text:p>
          </table:table-cell>
          <table:table-cell office:value-type="float" office:value="0" calcext:value-type="float">
            <text:p>0</text:p>
          </table:table-cell>
          <table:table-cell office:value-type="float" office:value="0.4622" calcext:value-type="float">
            <text:p>0.4622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4622" calcext:value-type="float">
            <text:p>0.4622</text:p>
          </table:table-cell>
          <table:table-cell office:value-type="float" office:value="0.1693" calcext:value-type="float">
            <text:p>0.16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007" calcext:value-type="float">
            <text:p>0.4007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4328" calcext:value-type="float">
            <text:p>0.4328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4164" calcext:value-type="float">
            <text:p>0.4164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4328" calcext:value-type="float">
            <text:p>0.4328</text:p>
          </table:table-cell>
          <table:table-cell office:value-type="float" office:value="0.1585" calcext:value-type="float">
            <text:p>0.15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4077" calcext:value-type="float">
            <text:p>0.4077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4501" calcext:value-type="float">
            <text:p>0.4501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4077" calcext:value-type="float">
            <text:p>0.4077</text:p>
          </table:table-cell>
          <table:table-cell office:value-type="float" office:value="0.2072" calcext:value-type="float">
            <text:p>0.20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3235" calcext:value-type="float">
            <text:p>0.3235</text:p>
          </table:table-cell>
          <table:table-cell office:value-type="float" office:value="0.129" calcext:value-type="float">
            <text:p>0.129</text:p>
          </table:table-cell>
          <table:table-cell office:value-type="float" office:value="0.3272" calcext:value-type="float">
            <text:p>0.3272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4392" calcext:value-type="float">
            <text:p>0.4392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4263" calcext:value-type="float">
            <text:p>0.4263</text:p>
          </table:table-cell>
          <table:table-cell office:value-type="float" office:value="0.298" calcext:value-type="float">
            <text:p>0.298</text:p>
          </table:table-cell>
          <table:table-cell office:value-type="float" office:value="0.4392" calcext:value-type="float">
            <text:p>0.4392</text:p>
          </table:table-cell>
          <table:table-cell office:value-type="float" office:value="0.1962" calcext:value-type="float">
            <text:p>0.19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2356" calcext:value-type="float">
            <text:p>0.23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65" calcext:value-type="float">
            <text:p>0.465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297" calcext:value-type="float">
            <text:p>0.297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491" calcext:value-type="float">
            <text:p>0.491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491" calcext:value-type="float">
            <text:p>0.491</text:p>
          </table:table-cell>
          <table:table-cell office:value-type="float" office:value="0.2249" calcext:value-type="float">
            <text:p>0.22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327" calcext:value-type="float">
            <text:p>0.327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2579" calcext:value-type="float">
            <text:p>0.257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083" calcext:value-type="float">
            <text:p>0.5083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4145" calcext:value-type="float">
            <text:p>0.4145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2476" calcext:value-type="float">
            <text:p>0.24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891" calcext:value-type="float">
            <text:p>0.4891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3388" calcext:value-type="float">
            <text:p>0.3388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472" calcext:value-type="float">
            <text:p>0.472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4238" calcext:value-type="float">
            <text:p>0.4238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472" calcext:value-type="float">
            <text:p>0.472</text:p>
          </table:table-cell>
          <table:table-cell office:value-type="float" office:value="0.2382" calcext:value-type="float">
            <text:p>0.23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074" calcext:value-type="float">
            <text:p>0.5074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4551" calcext:value-type="float">
            <text:p>0.4551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551" calcext:value-type="float">
            <text:p>0.4551</text:p>
          </table:table-cell>
          <table:table-cell office:value-type="float" office:value="0.2297" calcext:value-type="float">
            <text:p>0.22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3502" calcext:value-type="float">
            <text:p>0.3502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4293" calcext:value-type="float">
            <text:p>0.4293</text:p>
          </table:table-cell>
          <table:table-cell office:value-type="float" office:value="0.44" calcext:value-type="float">
            <text:p>0.44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2219" calcext:value-type="float">
            <text:p>0.22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3388" calcext:value-type="float">
            <text:p>0.3388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341" calcext:value-type="float">
            <text:p>0.341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581" calcext:value-type="float">
            <text:p>0.4581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2147" calcext:value-type="float">
            <text:p>0.21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1667" calcext:value-type="float">
            <text:p>0.1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8066" calcext:value-type="float">
            <text:p>0.8066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8066" calcext:value-type="float">
            <text:p>0.8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3354" calcext:value-type="float">
            <text:p>0.3354</text:p>
          </table:table-cell>
          <table:table-cell table:number-columns-repeated="2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994" calcext:value-type="float">
            <text:p>0.69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523" calcext:value-type="float">
            <text:p>0.523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037" calcext:value-type="float">
            <text:p>0.4037</text:p>
          </table:table-cell>
          <table:table-cell table:number-columns-repeated="2" office:value-type="float" office:value="0.523" calcext:value-type="float">
            <text:p>0.52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301" calcext:value-type="float">
            <text:p>0.30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301" calcext:value-type="float">
            <text:p>0.3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301" calcext:value-type="float">
            <text:p>0.301</text:p>
          </table:table-cell>
          <table:table-cell office:value-type="float" office:value="0.6275" calcext:value-type="float">
            <text:p>0.62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541" calcext:value-type="float">
            <text:p>0.4541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5745" calcext:value-type="float">
            <text:p>0.57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5331" calcext:value-type="float">
            <text:p>0.53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4993" calcext:value-type="float">
            <text:p>0.4993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4837" calcext:value-type="float">
            <text:p>0.4837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4993" calcext:value-type="float">
            <text:p>0.4993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4993" calcext:value-type="float">
            <text:p>0.49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226" calcext:value-type="float">
            <text:p>0.226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226" calcext:value-type="float">
            <text:p>0.226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226" calcext:value-type="float">
            <text:p>0.226</text:p>
          </table:table-cell>
          <table:table-cell office:value-type="float" office:value="0.4711" calcext:value-type="float">
            <text:p>0.47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447" calcext:value-type="float">
            <text:p>0.447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447" calcext:value-type="float">
            <text:p>0.447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447" calcext:value-type="float">
            <text:p>0.4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4261" calcext:value-type="float">
            <text:p>0.42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845" calcext:value-type="float">
            <text:p>0.3845</text:p>
          </table:table-cell>
          <table:table-cell office:value-type="float" office:value="0.4077" calcext:value-type="float">
            <text:p>0.4077</text:p>
          </table:table-cell>
          <table:table-cell office:value-type="float" office:value="0.3222" calcext:value-type="float">
            <text:p>0.3222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4077" calcext:value-type="float">
            <text:p>0.4077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3099" calcext:value-type="float">
            <text:p>0.3099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4077" calcext:value-type="float">
            <text:p>0.40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3913" calcext:value-type="float">
            <text:p>0.39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27" calcext:value-type="float">
            <text:p>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223" calcext:value-type="float">
            <text:p>0.223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171" calcext:value-type="float">
            <text:p>0.1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4286" calcext:value-type="float">
            <text:p>0.4286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5833" calcext:value-type="float">
            <text:p>0.58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5" calcext:value-type="float">
            <text:p>0.5</text:p>
          </table:table-cell>
          <table:table-cell office:value-type="float" office:value="0.352" calcext:value-type="float">
            <text:p>0.352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52" calcext:value-type="float">
            <text:p>0.3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1681" calcext:value-type="float">
            <text:p>0.168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5" calcext:value-type="float">
            <text:p>0.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5" calcext:value-type="float">
            <text:p>0.5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3768" calcext:value-type="float">
            <text:p>0.37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504" calcext:value-type="float">
            <text:p>0.35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3098" calcext:value-type="float">
            <text:p>0.3098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3291" calcext:value-type="float">
            <text:p>0.329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538" calcext:value-type="float">
            <text:p>0.538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5207" calcext:value-type="float">
            <text:p>0.5207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5207" calcext:value-type="float">
            <text:p>0.5207</text:p>
          </table:table-cell>
          <table:table-cell office:value-type="float" office:value="0.4012" calcext:value-type="float">
            <text:p>0.4012</text:p>
          </table:table-cell>
          <table:table-cell office:value-type="float" office:value="0.5207" calcext:value-type="float">
            <text:p>0.5207</text:p>
          </table:table-cell>
          <table:table-cell office:value-type="float" office:value="0.419" calcext:value-type="float">
            <text:p>0.4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3987" calcext:value-type="float">
            <text:p>0.39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258" calcext:value-type="float">
            <text:p>0.3258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42" calcext:value-type="float">
            <text:p>0.42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3811" calcext:value-type="float">
            <text:p>0.38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35" calcext:value-type="float">
            <text:p>0.35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062" calcext:value-type="float">
            <text:p>0.40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746" calcext:value-type="float">
            <text:p>0.3746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4287" calcext:value-type="float">
            <text:p>0.42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901" calcext:value-type="float">
            <text:p>0.2901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4457" calcext:value-type="float">
            <text:p>0.4457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4488" calcext:value-type="float">
            <text:p>0.44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805" calcext:value-type="float">
            <text:p>0.2805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729" calcext:value-type="float">
            <text:p>0.3729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434" calcext:value-type="float">
            <text:p>0.4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41" calcext:value-type="float">
            <text:p>0.41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395" calcext:value-type="float">
            <text:p>0.395</text:p>
          </table:table-cell>
          <table:table-cell office:value-type="float" office:value="0.4046" calcext:value-type="float">
            <text:p>0.4046</text:p>
          </table:table-cell>
          <table:table-cell office:value-type="float" office:value="0.395" calcext:value-type="float">
            <text:p>0.395</text:p>
          </table:table-cell>
          <table:table-cell office:value-type="float" office:value="0.4204" calcext:value-type="float">
            <text:p>0.42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4079" calcext:value-type="float">
            <text:p>0.407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815" calcext:value-type="float">
            <text:p>0.3815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964" calcext:value-type="float">
            <text:p>0.396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3595" calcext:value-type="float">
            <text:p>0.3595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383" calcext:value-type="float">
            <text:p>0.383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3857" calcext:value-type="float">
            <text:p>0.38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419" calcext:value-type="float">
            <text:p>0.419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732" calcext:value-type="float">
            <text:p>0.3732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758" calcext:value-type="float">
            <text:p>0.375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401" calcext:value-type="float">
            <text:p>0.401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665" calcext:value-type="float">
            <text:p>0.36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554" calcext:value-type="float">
            <text:p>0.2554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4152" calcext:value-type="float">
            <text:p>0.4152</text:p>
          </table:table-cell>
          <table:table-cell office:value-type="float" office:value="0.349" calcext:value-type="float">
            <text:p>0.349</text:p>
          </table:table-cell>
          <table:table-cell office:value-type="float" office:value="0.4227" calcext:value-type="float">
            <text:p>0.4227</text:p>
          </table:table-cell>
          <table:table-cell office:value-type="float" office:value="0.3335" calcext:value-type="float">
            <text:p>0.333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384" calcext:value-type="float">
            <text:p>0.384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78" calcext:value-type="float">
            <text:p>0.35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0.6131" calcext:value-type="float">
            <text:p>0.613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6131" calcext:value-type="float">
            <text:p>0.613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72" calcext:value-type="float">
            <text:p>0.877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0066" calcext:value-type="float">
            <text:p>0.0066</text:p>
          </table:table-cell>
          <table:table-cell table:number-columns-repeated="2" office:value-type="float" office:value="0.3857" calcext:value-type="float">
            <text:p>0.3857</text:p>
          </table:table-cell>
          <table:table-cell office:value-type="float" office:value="0.376" calcext:value-type="float">
            <text:p>0.376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1584" calcext:value-type="float">
            <text:p>0.1584</text:p>
          </table:table-cell>
          <table:table-cell table:number-columns-repeated="2" office:value-type="float" office:value="0.3585" calcext:value-type="float">
            <text:p>0.3585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1584" calcext:value-type="float">
            <text:p>0.15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4167" calcext:value-type="float">
            <text:p>0.4167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4167" calcext:value-type="float">
            <text:p>0.41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429" calcext:value-type="float">
            <text:p>0.642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" calcext:value-type="float">
            <text:p>0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273" calcext:value-type="float">
            <text:p>0.7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429" calcext:value-type="float">
            <text:p>0.6429</text:p>
          </table:table-cell>
          <table:table-cell office:value-type="float" office:value="0.5333" calcext:value-type="float">
            <text:p>0.5333</text:p>
          </table:table-cell>
          <table:table-cell office:value-type="float" office:value="0" calcext:value-type="float">
            <text:p>0</text:p>
          </table:table-cell>
          <table:table-cell office:value-type="float" office:value="0.7273" calcext:value-type="float">
            <text:p>0.72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273" calcext:value-type="float">
            <text:p>0.727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934" calcext:value-type="float">
            <text:p>0.6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066" calcext:value-type="float">
            <text:p>0.3066</text:p>
          </table:table-cell>
          <table:table-cell table:number-columns-repeated="3" office:value-type="float" office:value="0.6934" calcext:value-type="float">
            <text:p>0.6934</text:p>
          </table:table-cell>
          <table:table-cell office:value-type="float" office:value="0.3066" calcext:value-type="float">
            <text:p>0.3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3827" calcext:value-type="float">
            <text:p>0.38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48" calcext:value-type="float">
            <text:p>0.648</text:p>
          </table:table-cell>
          <table:table-cell office:value-type="float" office:value="0.2346" calcext:value-type="float">
            <text:p>0.2346</text:p>
          </table:table-cell>
          <table:table-cell table:number-columns-repeated="3" office:value-type="float" office:value="0.648" calcext:value-type="float">
            <text:p>0.648</text:p>
          </table:table-cell>
          <table:table-cell office:value-type="float" office:value="0.2346" calcext:value-type="float">
            <text:p>0.23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3476" calcext:value-type="float">
            <text:p>0.34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803" calcext:value-type="float">
            <text:p>0.6803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3049" calcext:value-type="float">
            <text:p>0.3049</text:p>
          </table:table-cell>
          <table:table-cell table:number-columns-repeated="3" office:value-type="float" office:value="0.5886" calcext:value-type="float">
            <text:p>0.5886</text:p>
          </table:table-cell>
          <table:table-cell office:value-type="float" office:value="0.3049" calcext:value-type="float">
            <text:p>0.30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3972" calcext:value-type="float">
            <text:p>0.39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285" calcext:value-type="float">
            <text:p>0.6285</text:p>
          </table:table-cell>
          <table:table-cell office:value-type="float" office:value="0.273" calcext:value-type="float">
            <text:p>0.273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2817" calcext:value-type="float">
            <text:p>0.2817</text:p>
          </table:table-cell>
          <table:table-cell table:number-columns-repeated="3" office:value-type="float" office:value="0.6199" calcext:value-type="float">
            <text:p>0.6199</text:p>
          </table:table-cell>
          <table:table-cell office:value-type="float" office:value="0.2817" calcext:value-type="float">
            <text:p>0.28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4367" calcext:value-type="float">
            <text:p>0.43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184" calcext:value-type="float">
            <text:p>0.7184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2632" calcext:value-type="float">
            <text:p>0.2632</text:p>
          </table:table-cell>
          <table:table-cell table:number-columns-repeated="3" office:value-type="float" office:value="0.7103" calcext:value-type="float">
            <text:p>0.7103</text:p>
          </table:table-cell>
          <table:table-cell office:value-type="float" office:value="0.2632" calcext:value-type="float">
            <text:p>0.26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271" calcext:value-type="float">
            <text:p>0.527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769" calcext:value-type="float">
            <text:p>0.6769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7271" calcext:value-type="float">
            <text:p>0.7271</text:p>
          </table:table-cell>
          <table:table-cell office:value-type="float" office:value="0.3058" calcext:value-type="float">
            <text:p>0.3058</text:p>
          </table:table-cell>
          <table:table-cell table:number-columns-repeated="2" office:value-type="float" office:value="0.6693" calcext:value-type="float">
            <text:p>0.6693</text:p>
          </table:table-cell>
          <table:table-cell office:value-type="float" office:value="0.7271" calcext:value-type="float">
            <text:p>0.7271</text:p>
          </table:table-cell>
          <table:table-cell office:value-type="float" office:value="0.3058" calcext:value-type="float">
            <text:p>0.305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0518" calcext:value-type="float">
            <text:p>0.0518</text:p>
          </table:table-cell>
          <table:table-cell table:number-columns-repeated="3" office:value-type="float" office:value="0.6418" calcext:value-type="float">
            <text:p>0.6418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2899" calcext:value-type="float">
            <text:p>0.2899</text:p>
          </table:table-cell>
          <table:table-cell table:number-columns-repeated="2" office:value-type="float" office:value="0.6864" calcext:value-type="float">
            <text:p>0.6864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2899" calcext:value-type="float">
            <text:p>0.28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75" calcext:value-type="float">
            <text:p>0.575</text:p>
          </table:table-cell>
          <table:table-cell office:value-type="float" office:value="0.0494" calcext:value-type="float">
            <text:p>0.0494</text:p>
          </table:table-cell>
          <table:table-cell table:number-columns-repeated="2" office:value-type="float" office:value="0.6115" calcext:value-type="float">
            <text:p>0.6115</text:p>
          </table:table-cell>
          <table:table-cell office:value-type="float" office:value="0.6587" calcext:value-type="float">
            <text:p>0.6587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7512" calcext:value-type="float">
            <text:p>0.7512</text:p>
          </table:table-cell>
          <table:table-cell office:value-type="float" office:value="0.2763" calcext:value-type="float">
            <text:p>0.2763</text:p>
          </table:table-cell>
          <table:table-cell table:number-columns-repeated="2" office:value-type="float" office:value="0.6541" calcext:value-type="float">
            <text:p>0.6541</text:p>
          </table:table-cell>
          <table:table-cell office:value-type="float" office:value="0.7512" calcext:value-type="float">
            <text:p>0.7512</text:p>
          </table:table-cell>
          <table:table-cell office:value-type="float" office:value="0.2763" calcext:value-type="float">
            <text:p>0.27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0473" calcext:value-type="float">
            <text:p>0.0473</text:p>
          </table:table-cell>
          <table:table-cell table:number-columns-repeated="2" office:value-type="float" office:value="0.6284" calcext:value-type="float">
            <text:p>0.6284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2643" calcext:value-type="float">
            <text:p>0.2643</text:p>
          </table:table-cell>
          <table:table-cell table:number-columns-repeated="2" office:value-type="float" office:value="0.7124" calcext:value-type="float">
            <text:p>0.7124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2643" calcext:value-type="float">
            <text:p>0.26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0454" calcext:value-type="float">
            <text:p>0.0454</text:p>
          </table:table-cell>
          <table:table-cell table:number-columns-repeated="2" office:value-type="float" office:value="0.6834" calcext:value-type="float">
            <text:p>0.6834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2938" calcext:value-type="float">
            <text:p>0.2938</text:p>
          </table:table-cell>
          <table:table-cell table:number-columns-repeated="2" office:value-type="float" office:value="0.7239" calcext:value-type="float">
            <text:p>0.7239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2938" calcext:value-type="float">
            <text:p>0.29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0437" calcext:value-type="float">
            <text:p>0.0437</text:p>
          </table:table-cell>
          <table:table-cell table:number-columns-repeated="2" office:value-type="float" office:value="0.6578" calcext:value-type="float">
            <text:p>0.6578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3576" calcext:value-type="float">
            <text:p>0.3576</text:p>
          </table:table-cell>
          <table:table-cell table:number-columns-repeated="2" office:value-type="float" office:value="0.6968" calcext:value-type="float">
            <text:p>0.6968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3576" calcext:value-type="float">
            <text:p>0.35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0421" calcext:value-type="float">
            <text:p>0.0421</text:p>
          </table:table-cell>
          <table:table-cell table:number-columns-repeated="2" office:value-type="float" office:value="0.6698" calcext:value-type="float">
            <text:p>0.6698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678" calcext:value-type="float">
            <text:p>0.678</text:p>
          </table:table-cell>
          <table:table-cell office:value-type="float" office:value="0.3451" calcext:value-type="float">
            <text:p>0.3451</text:p>
          </table:table-cell>
          <table:table-cell table:number-columns-repeated="2" office:value-type="float" office:value="0.6724" calcext:value-type="float">
            <text:p>0.6724</text:p>
          </table:table-cell>
          <table:table-cell office:value-type="float" office:value="0.678" calcext:value-type="float">
            <text:p>0.678</text:p>
          </table:table-cell>
          <table:table-cell office:value-type="float" office:value="0.3451" calcext:value-type="float">
            <text:p>0.34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0407" calcext:value-type="float">
            <text:p>0.0407</text:p>
          </table:table-cell>
          <table:table-cell table:number-columns-repeated="2" office:value-type="float" office:value="0.6807" calcext:value-type="float">
            <text:p>0.6807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3337" calcext:value-type="float">
            <text:p>0.3337</text:p>
          </table:table-cell>
          <table:table-cell table:number-columns-repeated="2" office:value-type="float" office:value="0.6502" calcext:value-type="float">
            <text:p>0.6502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3337" calcext:value-type="float">
            <text:p>0.333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0395" calcext:value-type="float">
            <text:p>0.0395</text:p>
          </table:table-cell>
          <table:table-cell table:number-columns-repeated="2" office:value-type="float" office:value="0.6595" calcext:value-type="float">
            <text:p>0.6595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249" calcext:value-type="float">
            <text:p>0.249</text:p>
          </table:table-cell>
          <table:table-cell office:value-type="float" office:value="0.635" calcext:value-type="float">
            <text:p>0.635</text:p>
          </table:table-cell>
          <table:table-cell office:value-type="float" office:value="0.3232" calcext:value-type="float">
            <text:p>0.3232</text:p>
          </table:table-cell>
          <table:table-cell table:number-columns-repeated="2" office:value-type="float" office:value="0.6298" calcext:value-type="float">
            <text:p>0.6298</text:p>
          </table:table-cell>
          <table:table-cell office:value-type="float" office:value="0.635" calcext:value-type="float">
            <text:p>0.635</text:p>
          </table:table-cell>
          <table:table-cell office:value-type="float" office:value="0.3232" calcext:value-type="float">
            <text:p>0.32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147" calcext:value-type="float">
            <text:p>0.5147</text:p>
          </table:table-cell>
          <table:table-cell office:value-type="float" office:value="0.0383" calcext:value-type="float">
            <text:p>0.0383</text:p>
          </table:table-cell>
          <table:table-cell table:number-columns-repeated="2" office:value-type="float" office:value="0.6399" calcext:value-type="float">
            <text:p>0.6399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136" calcext:value-type="float">
            <text:p>0.3136</text:p>
          </table:table-cell>
          <table:table-cell table:number-columns-repeated="2" office:value-type="float" office:value="0.6111" calcext:value-type="float">
            <text:p>0.611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136" calcext:value-type="float">
            <text:p>0.31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0372" calcext:value-type="float">
            <text:p>0.037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3048" calcext:value-type="float">
            <text:p>0.3048</text:p>
          </table:table-cell>
          <table:table-cell table:number-columns-repeated="2" office:value-type="float" office:value="0.5938" calcext:value-type="float">
            <text:p>0.5938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3048" calcext:value-type="float">
            <text:p>0.30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0362" calcext:value-type="float">
            <text:p>0.0362</text:p>
          </table:table-cell>
          <table:table-cell table:number-columns-repeated="2" office:value-type="float" office:value="0.605" calcext:value-type="float">
            <text:p>0.605</text:p>
          </table:table-cell>
          <table:table-cell office:value-type="float" office:value="0.5755" calcext:value-type="float">
            <text:p>0.5755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2965" calcext:value-type="float">
            <text:p>0.2965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2965" calcext:value-type="float">
            <text:p>0.29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474" calcext:value-type="float">
            <text:p>0.474</text:p>
          </table:table-cell>
          <table:table-cell office:value-type="float" office:value="0.0353" calcext:value-type="float">
            <text:p>0.0353</text:p>
          </table:table-cell>
          <table:table-cell table:number-columns-repeated="2" office:value-type="float" office:value="0.5893" calcext:value-type="float">
            <text:p>0.5893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2889" calcext:value-type="float">
            <text:p>0.2889</text:p>
          </table:table-cell>
          <table:table-cell table:number-columns-repeated="2" office:value-type="float" office:value="0.5628" calcext:value-type="float">
            <text:p>0.5628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2889" calcext:value-type="float">
            <text:p>0.288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474" calcext:value-type="float">
            <text:p>0.474</text:p>
          </table:table-cell>
          <table:table-cell office:value-type="float" office:value="0.0353" calcext:value-type="float">
            <text:p>0.0353</text:p>
          </table:table-cell>
          <table:table-cell table:number-columns-repeated="2" office:value-type="float" office:value="0.5893" calcext:value-type="float">
            <text:p>0.5893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3143" calcext:value-type="float">
            <text:p>0.3143</text:p>
          </table:table-cell>
          <table:table-cell table:number-columns-repeated="2" office:value-type="float" office:value="0.5628" calcext:value-type="float">
            <text:p>0.5628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3143" calcext:value-type="float">
            <text:p>0.31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24" calcext:value-type="float">
            <text:p>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1372" calcext:value-type="float">
            <text:p>0.1372</text:p>
          </table:table-cell>
          <table:table-cell table:number-columns-repeated="2" office:value-type="float" office:value="0.2255" calcext:value-type="float">
            <text:p>0.2255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229" calcext:value-type="float">
            <text:p>0.1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0.5556" calcext:value-type="float">
            <text:p>0.5556</text:p>
          </table:table-cell>
          <table:table-cell office:value-type="float" office:value="0.625" calcext:value-type="float">
            <text:p>0.625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4375" calcext:value-type="float">
            <text:p>0.43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737" calcext:value-type="float">
            <text:p>0.47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3" calcext:value-type="float">
            <text:p>0.5333</text:p>
          </table:table-cell>
          <table:table-cell office:value-type="float" office:value="0.4706" calcext:value-type="float">
            <text:p>0.4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934" calcext:value-type="float">
            <text:p>0.6934</text:p>
          </table:table-cell>
          <table:table-cell table:number-columns-repeated="3"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table:number-columns-repeated="2"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table:number-columns-repeated="3"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3987" calcext:value-type="float">
            <text:p>0.3987</text:p>
          </table:table-cell>
          <table:table-cell table:number-columns-repeated="2" office:value-type="float" office:value="0.2658" calcext:value-type="float">
            <text:p>0.2658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table:number-columns-repeated="2" office:value-type="float" office:value="0.2658" calcext:value-type="float">
            <text:p>0.2658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3578" calcext:value-type="float">
            <text:p>0.3578</text:p>
          </table:table-cell>
          <table:table-cell table:number-columns-repeated="2" office:value-type="float" office:value="0.3412" calcext:value-type="float">
            <text:p>0.3412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table:number-columns-repeated="2" office:value-type="float" office:value="0.444" calcext:value-type="float">
            <text:p>0.444</text:p>
          </table:table-cell>
          <table:table-cell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784" calcext:value-type="float">
            <text:p>0.5784</text:p>
          </table:table-cell>
          <table:table-cell office:value-type="float" office:value="0.3276" calcext:value-type="float">
            <text:p>0.3276</text:p>
          </table:table-cell>
          <table:table-cell table:number-columns-repeated="2" office:value-type="float" office:value="0.4814" calcext:value-type="float">
            <text:p>0.4814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1378" calcext:value-type="float">
            <text:p>0.1378</text:p>
          </table:table-cell>
          <table:table-cell table:number-columns-repeated="2" office:value-type="float" office:value="0.4065" calcext:value-type="float">
            <text:p>0.406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1378" calcext:value-type="float">
            <text:p>0.13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3761" calcext:value-type="float">
            <text:p>0.3761</text:p>
          </table:table-cell>
          <table:table-cell table:number-columns-repeated="2" office:value-type="float" office:value="0.5188" calcext:value-type="float">
            <text:p>0.5188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1278" calcext:value-type="float">
            <text:p>0.1278</text:p>
          </table:table-cell>
          <table:table-cell table:number-columns-repeated="2" office:value-type="float" office:value="0.4493" calcext:value-type="float">
            <text:p>0.4493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1278" calcext:value-type="float">
            <text:p>0.12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66" calcext:value-type="float">
            <text:p>0.566</text:p>
          </table:table-cell>
          <table:table-cell office:value-type="float" office:value="0.4156" calcext:value-type="float">
            <text:p>0.4156</text:p>
          </table:table-cell>
          <table:table-cell table:number-columns-repeated="2" office:value-type="float" office:value="0.486" calcext:value-type="float">
            <text:p>0.486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1197" calcext:value-type="float">
            <text:p>0.1197</text:p>
          </table:table-cell>
          <table:table-cell table:number-columns-repeated="2" office:value-type="float" office:value="0.5474" calcext:value-type="float">
            <text:p>0.5474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1197" calcext:value-type="float">
            <text:p>0.11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47" calcext:value-type="float">
            <text:p>0.647</text:p>
          </table:table-cell>
          <table:table-cell office:value-type="float" office:value="0.3921" calcext:value-type="float">
            <text:p>0.3921</text:p>
          </table:table-cell>
          <table:table-cell table:number-columns-repeated="2" office:value-type="float" office:value="0.4585" calcext:value-type="float">
            <text:p>0.4585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5165" calcext:value-type="float">
            <text:p>0.5165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113" calcext:value-type="float">
            <text:p>0.1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4232" calcext:value-type="float">
            <text:p>0.4232</text:p>
          </table:table-cell>
          <table:table-cell table:number-columns-repeated="2" office:value-type="float" office:value="0.4862" calcext:value-type="float">
            <text:p>0.4862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1584" calcext:value-type="float">
            <text:p>0.1584</text:p>
          </table:table-cell>
          <table:table-cell table:number-columns-repeated="2" office:value-type="float" office:value="0.4901" calcext:value-type="float">
            <text:p>0.4901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1584" calcext:value-type="float">
            <text:p>0.15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4034" calcext:value-type="float">
            <text:p>0.4034</text:p>
          </table:table-cell>
          <table:table-cell table:number-columns-repeated="2" office:value-type="float" office:value="0.4635" calcext:value-type="float">
            <text:p>0.4635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213" calcext:value-type="float">
            <text:p>0.213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1509" calcext:value-type="float">
            <text:p>0.1509</text:p>
          </table:table-cell>
          <table:table-cell table:number-columns-repeated="2" office:value-type="float" office:value="0.4671" calcext:value-type="float">
            <text:p>0.4671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1509" calcext:value-type="float">
            <text:p>0.15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3859" calcext:value-type="float">
            <text:p>0.3859</text:p>
          </table:table-cell>
          <table:table-cell table:number-columns-repeated="2" office:value-type="float" office:value="0.5299" calcext:value-type="float">
            <text:p>0.5299</text:p>
          </table:table-cell>
          <table:table-cell office:value-type="float" office:value="0.4294" calcext:value-type="float">
            <text:p>0.4294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1876" calcext:value-type="float">
            <text:p>0.1876</text:p>
          </table:table-cell>
          <table:table-cell table:number-columns-repeated="2" office:value-type="float" office:value="0.4469" calcext:value-type="float">
            <text:p>0.4469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1876" calcext:value-type="float">
            <text:p>0.18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3704" calcext:value-type="float">
            <text:p>0.3704</text:p>
          </table:table-cell>
          <table:table-cell table:number-columns-repeated="2" office:value-type="float" office:value="0.5086" calcext:value-type="float">
            <text:p>0.5086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4692" calcext:value-type="float">
            <text:p>0.4692</text:p>
          </table:table-cell>
          <table:table-cell office:value-type="float" office:value="0.429" calcext:value-type="float">
            <text:p>0.429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2203" calcext:value-type="float">
            <text:p>0.22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3565" calcext:value-type="float">
            <text:p>0.3565</text:p>
          </table:table-cell>
          <table:table-cell table:number-columns-repeated="2" office:value-type="float" office:value="0.5271" calcext:value-type="float">
            <text:p>0.5271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227" calcext:value-type="float">
            <text:p>0.227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2496" calcext:value-type="float">
            <text:p>0.24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3439" calcext:value-type="float">
            <text:p>0.3439</text:p>
          </table:table-cell>
          <table:table-cell table:number-columns-repeated="2" office:value-type="float" office:value="0.5084" calcext:value-type="float">
            <text:p>0.5084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219" calcext:value-type="float">
            <text:p>0.219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2408" calcext:value-type="float">
            <text:p>0.24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3324" calcext:value-type="float">
            <text:p>0.3324</text:p>
          </table:table-cell>
          <table:table-cell table:number-columns-repeated="2" office:value-type="float" office:value="0.5248" calcext:value-type="float">
            <text:p>0.5248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421" calcext:value-type="float">
            <text:p>0.421</text:p>
          </table:table-cell>
          <table:table-cell office:value-type="float" office:value="0.385" calcext:value-type="float">
            <text:p>0.385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2661" calcext:value-type="float">
            <text:p>0.26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37" calcext:value-type="float">
            <text:p>0.537</text:p>
          </table:table-cell>
          <table:table-cell office:value-type="float" office:value="0.3219" calcext:value-type="float">
            <text:p>0.3219</text:p>
          </table:table-cell>
          <table:table-cell table:number-columns-repeated="2" office:value-type="float" office:value="0.5082" calcext:value-type="float">
            <text:p>0.5082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205" calcext:value-type="float">
            <text:p>0.205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4077" calcext:value-type="float">
            <text:p>0.4077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2893" calcext:value-type="float">
            <text:p>0.28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3122" calcext:value-type="float">
            <text:p>0.3122</text:p>
          </table:table-cell>
          <table:table-cell table:number-columns-repeated="2" office:value-type="float" office:value="0.493" calcext:value-type="float">
            <text:p>0.493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2806" calcext:value-type="float">
            <text:p>0.28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3033" calcext:value-type="float">
            <text:p>0.3033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429" calcext:value-type="float">
            <text:p>0.429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2726" calcext:value-type="float">
            <text:p>0.272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295" calcext:value-type="float">
            <text:p>0.295</text:p>
          </table:table-cell>
          <table:table-cell table:number-columns-repeated="2" office:value-type="float" office:value="0.4931" calcext:value-type="float">
            <text:p>0.4931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4015" calcext:value-type="float">
            <text:p>0.4015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2651" calcext:value-type="float">
            <text:p>0.26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2872" calcext:value-type="float">
            <text:p>0.2872</text:p>
          </table:table-cell>
          <table:table-cell table:number-columns-repeated="2" office:value-type="float" office:value="0.4802" calcext:value-type="float">
            <text:p>0.4802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2844" calcext:value-type="float">
            <text:p>0.28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" calcext:value-type="float">
            <text:p>0.71</text:p>
          </table:table-cell>
          <table:table-cell office:value-type="float" office:value="0.4333" calcext:value-type="float">
            <text:p>0.4333</text:p>
          </table:table-cell>
          <table:table-cell table:number-columns-repeated="2" office:value-type="float" office:value="0.8711" calcext:value-type="float">
            <text:p>0.8711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71" calcext:value-type="float">
            <text:p>0.71</text:p>
          </table:table-cell>
          <table:table-cell office:value-type="float" office:value="0.4943" calcext:value-type="float">
            <text:p>0.4943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4943" calcext:value-type="float">
            <text:p>0.49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556" calcext:value-type="float">
            <text:p>0.5556</text:p>
          </table:table-cell>
          <table:table-cell office:value-type="float" office:value="0.4167" calcext:value-type="float">
            <text:p>0.41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556" calcext:value-type="float">
            <text:p>0.5556</text:p>
          </table:table-cell>
          <table:table-cell office:value-type="float" office:value="0.4167" calcext:value-type="float">
            <text:p>0.41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5" calcext:value-type="float">
            <text:p>0.5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934" calcext:value-type="float">
            <text:p>0.693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0.6934" calcext:value-type="float">
            <text:p>0.6934</text:p>
          </table:table-cell>
          <table:table-cell office:value-type="float" office:value="0.5" calcext:value-type="float">
            <text:p>0.5</text:p>
          </table:table-cell>
          <table:table-cell office:value-type="float" office:value="0.6131" calcext:value-type="float">
            <text:p>0.61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4683" calcext:value-type="float">
            <text:p>0.46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671" calcext:value-type="float">
            <text:p>0.8671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317" calcext:value-type="float">
            <text:p>0.5317</text:p>
          </table:table-cell>
          <table:table-cell table:number-columns-repeated="2" office:value-type="float" office:value="0.8671" calcext:value-type="float">
            <text:p>0.8671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8973" calcext:value-type="float">
            <text:p>0.8973</text:p>
          </table:table-cell>
          <table:table-cell table:number-columns-repeated="2" office:value-type="float" office:value="0.778" calcext:value-type="float">
            <text:p>0.778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477" calcext:value-type="float">
            <text:p>0.477</text:p>
          </table:table-cell>
          <table:table-cell table:number-columns-repeated="2" office:value-type="float" office:value="0.778" calcext:value-type="float">
            <text:p>0.778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477" calcext:value-type="float">
            <text:p>0.4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5212" calcext:value-type="float">
            <text:p>0.5212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5212" calcext:value-type="float">
            <text:p>0.52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4625" calcext:value-type="float">
            <text:p>0.4625</text:p>
          </table:table-cell>
          <table:table-cell table:number-columns-repeated="2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599" calcext:value-type="float">
            <text:p>0.599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599" calcext:value-type="float">
            <text:p>0.5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4625" calcext:value-type="float">
            <text:p>0.4625</text:p>
          </table:table-cell>
          <table:table-cell table:number-columns-repeated="2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9717" calcext:value-type="float">
            <text:p>0.9717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9717" calcext:value-type="float">
            <text:p>0.9717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9717" calcext:value-type="float">
            <text:p>0.9717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9717" calcext:value-type="float">
            <text:p>0.9717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9717" calcext:value-type="float">
            <text:p>0.9717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9717" calcext:value-type="float">
            <text:p>0.9717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9717" calcext:value-type="float">
            <text:p>0.9717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9717" calcext:value-type="float">
            <text:p>0.9717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9717" calcext:value-type="float">
            <text:p>0.9717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9717" calcext:value-type="float">
            <text:p>0.9717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9717" calcext:value-type="float">
            <text:p>0.9717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9717" calcext:value-type="float">
            <text:p>0.9717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0877" calcext:value-type="float">
            <text:p>0.08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664" calcext:value-type="float">
            <text:p>0.1664</text:p>
          </table:table-cell>
          <table:table-cell table:number-columns-repeated="3" office:value-type="float" office:value="0.1288" calcext:value-type="float">
            <text:p>0.1288</text:p>
          </table:table-cell>
          <table:table-cell office:value-type="float" office:value="0.1664" calcext:value-type="float">
            <text:p>0.166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143" calcext:value-type="float">
            <text:p>0.214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636" calcext:value-type="float">
            <text:p>0.3636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3636" calcext:value-type="float">
            <text:p>0.36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961" calcext:value-type="float">
            <text:p>0.29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39" calcext:value-type="float">
            <text:p>0.7039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4134" calcext:value-type="float">
            <text:p>0.4134</text:p>
          </table:table-cell>
          <table:table-cell table:number-columns-repeated="3" office:value-type="float" office:value="0.4693" calcext:value-type="float">
            <text:p>0.4693</text:p>
          </table:table-cell>
          <table:table-cell office:value-type="float" office:value="0.4134" calcext:value-type="float">
            <text:p>0.41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463" calcext:value-type="float">
            <text:p>0.2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56" calcext:value-type="float">
            <text:p>0.5856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488" calcext:value-type="float">
            <text:p>0.488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3439" calcext:value-type="float">
            <text:p>0.3439</text:p>
          </table:table-cell>
          <table:table-cell table:number-columns-repeated="3" office:value-type="float" office:value="0.3904" calcext:value-type="float">
            <text:p>0.3904</text:p>
          </table:table-cell>
          <table:table-cell office:value-type="float" office:value="0.3439" calcext:value-type="float">
            <text:p>0.34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14" calcext:value-type="float">
            <text:p>0.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087" calcext:value-type="float">
            <text:p>0.5087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424" calcext:value-type="float">
            <text:p>0.42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2988" calcext:value-type="float">
            <text:p>0.2988</text:p>
          </table:table-cell>
          <table:table-cell table:number-columns-repeated="3" office:value-type="float" office:value="0.3392" calcext:value-type="float">
            <text:p>0.3392</text:p>
          </table:table-cell>
          <table:table-cell office:value-type="float" office:value="0.2988" calcext:value-type="float">
            <text:p>0.29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018" calcext:value-type="float">
            <text:p>0.2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98" calcext:value-type="float">
            <text:p>0.4798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2818" calcext:value-type="float">
            <text:p>0.2818</text:p>
          </table:table-cell>
          <table:table-cell table:number-columns-repeated="3" office:value-type="float" office:value="0.3198" calcext:value-type="float">
            <text:p>0.3198</text:p>
          </table:table-cell>
          <table:table-cell office:value-type="float" office:value="0.2818" calcext:value-type="float">
            <text:p>0.28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1916" calcext:value-type="float">
            <text:p>0.19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55" calcext:value-type="float">
            <text:p>0.4555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3037" calcext:value-type="float">
            <text:p>0.3037</text:p>
          </table:table-cell>
          <table:table-cell office:value-type="float" office:value="0.2675" calcext:value-type="float">
            <text:p>0.2675</text:p>
          </table:table-cell>
          <table:table-cell table:number-columns-repeated="3" office:value-type="float" office:value="0.3037" calcext:value-type="float">
            <text:p>0.3037</text:p>
          </table:table-cell>
          <table:table-cell office:value-type="float" office:value="0.2675" calcext:value-type="float">
            <text:p>0.26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285" calcext:value-type="float">
            <text:p>0.2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47" calcext:value-type="float">
            <text:p>0.4347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2553" calcext:value-type="float">
            <text:p>0.2553</text:p>
          </table:table-cell>
          <table:table-cell table:number-columns-repeated="3" office:value-type="float" office:value="0.3355" calcext:value-type="float">
            <text:p>0.3355</text:p>
          </table:table-cell>
          <table:table-cell office:value-type="float" office:value="0.2553" calcext:value-type="float">
            <text:p>0.255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19" calcext:value-type="float">
            <text:p>0.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65" calcext:value-type="float">
            <text:p>0.4165</text:p>
          </table:table-cell>
          <table:table-cell office:value-type="float" office:value="0.439" calcext:value-type="float">
            <text:p>0.439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2446" calcext:value-type="float">
            <text:p>0.2446</text:p>
          </table:table-cell>
          <table:table-cell table:number-columns-repeated="3" office:value-type="float" office:value="0.3215" calcext:value-type="float">
            <text:p>0.3215</text:p>
          </table:table-cell>
          <table:table-cell office:value-type="float" office:value="0.2446" calcext:value-type="float">
            <text:p>0.24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04" calcext:value-type="float">
            <text:p>0.4004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2737" calcext:value-type="float">
            <text:p>0.2737</text:p>
          </table:table-cell>
          <table:table-cell table:number-columns-repeated="3" office:value-type="float" office:value="0.3091" calcext:value-type="float">
            <text:p>0.3091</text:p>
          </table:table-cell>
          <table:table-cell office:value-type="float" office:value="0.2737" calcext:value-type="float">
            <text:p>0.273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03" calcext:value-type="float">
            <text:p>0.2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61" calcext:value-type="float">
            <text:p>0.386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table:number-columns-repeated="3"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03" calcext:value-type="float">
            <text:p>0.2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61" calcext:value-type="float">
            <text:p>0.386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table:number-columns-repeated="3"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03" calcext:value-type="float">
            <text:p>0.2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61" calcext:value-type="float">
            <text:p>0.386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table:number-columns-repeated="3"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689" calcext:value-type="float">
            <text:p>0.26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table:number-columns-repeated="3"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689" calcext:value-type="float">
            <text:p>0.26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table:number-columns-repeated="3"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689" calcext:value-type="float">
            <text:p>0.26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table:number-columns-repeated="3"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689" calcext:value-type="float">
            <text:p>0.26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table:number-columns-repeated="3"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689" calcext:value-type="float">
            <text:p>0.26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table:number-columns-repeated="3"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689" calcext:value-type="float">
            <text:p>0.26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table:number-columns-repeated="3"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689" calcext:value-type="float">
            <text:p>0.26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table:number-columns-repeated="3"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0692" calcext:value-type="float">
            <text:p>0.0692</text:p>
          </table:table-cell>
          <table:table-cell office:value-type="float" office:value="0" calcext:value-type="float">
            <text:p>0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004" calcext:value-type="float">
            <text:p>0.0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5585" calcext:value-type="float">
            <text:p>0.5585</text:p>
          </table:table-cell>
          <table:table-cell office:value-type="float" office:value="0" calcext:value-type="float">
            <text:p>0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6164" calcext:value-type="float">
            <text:p>0.6164</text:p>
          </table:table-cell>
          <table:table-cell office:value-type="float" office:value="0" calcext:value-type="float">
            <text:p>0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6" calcext:value-type="float">
            <text:p>0.3696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686" calcext:value-type="float">
            <text:p>0.4686</text:p>
          </table:table-cell>
          <table:table-cell office:value-type="float" office:value="0" calcext:value-type="float">
            <text:p>0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4996" calcext:value-type="float">
            <text:p>0.49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9" calcext:value-type="float">
            <text:p>0.4199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4171" calcext:value-type="float">
            <text:p>0.4171</text:p>
          </table:table-cell>
          <table:table-cell office:value-type="float" office:value="0.4996" calcext:value-type="float">
            <text:p>0.49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0354" calcext:value-type="float">
            <text:p>0.0354</text:p>
          </table:table-cell>
          <table:table-cell office:value-type="float" office:value="0" calcext:value-type="float">
            <text:p>0</text:p>
          </table:table-cell>
          <table:table-cell office:value-type="float" office:value="0.461" calcext:value-type="float">
            <text:p>0.461</text:p>
          </table:table-cell>
          <table:table-cell office:value-type="float" office:value="0.235" calcext:value-type="float">
            <text:p>0.235</text:p>
          </table:table-cell>
          <table:table-cell office:value-type="float" office:value="0.4749" calcext:value-type="float">
            <text:p>0.4749</text:p>
          </table:table-cell>
          <table:table-cell office:value-type="float" office:value="0" calcext:value-type="float">
            <text:p>0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997" calcext:value-type="float">
            <text:p>0.499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0967" calcext:value-type="float">
            <text:p>0.0967</text:p>
          </table:table-cell>
          <table:table-cell office:value-type="float" office:value="0" calcext:value-type="float">
            <text:p>0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447" calcext:value-type="float">
            <text:p>0.4447</text:p>
          </table:table-cell>
          <table:table-cell office:value-type="float" office:value="0" calcext:value-type="float">
            <text:p>0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0636" calcext:value-type="float">
            <text:p>0.06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236" calcext:value-type="float">
            <text:p>0.1236</text:p>
          </table:table-cell>
          <table:table-cell office:value-type="float" office:value="0" calcext:value-type="float">
            <text:p>0</text:p>
          </table:table-cell>
          <table:table-cell office:value-type="float" office:value="0.4188" calcext:value-type="float">
            <text:p>0.4188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4314" calcext:value-type="float">
            <text:p>0.4314</text:p>
          </table:table-cell>
          <table:table-cell office:value-type="float" office:value="0" calcext:value-type="float">
            <text:p>0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0617" calcext:value-type="float">
            <text:p>0.06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482" calcext:value-type="float">
            <text:p>0.1482</text:p>
          </table:table-cell>
          <table:table-cell office:value-type="float" office:value="0" calcext:value-type="float">
            <text:p>0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4193" calcext:value-type="float">
            <text:p>0.4193</text:p>
          </table:table-cell>
          <table:table-cell office:value-type="float" office:value="0" calcext:value-type="float">
            <text:p>0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468" calcext:value-type="float">
            <text:p>0.468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06" calcext:value-type="float">
            <text:p>0.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708" calcext:value-type="float">
            <text:p>0.1708</text:p>
          </table:table-cell>
          <table:table-cell office:value-type="float" office:value="0" calcext:value-type="float">
            <text:p>0</text:p>
          </table:table-cell>
          <table:table-cell office:value-type="float" office:value="0.3963" calcext:value-type="float">
            <text:p>0.3963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4082" calcext:value-type="float">
            <text:p>0.4082</text:p>
          </table:table-cell>
          <table:table-cell office:value-type="float" office:value="0" calcext:value-type="float">
            <text:p>0</text:p>
          </table:table-cell>
          <table:table-cell office:value-type="float" office:value="0.456" calcext:value-type="float">
            <text:p>0.456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456" calcext:value-type="float">
            <text:p>0.456</text:p>
          </table:table-cell>
          <table:table-cell office:value-type="float" office:value="0.0584" calcext:value-type="float">
            <text:p>0.05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2169" calcext:value-type="float">
            <text:p>0.2169</text:p>
          </table:table-cell>
          <table:table-cell office:value-type="float" office:value="0" calcext:value-type="float">
            <text:p>0</text:p>
          </table:table-cell>
          <table:table-cell office:value-type="float" office:value="0.3863" calcext:value-type="float">
            <text:p>0.3863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4231" calcext:value-type="float">
            <text:p>0.4231</text:p>
          </table:table-cell>
          <table:table-cell office:value-type="float" office:value="0" calcext:value-type="float">
            <text:p>0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0569" calcext:value-type="float">
            <text:p>0.05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2117" calcext:value-type="float">
            <text:p>0.2117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4129" calcext:value-type="float">
            <text:p>0.4129</text:p>
          </table:table-cell>
          <table:table-cell office:value-type="float" office:value="0" calcext:value-type="float">
            <text:p>0</text:p>
          </table:table-cell>
          <table:table-cell office:value-type="float" office:value="0.4339" calcext:value-type="float">
            <text:p>0.4339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4406" calcext:value-type="float">
            <text:p>0.4406</text:p>
          </table:table-cell>
          <table:table-cell office:value-type="float" office:value="0.4339" calcext:value-type="float">
            <text:p>0.4339</text:p>
          </table:table-cell>
          <table:table-cell office:value-type="float" office:value="0.0556" calcext:value-type="float">
            <text:p>0.0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2069" calcext:value-type="float">
            <text:p>0.2069</text:p>
          </table:table-cell>
          <table:table-cell office:value-type="float" office:value="0" calcext:value-type="float">
            <text:p>0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4035" calcext:value-type="float">
            <text:p>0.4035</text:p>
          </table:table-cell>
          <table:table-cell office:value-type="float" office:value="0" calcext:value-type="float">
            <text:p>0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447" calcext:value-type="float">
            <text:p>0.447</text:p>
          </table:table-cell>
          <table:table-cell office:value-type="float" office:value="0.4305" calcext:value-type="float">
            <text:p>0.4305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0543" calcext:value-type="float">
            <text:p>0.05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3946" calcext:value-type="float">
            <text:p>0.3946</text:p>
          </table:table-cell>
          <table:table-cell office:value-type="float" office:value="0" calcext:value-type="float">
            <text:p>0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421" calcext:value-type="float">
            <text:p>0.421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531" calcext:value-type="float">
            <text:p>0.05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052" calcext:value-type="float">
            <text:p>0.0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4191" calcext:value-type="float">
            <text:p>0.4191</text:p>
          </table:table-cell>
          <table:table-cell office:value-type="float" office:value="0.4037" calcext:value-type="float">
            <text:p>0.4037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0509" calcext:value-type="float">
            <text:p>0.05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902" calcext:value-type="float">
            <text:p>0.1902</text:p>
          </table:table-cell>
          <table:table-cell office:value-type="float" office:value="0" calcext:value-type="float">
            <text:p>0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4109" calcext:value-type="float">
            <text:p>0.4109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0499" calcext:value-type="float">
            <text:p>0.04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1225" calcext:value-type="float">
            <text:p>0.1225</text:p>
          </table:table-cell>
          <table:table-cell table:number-columns-repeated="3" office:value-type="float" office:value="0.6389" calcext:value-type="float">
            <text:p>0.6389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0833" calcext:value-type="float">
            <text:p>0.0833</text:p>
          </table:table-cell>
          <table:table-cell table:number-columns-repeated="2" office:value-type="float" office:value="0.6389" calcext:value-type="float">
            <text:p>0.6389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0833" calcext:value-type="float">
            <text:p>0.08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75" calcext:value-type="float">
            <text:p>0.75</text:p>
          </table:table-cell>
          <table:table-cell office:value-type="float" office:value="0.1176" calcext:value-type="float">
            <text:p>0.117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75" calcext:value-type="float">
            <text:p>0.75</text:p>
          </table:table-cell>
          <table:table-cell office:value-type="float" office:value="0.1176" calcext:value-type="float">
            <text:p>0.117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75" calcext:value-type="float">
            <text:p>0.75</text:p>
          </table:table-cell>
          <table:table-cell office:value-type="float" office:value="0.1176" calcext:value-type="float">
            <text:p>0.117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75" calcext:value-type="float">
            <text:p>0.75</text:p>
          </table:table-cell>
          <table:table-cell office:value-type="float" office:value="0.1176" calcext:value-type="float">
            <text:p>0.117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4683" calcext:value-type="float">
            <text:p>0.468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013" calcext:value-type="float">
            <text:p>0.6013</text:p>
          </table:table-cell>
          <table:table-cell office:value-type="float" office:value="0" calcext:value-type="float">
            <text:p>0</text:p>
          </table:table-cell>
          <table:table-cell office:value-type="float" office:value="0.4683" calcext:value-type="float">
            <text:p>0.468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683" calcext:value-type="float">
            <text:p>0.46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29" calcext:value-type="float">
            <text:p>0.229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" calcext:value-type="float">
            <text:p>0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29" calcext:value-type="float">
            <text:p>0.229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" calcext:value-type="float">
            <text:p>0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29" calcext:value-type="float">
            <text:p>0.229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" calcext:value-type="float">
            <text:p>0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29" calcext:value-type="float">
            <text:p>0.229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29" calcext:value-type="float">
            <text:p>0.229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29" calcext:value-type="float">
            <text:p>0.229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29" calcext:value-type="float">
            <text:p>0.229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29" calcext:value-type="float">
            <text:p>0.229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29" calcext:value-type="float">
            <text:p>0.229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29" calcext:value-type="float">
            <text:p>0.229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29" calcext:value-type="float">
            <text:p>0.229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29" calcext:value-type="float">
            <text:p>0.229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29" calcext:value-type="float">
            <text:p>0.229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927" calcext:value-type="float">
            <text:p>0.2927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927" calcext:value-type="float">
            <text:p>0.2927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927" calcext:value-type="float">
            <text:p>0.2927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2927" calcext:value-type="float">
            <text:p>0.2927</text:p>
          </table:table-cell>
          <table:table-cell table:number-columns-repeated="3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0242" calcext:value-type="float">
            <text:p>0.0242</text:p>
          </table:table-cell>
          <table:table-cell table:number-columns-repeated="2" office:value-type="float" office:value="0.4175" calcext:value-type="float">
            <text:p>0.4175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3713" calcext:value-type="float">
            <text:p>0.3713</text:p>
          </table:table-cell>
          <table:table-cell office:value-type="float" office:value="0.1169" calcext:value-type="float">
            <text:p>0.1169</text:p>
          </table:table-cell>
          <table:table-cell table:number-columns-repeated="2" office:value-type="float" office:value="0.4126" calcext:value-type="float">
            <text:p>0.412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1169" calcext:value-type="float">
            <text:p>0.11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1667" calcext:value-type="float">
            <text:p>0.1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2857" calcext:value-type="float">
            <text:p>0.28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15" calcext:value-type="float">
            <text:p>0.461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67" calcext:value-type="float">
            <text:p>0.4667</text:p>
          </table:table-cell>
          <table:table-cell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7" office:value-type="float" office:value="0.3066" calcext:value-type="float">
            <text:p>0.3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2658" calcext:value-type="float">
            <text:p>0.26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35" calcext:value-type="float">
            <text:p>0.4335</text:p>
          </table:table-cell>
          <table:table-cell office:value-type="float" office:value="0.6994" calcext:value-type="float">
            <text:p>0.6994</text:p>
          </table:table-cell>
          <table:table-cell table:number-columns-repeated="3" office:value-type="float" office:value="0.2658" calcext:value-type="float">
            <text:p>0.2658</text:p>
          </table:table-cell>
          <table:table-cell table:number-columns-repeated="2" office:value-type="float" office:value="0.3987" calcext:value-type="float">
            <text:p>0.3987</text:p>
          </table:table-cell>
          <table:table-cell table:number-columns-repeated="2" office:value-type="float" office:value="0.2658" calcext:value-type="float">
            <text:p>0.265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2385" calcext:value-type="float">
            <text:p>0.23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945" calcext:value-type="float">
            <text:p>0.5945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3412" calcext:value-type="float">
            <text:p>0.3412</text:p>
          </table:table-cell>
          <table:table-cell office:value-type="float" office:value="0.2385" calcext:value-type="float">
            <text:p>0.2385</text:p>
          </table:table-cell>
          <table:table-cell table:number-columns-repeated="2" office:value-type="float" office:value="0.5632" calcext:value-type="float">
            <text:p>0.563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2385" calcext:value-type="float">
            <text:p>0.23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2184" calcext:value-type="float">
            <text:p>0.21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42" calcext:value-type="float">
            <text:p>0.5442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2184" calcext:value-type="float">
            <text:p>0.2184</text:p>
          </table:table-cell>
          <table:table-cell table:number-columns-repeated="2" office:value-type="float" office:value="0.5156" calcext:value-type="float">
            <text:p>0.5156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2184" calcext:value-type="float">
            <text:p>0.21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2748" calcext:value-type="float">
            <text:p>0.27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71" calcext:value-type="float">
            <text:p>0.5771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2026" calcext:value-type="float">
            <text:p>0.2026</text:p>
          </table:table-cell>
          <table:table-cell table:number-columns-repeated="2" office:value-type="float" office:value="0.4784" calcext:value-type="float">
            <text:p>0.4784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2026" calcext:value-type="float">
            <text:p>0.202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3207" calcext:value-type="float">
            <text:p>0.3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039" calcext:value-type="float">
            <text:p>0.6039</text:p>
          </table:table-cell>
          <table:table-cell office:value-type="float" office:value="0.5669" calcext:value-type="float">
            <text:p>0.5669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2531" calcext:value-type="float">
            <text:p>0.2531</text:p>
          </table:table-cell>
          <table:table-cell table:number-columns-repeated="2" office:value-type="float" office:value="0.4482" calcext:value-type="float">
            <text:p>0.4482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2531" calcext:value-type="float">
            <text:p>0.25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359" calcext:value-type="float">
            <text:p>0.3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698" calcext:value-type="float">
            <text:p>0.5698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2388" calcext:value-type="float">
            <text:p>0.2388</text:p>
          </table:table-cell>
          <table:table-cell table:number-columns-repeated="2" office:value-type="float" office:value="0.4793" calcext:value-type="float">
            <text:p>0.4793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2388" calcext:value-type="float">
            <text:p>0.2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43" calcext:value-type="float">
            <text:p>0.4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06" calcext:value-type="float">
            <text:p>0.5406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2265" calcext:value-type="float">
            <text:p>0.2265</text:p>
          </table:table-cell>
          <table:table-cell table:number-columns-repeated="2" office:value-type="float" office:value="0.506" calcext:value-type="float">
            <text:p>0.506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2265" calcext:value-type="float">
            <text:p>0.22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0468" calcext:value-type="float">
            <text:p>0.0468</text:p>
          </table:table-cell>
          <table:table-cell table:number-columns-repeated="2" office:value-type="float" office:value="0.5153" calcext:value-type="float">
            <text:p>0.5153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2159" calcext:value-type="float">
            <text:p>0.2159</text:p>
          </table:table-cell>
          <table:table-cell table:number-columns-repeated="2" office:value-type="float" office:value="0.5291" calcext:value-type="float">
            <text:p>0.5291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2159" calcext:value-type="float">
            <text:p>0.21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0448" calcext:value-type="float">
            <text:p>0.0448</text:p>
          </table:table-cell>
          <table:table-cell table:number-columns-repeated="2" office:value-type="float" office:value="0.493" calcext:value-type="float">
            <text:p>0.493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2066" calcext:value-type="float">
            <text:p>0.2066</text:p>
          </table:table-cell>
          <table:table-cell table:number-columns-repeated="2" office:value-type="float" office:value="0.5062" calcext:value-type="float">
            <text:p>0.5062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2066" calcext:value-type="float">
            <text:p>0.2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0867" calcext:value-type="float">
            <text:p>0.0867</text:p>
          </table:table-cell>
          <table:table-cell table:number-columns-repeated="2" office:value-type="float" office:value="0.493" calcext:value-type="float">
            <text:p>0.493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2066" calcext:value-type="float">
            <text:p>0.2066</text:p>
          </table:table-cell>
          <table:table-cell table:number-columns-repeated="2" office:value-type="float" office:value="0.5062" calcext:value-type="float">
            <text:p>0.5062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2066" calcext:value-type="float">
            <text:p>0.2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0867" calcext:value-type="float">
            <text:p>0.0867</text:p>
          </table:table-cell>
          <table:table-cell table:number-columns-repeated="2" office:value-type="float" office:value="0.5337" calcext:value-type="float">
            <text:p>0.5337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2066" calcext:value-type="float">
            <text:p>0.2066</text:p>
          </table:table-cell>
          <table:table-cell table:number-columns-repeated="2" office:value-type="float" office:value="0.5062" calcext:value-type="float">
            <text:p>0.5062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2066" calcext:value-type="float">
            <text:p>0.2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869" calcext:value-type="float">
            <text:p>0.4869</text:p>
          </table:table-cell>
          <table:table-cell office:value-type="float" office:value="0.0867" calcext:value-type="float">
            <text:p>0.0867</text:p>
          </table:table-cell>
          <table:table-cell table:number-columns-repeated="2" office:value-type="float" office:value="0.5337" calcext:value-type="float">
            <text:p>0.533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2066" calcext:value-type="float">
            <text:p>0.2066</text:p>
          </table:table-cell>
          <table:table-cell table:number-columns-repeated="2" office:value-type="float" office:value="0.5062" calcext:value-type="float">
            <text:p>0.5062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2066" calcext:value-type="float">
            <text:p>0.2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869" calcext:value-type="float">
            <text:p>0.4869</text:p>
          </table:table-cell>
          <table:table-cell office:value-type="float" office:value="0.0867" calcext:value-type="float">
            <text:p>0.0867</text:p>
          </table:table-cell>
          <table:table-cell table:number-columns-repeated="2" office:value-type="float" office:value="0.5337" calcext:value-type="float">
            <text:p>0.533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2066" calcext:value-type="float">
            <text:p>0.2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869" calcext:value-type="float">
            <text:p>0.4869</text:p>
          </table:table-cell>
          <table:table-cell office:value-type="float" office:value="0.0867" calcext:value-type="float">
            <text:p>0.0867</text:p>
          </table:table-cell>
          <table:table-cell table:number-columns-repeated="2" office:value-type="float" office:value="0.5337" calcext:value-type="float">
            <text:p>0.533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2066" calcext:value-type="float">
            <text:p>0.2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869" calcext:value-type="float">
            <text:p>0.4869</text:p>
          </table:table-cell>
          <table:table-cell office:value-type="float" office:value="0.0867" calcext:value-type="float">
            <text:p>0.0867</text:p>
          </table:table-cell>
          <table:table-cell table:number-columns-repeated="2" office:value-type="float" office:value="0.5337" calcext:value-type="float">
            <text:p>0.533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0.515" calcext:value-type="float">
            <text:p>0.515</text:p>
          </table:table-cell>
          <table:table-cell office:value-type="float" office:value="0.2066" calcext:value-type="float">
            <text:p>0.2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869" calcext:value-type="float">
            <text:p>0.4869</text:p>
          </table:table-cell>
          <table:table-cell office:value-type="float" office:value="0.0867" calcext:value-type="float">
            <text:p>0.0867</text:p>
          </table:table-cell>
          <table:table-cell table:number-columns-repeated="2" office:value-type="float" office:value="0.5337" calcext:value-type="float">
            <text:p>0.533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0.515" calcext:value-type="float">
            <text:p>0.515</text:p>
          </table:table-cell>
          <table:table-cell office:value-type="float" office:value="0.2066" calcext:value-type="float">
            <text:p>0.2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869" calcext:value-type="float">
            <text:p>0.4869</text:p>
          </table:table-cell>
          <table:table-cell office:value-type="float" office:value="0.0867" calcext:value-type="float">
            <text:p>0.0867</text:p>
          </table:table-cell>
          <table:table-cell table:number-columns-repeated="2" office:value-type="float" office:value="0.5337" calcext:value-type="float">
            <text:p>0.533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0.515" calcext:value-type="float">
            <text:p>0.515</text:p>
          </table:table-cell>
          <table:table-cell office:value-type="float" office:value="0.2066" calcext:value-type="float">
            <text:p>0.2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869" calcext:value-type="float">
            <text:p>0.4869</text:p>
          </table:table-cell>
          <table:table-cell office:value-type="float" office:value="0.0867" calcext:value-type="float">
            <text:p>0.0867</text:p>
          </table:table-cell>
          <table:table-cell table:number-columns-repeated="2" office:value-type="float" office:value="0.5337" calcext:value-type="float">
            <text:p>0.533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0.515" calcext:value-type="float">
            <text:p>0.515</text:p>
          </table:table-cell>
          <table:table-cell office:value-type="float" office:value="0.2066" calcext:value-type="float">
            <text:p>0.2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017" calcext:value-type="float">
            <text:p>0.017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031" calcext:value-type="float">
            <text:p>0.031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2" calcext:value-type="float">
            <text:p>0.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1162" calcext:value-type="float">
            <text:p>0.11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5" calcext:value-type="float">
            <text:p>0.5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0556" calcext:value-type="float">
            <text:p>0.0556</text:p>
          </table:table-cell>
          <table:table-cell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4286" calcext:value-type="float">
            <text:p>0.42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5" calcext:value-type="float">
            <text:p>0.5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0556" calcext:value-type="float">
            <text:p>0.0556</text:p>
          </table:table-cell>
          <table:table-cell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4286" calcext:value-type="float">
            <text:p>0.42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5" calcext:value-type="float">
            <text:p>0.5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" calcext:value-type="float">
            <text:p>0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" calcext:value-type="float">
            <text:p>0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" calcext:value-type="float">
            <text:p>0</text:p>
          </table:table-cell>
          <table:table-cell office:value-type="float" office:value="0.1329" calcext:value-type="float">
            <text:p>0.1329</text:p>
          </table:table-cell>
          <table:table-cell office:value-type="float" office:value="0" calcext:value-type="float">
            <text:p>0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1329" calcext:value-type="float">
            <text:p>0.13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office:value-type="float" office:value="0.3559" calcext:value-type="float">
            <text:p>0.3559</text:p>
          </table:table-cell>
          <table:table-cell office:value-type="float" office:value="0" calcext:value-type="float">
            <text:p>0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" calcext:value-type="float">
            <text:p>0</text:p>
          </table:table-cell>
          <table:table-cell office:value-type="float" office:value="0.1193" calcext:value-type="float">
            <text:p>0.1193</text:p>
          </table:table-cell>
          <table:table-cell office:value-type="float" office:value="0" calcext:value-type="float">
            <text:p>0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1193" calcext:value-type="float">
            <text:p>0.11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office:value-type="float" office:value="0.3259" calcext:value-type="float">
            <text:p>0.3259</text:p>
          </table:table-cell>
          <table:table-cell office:value-type="float" office:value="0" calcext:value-type="float">
            <text:p>0</text:p>
          </table:table-cell>
          <table:table-cell office:value-type="float" office:value="0.659" calcext:value-type="float">
            <text:p>0.659</text:p>
          </table:table-cell>
          <table:table-cell office:value-type="float" office:value="0" calcext:value-type="float">
            <text:p>0</text:p>
          </table:table-cell>
          <table:table-cell office:value-type="float" office:value="0.2184" calcext:value-type="float">
            <text:p>0.2184</text:p>
          </table:table-cell>
          <table:table-cell office:value-type="float" office:value="0" calcext:value-type="float">
            <text:p>0</text:p>
          </table:table-cell>
          <table:table-cell office:value-type="float" office:value="0.1937" calcext:value-type="float">
            <text:p>0.1937</text:p>
          </table:table-cell>
          <table:table-cell office:value-type="float" office:value="0" calcext:value-type="float">
            <text:p>0</text:p>
          </table:table-cell>
          <table:table-cell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office:value-type="float" office:value="0.1937" calcext:value-type="float">
            <text:p>0.193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3024" calcext:value-type="float">
            <text:p>0.3024</text:p>
          </table:table-cell>
          <table:table-cell office:value-type="float" office:value="0" calcext:value-type="float">
            <text:p>0</text:p>
          </table:table-cell>
          <table:table-cell office:value-type="float" office:value="0.6114" calcext:value-type="float">
            <text:p>0.6114</text:p>
          </table:table-cell>
          <table:table-cell office:value-type="float" office:value="0" calcext:value-type="float">
            <text:p>0</text:p>
          </table:table-cell>
          <table:table-cell office:value-type="float" office:value="0.2026" calcext:value-type="float">
            <text:p>0.2026</text:p>
          </table:table-cell>
          <table:table-cell office:value-type="float" office:value="0" calcext:value-type="float">
            <text:p>0</text:p>
          </table:table-cell>
          <table:table-cell office:value-type="float" office:value="0.1797" calcext:value-type="float">
            <text:p>0.1797</text:p>
          </table:table-cell>
          <table:table-cell office:value-type="float" office:value="0" calcext:value-type="float">
            <text:p>0</text:p>
          </table:table-cell>
          <table:table-cell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office:value-type="float" office:value="0.1797" calcext:value-type="float">
            <text:p>0.17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2832" calcext:value-type="float">
            <text:p>0.2832</text:p>
          </table:table-cell>
          <table:table-cell office:value-type="float" office:value="0" calcext:value-type="float">
            <text:p>0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898" calcext:value-type="float">
            <text:p>0.1898</text:p>
          </table:table-cell>
          <table:table-cell office:value-type="float" office:value="0" calcext:value-type="float">
            <text:p>0</text:p>
          </table:table-cell>
          <table:table-cell office:value-type="float" office:value="0.2948" calcext:value-type="float">
            <text:p>0.2948</text:p>
          </table:table-cell>
          <table:table-cell office:value-type="float" office:value="0" calcext:value-type="float">
            <text:p>0</text:p>
          </table:table-cell>
          <table:table-cell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office:value-type="float" office:value="0.2948" calcext:value-type="float">
            <text:p>0.29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2672" calcext:value-type="float">
            <text:p>0.2672</text:p>
          </table:table-cell>
          <table:table-cell office:value-type="float" office:value="0" calcext:value-type="float">
            <text:p>0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791" calcext:value-type="float">
            <text:p>0.1791</text:p>
          </table:table-cell>
          <table:table-cell office:value-type="float" office:value="0" calcext:value-type="float">
            <text:p>0</text:p>
          </table:table-cell>
          <table:table-cell office:value-type="float" office:value="0.2782" calcext:value-type="float">
            <text:p>0.2782</text:p>
          </table:table-cell>
          <table:table-cell office:value-type="float" office:value="0" calcext:value-type="float">
            <text:p>0</text:p>
          </table:table-cell>
          <table:table-cell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office:value-type="float" office:value="0.2782" calcext:value-type="float">
            <text:p>0.27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3047" calcext:value-type="float">
            <text:p>0.3047</text:p>
          </table:table-cell>
          <table:table-cell office:value-type="float" office:value="0" calcext:value-type="float">
            <text:p>0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699" calcext:value-type="float">
            <text:p>0.1699</text:p>
          </table:table-cell>
          <table:table-cell office:value-type="float" office:value="0" calcext:value-type="float">
            <text:p>0</text:p>
          </table:table-cell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float" office:value="0.264" calcext:value-type="float">
            <text:p>0.26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904" calcext:value-type="float">
            <text:p>0.2904</text:p>
          </table:table-cell>
          <table:table-cell office:value-type="float" office:value="0" calcext:value-type="float">
            <text:p>0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" calcext:value-type="float">
            <text:p>0</text:p>
          </table:table-cell>
          <table:table-cell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904" calcext:value-type="float">
            <text:p>0.2904</text:p>
          </table:table-cell>
          <table:table-cell office:value-type="float" office:value="0" calcext:value-type="float">
            <text:p>0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" calcext:value-type="float">
            <text:p>0</text:p>
          </table:table-cell>
          <table:table-cell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904" calcext:value-type="float">
            <text:p>0.2904</text:p>
          </table:table-cell>
          <table:table-cell office:value-type="float" office:value="0" calcext:value-type="float">
            <text:p>0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" calcext:value-type="float">
            <text:p>0</text:p>
          </table:table-cell>
          <table:table-cell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904" calcext:value-type="float">
            <text:p>0.2904</text:p>
          </table:table-cell>
          <table:table-cell office:value-type="float" office:value="0" calcext:value-type="float">
            <text:p>0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" calcext:value-type="float">
            <text:p>0</text:p>
          </table:table-cell>
          <table:table-cell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904" calcext:value-type="float">
            <text:p>0.2904</text:p>
          </table:table-cell>
          <table:table-cell office:value-type="float" office:value="0" calcext:value-type="float">
            <text:p>0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" calcext:value-type="float">
            <text:p>0</text:p>
          </table:table-cell>
          <table:table-cell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904" calcext:value-type="float">
            <text:p>0.2904</text:p>
          </table:table-cell>
          <table:table-cell office:value-type="float" office:value="0" calcext:value-type="float">
            <text:p>0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" calcext:value-type="float">
            <text:p>0</text:p>
          </table:table-cell>
          <table:table-cell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904" calcext:value-type="float">
            <text:p>0.2904</text:p>
          </table:table-cell>
          <table:table-cell office:value-type="float" office:value="0" calcext:value-type="float">
            <text:p>0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" calcext:value-type="float">
            <text:p>0</text:p>
          </table:table-cell>
          <table:table-cell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" calcext:value-type="float">
            <text:p>0</text:p>
          </table:table-cell>
          <table:table-cell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4889" calcext:value-type="float">
            <text:p>0.4889</text:p>
          </table:table-cell>
          <table:table-cell table:number-columns-repeated="2" office:value-type="float" office:value="0.5333" calcext:value-type="float">
            <text:p>0.5333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" calcext:value-type="float">
            <text:p>0.3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" calcext:value-type="float">
            <text:p>0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4796" calcext:value-type="float">
            <text:p>0.4796</text:p>
          </table:table-cell>
          <table:table-cell table:number-columns-repeated="3"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4796" calcext:value-type="float">
            <text:p>0.4796</text:p>
          </table:table-cell>
          <table:table-cell table:number-columns-repeated="3" office:value-type="float" office:value="0.7602" calcext:value-type="float">
            <text:p>0.7602</text:p>
          </table:table-cell>
          <table:table-cell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627" calcext:value-type="float">
            <text:p>0.5627</text:p>
          </table:table-cell>
          <table:table-cell table:number-columns-repeated="3" office:value-type="float" office:value="0.6388" calcext:value-type="float">
            <text:p>0.6388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403" calcext:value-type="float">
            <text:p>0.40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403" calcext:value-type="float">
            <text:p>0.4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627" calcext:value-type="float">
            <text:p>0.5627</text:p>
          </table:table-cell>
          <table:table-cell table:number-columns-repeated="3" office:value-type="float" office:value="0.6388" calcext:value-type="float">
            <text:p>0.6388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403" calcext:value-type="float">
            <text:p>0.40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403" calcext:value-type="float">
            <text:p>0.4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5627" calcext:value-type="float">
            <text:p>0.5627</text:p>
          </table:table-cell>
          <table:table-cell table:number-columns-repeated="2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5627" calcext:value-type="float">
            <text:p>0.5627</text:p>
          </table:table-cell>
          <table:table-cell table:number-columns-repeated="2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5627" calcext:value-type="float">
            <text:p>0.5627</text:p>
          </table:table-cell>
          <table:table-cell table:number-columns-repeated="2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5627" calcext:value-type="float">
            <text:p>0.5627</text:p>
          </table:table-cell>
          <table:table-cell table:number-columns-repeated="2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5627" calcext:value-type="float">
            <text:p>0.5627</text:p>
          </table:table-cell>
          <table:table-cell table:number-columns-repeated="2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551" calcext:value-type="float">
            <text:p>0.6551</text:p>
          </table:table-cell>
          <table:table-cell table:number-columns-repeated="2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551" calcext:value-type="float">
            <text:p>0.6551</text:p>
          </table:table-cell>
          <table:table-cell table:number-columns-repeated="2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551" calcext:value-type="float">
            <text:p>0.6551</text:p>
          </table:table-cell>
          <table:table-cell table:number-columns-repeated="2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551" calcext:value-type="float">
            <text:p>0.6551</text:p>
          </table:table-cell>
          <table:table-cell table:number-columns-repeated="2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551" calcext:value-type="float">
            <text:p>0.6551</text:p>
          </table:table-cell>
          <table:table-cell table:number-columns-repeated="2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551" calcext:value-type="float">
            <text:p>0.6551</text:p>
          </table:table-cell>
          <table:table-cell table:number-columns-repeated="2" office:value-type="float" office:value="0.8422" calcext:value-type="float">
            <text:p>0.8422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551" calcext:value-type="float">
            <text:p>0.6551</text:p>
          </table:table-cell>
          <table:table-cell table:number-columns-repeated="2" office:value-type="float" office:value="0.8422" calcext:value-type="float">
            <text:p>0.8422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551" calcext:value-type="float">
            <text:p>0.6551</text:p>
          </table:table-cell>
          <table:table-cell table:number-columns-repeated="2" office:value-type="float" office:value="0.8422" calcext:value-type="float">
            <text:p>0.8422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551" calcext:value-type="float">
            <text:p>0.6551</text:p>
          </table:table-cell>
          <table:table-cell table:number-columns-repeated="2" office:value-type="float" office:value="0.8422" calcext:value-type="float">
            <text:p>0.8422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551" calcext:value-type="float">
            <text:p>0.6551</text:p>
          </table:table-cell>
          <table:table-cell table:number-columns-repeated="2" office:value-type="float" office:value="0.8422" calcext:value-type="float">
            <text:p>0.8422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551" calcext:value-type="float">
            <text:p>0.6551</text:p>
          </table:table-cell>
          <table:table-cell table:number-columns-repeated="2" office:value-type="float" office:value="0.8422" calcext:value-type="float">
            <text:p>0.8422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419" calcext:value-type="float">
            <text:p>0.419</text:p>
          </table:table-cell>
          <table:table-cell table:number-columns-repeated="2" office:value-type="float" office:value="0.6036" calcext:value-type="float">
            <text:p>0.6036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4295" calcext:value-type="float">
            <text:p>0.4295</text:p>
          </table:table-cell>
          <table:table-cell table:number-columns-repeated="2" office:value-type="float" office:value="0.6293" calcext:value-type="float">
            <text:p>0.6293</text:p>
          </table:table-cell>
          <table:table-cell office:value-type="float" office:value="0.5279" calcext:value-type="float">
            <text:p>0.5279</text:p>
          </table:table-cell>
          <table:table-cell office:value-type="float" office:value="0.4295" calcext:value-type="float">
            <text:p>0.42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3846" calcext:value-type="float">
            <text:p>0.384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table:number-columns-repeated="3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3846" calcext:value-type="float">
            <text:p>0.384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table:number-columns-repeated="3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3846" calcext:value-type="float">
            <text:p>0.384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667" calcext:value-type="float">
            <text:p>0.2667</text:p>
          </table:table-cell>
          <table:table-cell table:number-columns-repeated="2" office:value-type="float" office:value="0.3846" calcext:value-type="float">
            <text:p>0.384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667" calcext:value-type="float">
            <text:p>0.2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3846" calcext:value-type="float">
            <text:p>0.384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667" calcext:value-type="float">
            <text:p>0.2667</text:p>
          </table:table-cell>
          <table:table-cell table:number-columns-repeated="2" office:value-type="float" office:value="0.3846" calcext:value-type="float">
            <text:p>0.384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667" calcext:value-type="float">
            <text:p>0.2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46" calcext:value-type="float">
            <text:p>0.384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46" calcext:value-type="float">
            <text:p>0.384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46" calcext:value-type="float">
            <text:p>0.384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46" calcext:value-type="float">
            <text:p>0.384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131" calcext:value-type="float">
            <text:p>0.61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table:number-columns-repeated="4"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table:number-columns-repeated="2" office:value-type="float" office:value="0.7039" calcext:value-type="float">
            <text:p>0.70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6367" calcext:value-type="float">
            <text:p>0.6367</text:p>
          </table:table-cell>
          <table:table-cell table:number-columns-repeated="4" office:value-type="float" office:value="0.5856" calcext:value-type="float">
            <text:p>0.5856</text:p>
          </table:table-cell>
          <table:table-cell table:number-columns-repeated="2" office:value-type="float" office:value="0.6367" calcext:value-type="float">
            <text:p>0.6367</text:p>
          </table:table-cell>
          <table:table-cell table:number-columns-repeated="2" office:value-type="float" office:value="0.5856" calcext:value-type="float">
            <text:p>0.58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  <table:table-cell table:number-columns-repeated="2" office:value-type="float" office:value="0.5531" calcext:value-type="float">
            <text:p>0.5531</text:p>
          </table:table-cell>
          <table:table-cell table:number-columns-repeated="2" office:value-type="float" office:value="0.5087" calcext:value-type="float">
            <text:p>0.50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  <table:table-cell table:number-columns-repeated="2" office:value-type="float" office:value="0.5531" calcext:value-type="float">
            <text:p>0.5531</text:p>
          </table:table-cell>
          <table:table-cell table:number-columns-repeated="2" office:value-type="float" office:value="0.5087" calcext:value-type="float">
            <text:p>0.50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573" calcext:value-type="float">
            <text:p>0.573</text:p>
          </table:table-cell>
          <table:table-cell table:number-columns-repeated="2" office:value-type="float" office:value="0.5531" calcext:value-type="float">
            <text:p>0.5531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6662" calcext:value-type="float">
            <text:p>0.666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73" calcext:value-type="float">
            <text:p>0.573</text:p>
          </table:table-cell>
          <table:table-cell table:number-columns-repeated="2" office:value-type="float" office:value="0.5531" calcext:value-type="float">
            <text:p>0.5531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6662" calcext:value-type="float">
            <text:p>0.666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73" calcext:value-type="float">
            <text:p>0.573</text:p>
          </table:table-cell>
          <table:table-cell table:number-columns-repeated="2" office:value-type="float" office:value="0.5531" calcext:value-type="float">
            <text:p>0.5531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6662" calcext:value-type="float">
            <text:p>0.666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73" calcext:value-type="float">
            <text:p>0.573</text:p>
          </table:table-cell>
          <table:table-cell table:number-columns-repeated="2" office:value-type="float" office:value="0.6512" calcext:value-type="float">
            <text:p>0.651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6662" calcext:value-type="float">
            <text:p>0.666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73" calcext:value-type="float">
            <text:p>0.573</text:p>
          </table:table-cell>
          <table:table-cell table:number-columns-repeated="2" office:value-type="float" office:value="0.6512" calcext:value-type="float">
            <text:p>0.651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6662" calcext:value-type="float">
            <text:p>0.666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6647" calcext:value-type="float">
            <text:p>0.6647</text:p>
          </table:table-cell>
          <table:table-cell table:number-columns-repeated="2" office:value-type="float" office:value="0.7428" calcext:value-type="float">
            <text:p>0.7428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7579" calcext:value-type="float">
            <text:p>0.75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6647" calcext:value-type="float">
            <text:p>0.6647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47" calcext:value-type="float">
            <text:p>0.6647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956" calcext:value-type="float">
            <text:p>0.5956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956" calcext:value-type="float">
            <text:p>0.59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47" calcext:value-type="float">
            <text:p>0.6647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803" calcext:value-type="float">
            <text:p>0.68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47" calcext:value-type="float">
            <text:p>0.6647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803" calcext:value-type="float">
            <text:p>0.68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47" calcext:value-type="float">
            <text:p>0.6647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7861" calcext:value-type="float">
            <text:p>0.7861</text:p>
          </table:table-cell>
          <table:table-cell office:value-type="float" office:value="0.6803" calcext:value-type="float">
            <text:p>0.68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47" calcext:value-type="float">
            <text:p>0.6647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7861" calcext:value-type="float">
            <text:p>0.7861</text:p>
          </table:table-cell>
          <table:table-cell office:value-type="float" office:value="0.6803" calcext:value-type="float">
            <text:p>0.68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47" calcext:value-type="float">
            <text:p>0.6647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7861" calcext:value-type="float">
            <text:p>0.7861</text:p>
          </table:table-cell>
          <table:table-cell office:value-type="float" office:value="0.6803" calcext:value-type="float">
            <text:p>0.68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47" calcext:value-type="float">
            <text:p>0.6647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7861" calcext:value-type="float">
            <text:p>0.7861</text:p>
          </table:table-cell>
          <table:table-cell office:value-type="float" office:value="0.6803" calcext:value-type="float">
            <text:p>0.68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18" calcext:value-type="float">
            <text:p>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.3295" calcext:value-type="float">
            <text:p>0.3295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188" calcext:value-type="float">
            <text:p>0.188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88" calcext:value-type="float">
            <text:p>0.188</text:p>
          </table:table-cell>
          <table:table-cell office:value-type="float" office:value="0.0907" calcext:value-type="float">
            <text:p>0.09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2353" calcext:value-type="float">
            <text:p>0.235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545" calcext:value-type="float">
            <text:p>0.454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85" calcext:value-type="float">
            <text:p>0.5385</text:p>
          </table:table-cell>
          <table:table-cell office:value-type="float" office:value="0.4211" calcext:value-type="float">
            <text:p>0.42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211" calcext:value-type="float">
            <text:p>0.42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2072" calcext:value-type="float">
            <text:p>0.2072</text:p>
          </table:table-cell>
          <table:table-cell table:number-columns-repeated="3" office:value-type="float" office:value="0.6367" calcext:value-type="float">
            <text:p>0.6367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table:number-columns-repeated="3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92" calcext:value-type="float">
            <text:p>0.592</text:p>
          </table:table-cell>
          <table:table-cell office:value-type="float" office:value="0.1927" calcext:value-type="float">
            <text:p>0.1927</text:p>
          </table:table-cell>
          <table:table-cell table:number-columns-repeated="3" office:value-type="float" office:value="0.6622" calcext:value-type="float">
            <text:p>0.6622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592" calcext:value-type="float">
            <text:p>0.592</text:p>
          </table:table-cell>
          <table:table-cell office:value-type="float" office:value="0.1815" calcext:value-type="float">
            <text:p>0.1815</text:p>
          </table:table-cell>
          <table:table-cell table:number-columns-repeated="3" office:value-type="float" office:value="0.592" calcext:value-type="float">
            <text:p>0.592</text:p>
          </table:table-cell>
          <table:table-cell office:value-type="float" office:value="0.1815" calcext:value-type="float">
            <text:p>0.181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56" calcext:value-type="float">
            <text:p>0.556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.6827" calcext:value-type="float">
            <text:p>0.6827</text:p>
          </table:table-cell>
          <table:table-cell office:value-type="float" office:value="0.622" calcext:value-type="float">
            <text:p>0.622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556" calcext:value-type="float">
            <text:p>0.556</text:p>
          </table:table-cell>
          <table:table-cell office:value-type="float" office:value="0.2312" calcext:value-type="float">
            <text:p>0.2312</text:p>
          </table:table-cell>
          <table:table-cell table:number-columns-repeated="3" office:value-type="float" office:value="0.556" calcext:value-type="float">
            <text:p>0.556</text:p>
          </table:table-cell>
          <table:table-cell office:value-type="float" office:value="0.2312" calcext:value-type="float">
            <text:p>0.23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1712" calcext:value-type="float">
            <text:p>0.1712</text:p>
          </table:table-cell>
          <table:table-cell table:number-columns-repeated="2" office:value-type="float" office:value="0.646" calcext:value-type="float">
            <text:p>0.646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2188" calcext:value-type="float">
            <text:p>0.21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1629" calcext:value-type="float">
            <text:p>0.1629</text:p>
          </table:table-cell>
          <table:table-cell table:number-columns-repeated="2" office:value-type="float" office:value="0.6631" calcext:value-type="float">
            <text:p>0.6631</text:p>
          </table:table-cell>
          <table:table-cell office:value-type="float" office:value="0.56" calcext:value-type="float">
            <text:p>0.56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2082" calcext:value-type="float">
            <text:p>0.20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1557" calcext:value-type="float">
            <text:p>0.1557</text:p>
          </table:table-cell>
          <table:table-cell table:number-columns-repeated="2" office:value-type="float" office:value="0.6338" calcext:value-type="float">
            <text:p>0.6338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199" calcext:value-type="float">
            <text:p>0.199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199" calcext:value-type="float">
            <text:p>0.1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928" calcext:value-type="float">
            <text:p>0.5928</text:p>
          </table:table-cell>
          <table:table-cell office:value-type="float" office:value="0.1494" calcext:value-type="float">
            <text:p>0.1494</text:p>
          </table:table-cell>
          <table:table-cell table:number-columns-repeated="2" office:value-type="float" office:value="0.6081" calcext:value-type="float">
            <text:p>0.6081</text:p>
          </table:table-cell>
          <table:table-cell office:value-type="float" office:value="0.5559" calcext:value-type="float">
            <text:p>0.5559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2316" calcext:value-type="float">
            <text:p>0.23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704" calcext:value-type="float">
            <text:p>0.5704</text:p>
          </table:table-cell>
          <table:table-cell office:value-type="float" office:value="0.1438" calcext:value-type="float">
            <text:p>0.1438</text:p>
          </table:table-cell>
          <table:table-cell table:number-columns-repeated="2" office:value-type="float" office:value="0.5851" calcext:value-type="float">
            <text:p>0.5851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2228" calcext:value-type="float">
            <text:p>0.22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1387" calcext:value-type="float">
            <text:p>0.1387</text:p>
          </table:table-cell>
          <table:table-cell table:number-columns-repeated="2" office:value-type="float" office:value="0.5997" calcext:value-type="float">
            <text:p>0.5997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2149" calcext:value-type="float">
            <text:p>0.21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1341" calcext:value-type="float">
            <text:p>0.1341</text:p>
          </table:table-cell>
          <table:table-cell table:number-columns-repeated="2" office:value-type="float" office:value="0.613" calcext:value-type="float">
            <text:p>0.613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339" calcext:value-type="float">
            <text:p>0.339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494" calcext:value-type="float">
            <text:p>0.494</text:p>
          </table:table-cell>
          <table:table-cell office:value-type="float" office:value="0.412" calcext:value-type="float">
            <text:p>0.412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2078" calcext:value-type="float">
            <text:p>0.20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1299" calcext:value-type="float">
            <text:p>0.1299</text:p>
          </table:table-cell>
          <table:table-cell table:number-columns-repeated="2" office:value-type="float" office:value="0.5938" calcext:value-type="float">
            <text:p>0.5938</text:p>
          </table:table-cell>
          <table:table-cell office:value-type="float" office:value="0.5174" calcext:value-type="float">
            <text:p>0.5174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5126" calcext:value-type="float">
            <text:p>0.5126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26" calcext:value-type="float">
            <text:p>0.5126</text:p>
          </table:table-cell>
          <table:table-cell office:value-type="float" office:value="0.2013" calcext:value-type="float">
            <text:p>0.20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5762" calcext:value-type="float">
            <text:p>0.5762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953" calcext:value-type="float">
            <text:p>0.195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171" calcext:value-type="float">
            <text:p>0.5171</text:p>
          </table:table-cell>
          <table:table-cell office:value-type="float" office:value="0.1789" calcext:value-type="float">
            <text:p>0.1789</text:p>
          </table:table-cell>
          <table:table-cell table:number-columns-repeated="2" office:value-type="float" office:value="0.5882" calcext:value-type="float">
            <text:p>0.5882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4834" calcext:value-type="float">
            <text:p>0.4834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4834" calcext:value-type="float">
            <text:p>0.4834</text:p>
          </table:table-cell>
          <table:table-cell office:value-type="float" office:value="0.1898" calcext:value-type="float">
            <text:p>0.18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301" calcext:value-type="float">
            <text:p>0.5301</text:p>
          </table:table-cell>
          <table:table-cell office:value-type="float" office:value="0.228" calcext:value-type="float">
            <text:p>0.228</text:p>
          </table:table-cell>
          <table:table-cell table:number-columns-repeated="2" office:value-type="float" office:value="0.5723" calcext:value-type="float">
            <text:p>0.5723</text:p>
          </table:table-cell>
          <table:table-cell office:value-type="float" office:value="0.5297" calcext:value-type="float">
            <text:p>0.5297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4703" calcext:value-type="float">
            <text:p>0.4703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439" calcext:value-type="float">
            <text:p>0.439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4703" calcext:value-type="float">
            <text:p>0.4703</text:p>
          </table:table-cell>
          <table:table-cell office:value-type="float" office:value="0.1847" calcext:value-type="float">
            <text:p>0.18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2221" calcext:value-type="float">
            <text:p>0.2221</text:p>
          </table:table-cell>
          <table:table-cell table:number-columns-repeated="2" office:value-type="float" office:value="0.5833" calcext:value-type="float">
            <text:p>0.5833</text:p>
          </table:table-cell>
          <table:table-cell office:value-type="float" office:value="0.5161" calcext:value-type="float">
            <text:p>0.5161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2221" calcext:value-type="float">
            <text:p>0.2221</text:p>
          </table:table-cell>
          <table:table-cell table:number-columns-repeated="2" office:value-type="float" office:value="0.5833" calcext:value-type="float">
            <text:p>0.5833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2221" calcext:value-type="float">
            <text:p>0.2221</text:p>
          </table:table-cell>
          <table:table-cell table:number-columns-repeated="2" office:value-type="float" office:value="0.5833" calcext:value-type="float">
            <text:p>0.5833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606" calcext:value-type="float">
            <text:p>0.606</text:p>
          </table:table-cell>
          <table:table-cell office:value-type="float" office:value="0.7116" calcext:value-type="float">
            <text:p>0.7116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2306" calcext:value-type="float">
            <text:p>0.2306</text:p>
          </table:table-cell>
          <table:table-cell table:number-columns-repeated="2" office:value-type="float" office:value="0.6296" calcext:value-type="float">
            <text:p>0.6296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2306" calcext:value-type="float">
            <text:p>0.23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0909" calcext:value-type="float">
            <text:p>0.090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.8571" calcext:value-type="float">
            <text:p>0.8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0909" calcext:value-type="float">
            <text:p>0.090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.8571" calcext:value-type="float">
            <text:p>0.8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2143" calcext:value-type="float">
            <text:p>0.2143</text:p>
          </table:table-cell>
          <table:table-cell table:number-columns-repeated="2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2143" calcext:value-type="float">
            <text:p>0.21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2143" calcext:value-type="float">
            <text:p>0.2143</text:p>
          </table:table-cell>
          <table:table-cell table:number-columns-repeated="2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2143" calcext:value-type="float">
            <text:p>0.21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55" calcext:value-type="float">
            <text:p>0.545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8571" calcext:value-type="float">
            <text:p>0.85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8066" calcext:value-type="float">
            <text:p>0.8066</text:p>
          </table:table-cell>
          <table:table-cell table:number-columns-repeated="3" office:value-type="float" office:value="0.3066" calcext:value-type="float">
            <text:p>0.3066</text:p>
          </table:table-cell>
          <table:table-cell table:number-columns-repeated="2" office:value-type="float" office:value="0.1934" calcext:value-type="float">
            <text:p>0.1934</text:p>
          </table:table-cell>
          <table:table-cell table:number-columns-repeated="2" office:value-type="float" office:value="0.3066" calcext:value-type="float">
            <text:p>0.30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4335" calcext:value-type="float">
            <text:p>0.4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658" calcext:value-type="float">
            <text:p>0.2658</text:p>
          </table:table-cell>
          <table:table-cell table:number-columns-repeated="2" office:value-type="float" office:value="0.4335" calcext:value-type="float">
            <text:p>0.4335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658" calcext:value-type="float">
            <text:p>0.265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5945" calcext:value-type="float">
            <text:p>0.59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2385" calcext:value-type="float">
            <text:p>0.2385</text:p>
          </table:table-cell>
          <table:table-cell table:number-columns-repeated="2" office:value-type="float" office:value="0.4917" calcext:value-type="float">
            <text:p>0.4917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2385" calcext:value-type="float">
            <text:p>0.23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287" calcext:value-type="float">
            <text:p>0.6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.6837" calcext:value-type="float">
            <text:p>0.6837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3028" calcext:value-type="float">
            <text:p>0.3028</text:p>
          </table:table-cell>
          <table:table-cell table:number-columns-repeated="2" office:value-type="float" office:value="0.6191" calcext:value-type="float">
            <text:p>0.6191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3028" calcext:value-type="float">
            <text:p>0.30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555" calcext:value-type="float">
            <text:p>0.65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052" calcext:value-type="float">
            <text:p>0.6052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281" calcext:value-type="float">
            <text:p>0.281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281" calcext:value-type="float">
            <text:p>0.281</text:p>
          </table:table-cell>
          <table:table-cell table:number-columns-repeated="2" office:value-type="float" office:value="0.6466" calcext:value-type="float">
            <text:p>0.6466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281" calcext:value-type="float">
            <text:p>0.28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14" calcext:value-type="float">
            <text:p>0.6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02" calcext:value-type="float">
            <text:p>0.6302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table:number-columns-repeated="2" office:value-type="float" office:value="0.669" calcext:value-type="float">
            <text:p>0.6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14" calcext:value-type="float">
            <text:p>0.6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01" calcext:value-type="float">
            <text:p>0.6901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table:number-columns-repeated="2" office:value-type="float" office:value="0.669" calcext:value-type="float">
            <text:p>0.6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14" calcext:value-type="float">
            <text:p>0.6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01" calcext:value-type="float">
            <text:p>0.6901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table:number-columns-repeated="2" office:value-type="float" office:value="0.669" calcext:value-type="float">
            <text:p>0.6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14" calcext:value-type="float">
            <text:p>0.6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01" calcext:value-type="float">
            <text:p>0.6901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table:number-columns-repeated="2" office:value-type="float" office:value="0.669" calcext:value-type="float">
            <text:p>0.6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14" calcext:value-type="float">
            <text:p>0.614</text:p>
          </table:table-cell>
          <table:table-cell office:value-type="float" office:value="0.0529" calcext:value-type="float">
            <text:p>0.0529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table:number-columns-repeated="2" office:value-type="float" office:value="0.669" calcext:value-type="float">
            <text:p>0.6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14" calcext:value-type="float">
            <text:p>0.614</text:p>
          </table:table-cell>
          <table:table-cell office:value-type="float" office:value="0.0529" calcext:value-type="float">
            <text:p>0.0529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table:number-columns-repeated="2" office:value-type="float" office:value="0.669" calcext:value-type="float">
            <text:p>0.6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14" calcext:value-type="float">
            <text:p>0.614</text:p>
          </table:table-cell>
          <table:table-cell office:value-type="float" office:value="0.0529" calcext:value-type="float">
            <text:p>0.0529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table:number-columns-repeated="2" office:value-type="float" office:value="0.669" calcext:value-type="float">
            <text:p>0.6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29" calcext:value-type="float">
            <text:p>0.0529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table:number-columns-repeated="2" office:value-type="float" office:value="0.669" calcext:value-type="float">
            <text:p>0.6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29" calcext:value-type="float">
            <text:p>0.0529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table:number-columns-repeated="2" office:value-type="float" office:value="0.669" calcext:value-type="float">
            <text:p>0.6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29" calcext:value-type="float">
            <text:p>0.0529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table:number-columns-repeated="2" office:value-type="float" office:value="0.669" calcext:value-type="float">
            <text:p>0.6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29" calcext:value-type="float">
            <text:p>0.0529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table:number-columns-repeated="2" office:value-type="float" office:value="0.669" calcext:value-type="float">
            <text:p>0.6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29" calcext:value-type="float">
            <text:p>0.0529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table:number-columns-repeated="2" office:value-type="float" office:value="0.669" calcext:value-type="float">
            <text:p>0.6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29" calcext:value-type="float">
            <text:p>0.0529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table:number-columns-repeated="2" office:value-type="float" office:value="0.669" calcext:value-type="float">
            <text:p>0.6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29" calcext:value-type="float">
            <text:p>0.0529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table:number-columns-repeated="2" office:value-type="float" office:value="0.669" calcext:value-type="float">
            <text:p>0.6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3938" calcext:value-type="float">
            <text:p>0.3938</text:p>
          </table:table-cell>
          <table:table-cell table:number-columns-repeated="2" office:value-type="float" office:value="0.4292" calcext:value-type="float">
            <text:p>0.4292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26" calcext:value-type="float">
            <text:p>0.26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26" calcext:value-type="float">
            <text:p>0.2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5714" calcext:value-type="float">
            <text:p>0.5714</text:p>
          </table:table-cell>
          <table:table-cell table:number-columns-repeated="3" office:value-type="float" office:value="0.4545" calcext:value-type="float">
            <text:p>0.454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5556" calcext:value-type="float">
            <text:p>0.5556</text:p>
          </table:table-cell>
          <table:table-cell table:number-columns-repeated="3" office:value-type="float" office:value="0.4545" calcext:value-type="float">
            <text:p>0.4545</text:p>
          </table:table-cell>
          <table:table-cell office:value-type="float" office:value="0.4375" calcext:value-type="float">
            <text:p>0.43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4375" calcext:value-type="float">
            <text:p>0.43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375" calcext:value-type="float">
            <text:p>0.43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2961" calcext:value-type="float">
            <text:p>0.2961</text:p>
          </table:table-cell>
          <table:table-cell table:number-columns-repeated="6" office:value-type="float" office:value="0.7654" calcext:value-type="float">
            <text:p>0.76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2463" calcext:value-type="float">
            <text:p>0.2463</text:p>
          </table:table-cell>
          <table:table-cell table:number-columns-repeated="2" office:value-type="float" office:value="0.6367" calcext:value-type="float">
            <text:p>0.6367</text:p>
          </table:table-cell>
          <table:table-cell table:number-columns-repeated="3" office:value-type="float" office:value="0.8048" calcext:value-type="float">
            <text:p>0.8048</text:p>
          </table:table-cell>
          <table:table-cell office:value-type="float" office:value="0.6367" calcext:value-type="float">
            <text:p>0.63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592" calcext:value-type="float">
            <text:p>0.592</text:p>
          </table:table-cell>
          <table:table-cell office:value-type="float" office:value="0.7483" calcext:value-type="float">
            <text:p>0.7483</text:p>
          </table:table-cell>
          <table:table-cell table:number-columns-repeated="2" office:value-type="float" office:value="0.7324" calcext:value-type="float">
            <text:p>0.7324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7324" calcext:value-type="float">
            <text:p>0.7324</text:p>
          </table:table-cell>
          <table:table-cell table:number-columns-repeated="3" office:value-type="float" office:value="0.7483" calcext:value-type="float">
            <text:p>0.7483</text:p>
          </table:table-cell>
          <table:table-cell office:value-type="float" office:value="0.7324" calcext:value-type="float">
            <text:p>0.73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7029" calcext:value-type="float">
            <text:p>0.7029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2151" calcext:value-type="float">
            <text:p>0.2151</text:p>
          </table:table-cell>
          <table:table-cell table:number-columns-repeated="2" office:value-type="float" office:value="0.6879" calcext:value-type="float">
            <text:p>0.6879</text:p>
          </table:table-cell>
          <table:table-cell table:number-columns-repeated="3" office:value-type="float" office:value="0.7029" calcext:value-type="float">
            <text:p>0.7029</text:p>
          </table:table-cell>
          <table:table-cell office:value-type="float" office:value="0.6879" calcext:value-type="float">
            <text:p>0.687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911" calcext:value-type="float">
            <text:p>0.6911</text:p>
          </table:table-cell>
          <table:table-cell office:value-type="float" office:value="0.6651" calcext:value-type="float">
            <text:p>0.6651</text:p>
          </table:table-cell>
          <table:table-cell table:number-columns-repeated="2" office:value-type="float" office:value="0.6509" calcext:value-type="float">
            <text:p>0.6509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2035" calcext:value-type="float">
            <text:p>0.2035</text:p>
          </table:table-cell>
          <table:table-cell table:number-columns-repeated="2" office:value-type="float" office:value="0.6509" calcext:value-type="float">
            <text:p>0.6509</text:p>
          </table:table-cell>
          <table:table-cell table:number-columns-repeated="3" office:value-type="float" office:value="0.6651" calcext:value-type="float">
            <text:p>0.6651</text:p>
          </table:table-cell>
          <table:table-cell office:value-type="float" office:value="0.6509" calcext:value-type="float">
            <text:p>0.65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577" calcext:value-type="float">
            <text:p>0.6577</text:p>
          </table:table-cell>
          <table:table-cell office:value-type="float" office:value="0.6329" calcext:value-type="float">
            <text:p>0.6329</text:p>
          </table:table-cell>
          <table:table-cell table:number-columns-repeated="2" office:value-type="float" office:value="0.6194" calcext:value-type="float">
            <text:p>0.6194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1937" calcext:value-type="float">
            <text:p>0.1937</text:p>
          </table:table-cell>
          <table:table-cell table:number-columns-repeated="2" office:value-type="float" office:value="0.6194" calcext:value-type="float">
            <text:p>0.6194</text:p>
          </table:table-cell>
          <table:table-cell table:number-columns-repeated="3" office:value-type="float" office:value="0.6329" calcext:value-type="float">
            <text:p>0.6329</text:p>
          </table:table-cell>
          <table:table-cell office:value-type="float" office:value="0.6194" calcext:value-type="float">
            <text:p>0.61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6049" calcext:value-type="float">
            <text:p>0.6049</text:p>
          </table:table-cell>
          <table:table-cell table:number-columns-repeated="2" office:value-type="float" office:value="0.5921" calcext:value-type="float">
            <text:p>0.5921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2735" calcext:value-type="float">
            <text:p>0.2735</text:p>
          </table:table-cell>
          <table:table-cell table:number-columns-repeated="2" office:value-type="float" office:value="0.5921" calcext:value-type="float">
            <text:p>0.5921</text:p>
          </table:table-cell>
          <table:table-cell table:number-columns-repeated="3" office:value-type="float" office:value="0.6049" calcext:value-type="float">
            <text:p>0.6049</text:p>
          </table:table-cell>
          <table:table-cell office:value-type="float" office:value="0.5921" calcext:value-type="float">
            <text:p>0.59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621" calcext:value-type="float">
            <text:p>0.621</text:p>
          </table:table-cell>
          <table:table-cell table:number-columns-repeated="2" office:value-type="float" office:value="0.6087" calcext:value-type="float">
            <text:p>0.6087</text:p>
          </table:table-cell>
          <table:table-cell office:value-type="float" office:value="0.621" calcext:value-type="float">
            <text:p>0.621</text:p>
          </table:table-cell>
          <table:table-cell office:value-type="float" office:value="0.2623" calcext:value-type="float">
            <text:p>0.2623</text:p>
          </table:table-cell>
          <table:table-cell table:number-columns-repeated="2" office:value-type="float" office:value="0.568" calcext:value-type="float">
            <text:p>0.568</text:p>
          </table:table-cell>
          <table:table-cell table:number-columns-repeated="3" office:value-type="float" office:value="0.5803" calcext:value-type="float">
            <text:p>0.5803</text:p>
          </table:table-cell>
          <table:table-cell office:value-type="float" office:value="0.568" calcext:value-type="float">
            <text:p>0.5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6995" calcext:value-type="float">
            <text:p>0.6995</text:p>
          </table:table-cell>
          <table:table-cell table:number-columns-repeated="2" office:value-type="float" office:value="0.6479" calcext:value-type="float">
            <text:p>0.6479</text:p>
          </table:table-cell>
          <table:table-cell office:value-type="float" office:value="0.621" calcext:value-type="float">
            <text:p>0.621</text:p>
          </table:table-cell>
          <table:table-cell office:value-type="float" office:value="0.2623" calcext:value-type="float">
            <text:p>0.2623</text:p>
          </table:table-cell>
          <table:table-cell table:number-columns-repeated="2" office:value-type="float" office:value="0.568" calcext:value-type="float">
            <text:p>0.568</text:p>
          </table:table-cell>
          <table:table-cell table:number-columns-repeated="3" office:value-type="float" office:value="0.5803" calcext:value-type="float">
            <text:p>0.5803</text:p>
          </table:table-cell>
          <table:table-cell office:value-type="float" office:value="0.568" calcext:value-type="float">
            <text:p>0.5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6995" calcext:value-type="float">
            <text:p>0.6995</text:p>
          </table:table-cell>
          <table:table-cell table:number-columns-repeated="2" office:value-type="float" office:value="0.6479" calcext:value-type="float">
            <text:p>0.6479</text:p>
          </table:table-cell>
          <table:table-cell office:value-type="float" office:value="0.659" calcext:value-type="float">
            <text:p>0.659</text:p>
          </table:table-cell>
          <table:table-cell office:value-type="float" office:value="0.3004" calcext:value-type="float">
            <text:p>0.3004</text:p>
          </table:table-cell>
          <table:table-cell table:number-columns-repeated="2" office:value-type="float" office:value="0.568" calcext:value-type="float">
            <text:p>0.568</text:p>
          </table:table-cell>
          <table:table-cell table:number-columns-repeated="3" office:value-type="float" office:value="0.5803" calcext:value-type="float">
            <text:p>0.5803</text:p>
          </table:table-cell>
          <table:table-cell office:value-type="float" office:value="0.568" calcext:value-type="float">
            <text:p>0.5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6995" calcext:value-type="float">
            <text:p>0.6995</text:p>
          </table:table-cell>
          <table:table-cell table:number-columns-repeated="2" office:value-type="float" office:value="0.6479" calcext:value-type="float">
            <text:p>0.6479</text:p>
          </table:table-cell>
          <table:table-cell office:value-type="float" office:value="0.659" calcext:value-type="float">
            <text:p>0.659</text:p>
          </table:table-cell>
          <table:table-cell office:value-type="float" office:value="0.3004" calcext:value-type="float">
            <text:p>0.3004</text:p>
          </table:table-cell>
          <table:table-cell table:number-columns-repeated="2" office:value-type="float" office:value="0.568" calcext:value-type="float">
            <text:p>0.568</text:p>
          </table:table-cell>
          <table:table-cell table:number-columns-repeated="3" office:value-type="float" office:value="0.5803" calcext:value-type="float">
            <text:p>0.5803</text:p>
          </table:table-cell>
          <table:table-cell office:value-type="float" office:value="0.568" calcext:value-type="float">
            <text:p>0.5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6995" calcext:value-type="float">
            <text:p>0.6995</text:p>
          </table:table-cell>
          <table:table-cell table:number-columns-repeated="2" office:value-type="float" office:value="0.6479" calcext:value-type="float">
            <text:p>0.6479</text:p>
          </table:table-cell>
          <table:table-cell office:value-type="float" office:value="0.659" calcext:value-type="float">
            <text:p>0.659</text:p>
          </table:table-cell>
          <table:table-cell office:value-type="float" office:value="0.3004" calcext:value-type="float">
            <text:p>0.3004</text:p>
          </table:table-cell>
          <table:table-cell table:number-columns-repeated="2" office:value-type="float" office:value="0.568" calcext:value-type="float">
            <text:p>0.568</text:p>
          </table:table-cell>
          <table:table-cell table:number-columns-repeated="3" office:value-type="float" office:value="0.5803" calcext:value-type="float">
            <text:p>0.5803</text:p>
          </table:table-cell>
          <table:table-cell office:value-type="float" office:value="0.568" calcext:value-type="float">
            <text:p>0.5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6995" calcext:value-type="float">
            <text:p>0.6995</text:p>
          </table:table-cell>
          <table:table-cell table:number-columns-repeated="2" office:value-type="float" office:value="0.6831" calcext:value-type="float">
            <text:p>0.6831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3004" calcext:value-type="float">
            <text:p>0.3004</text:p>
          </table:table-cell>
          <table:table-cell table:number-columns-repeated="2" office:value-type="float" office:value="0.568" calcext:value-type="float">
            <text:p>0.568</text:p>
          </table:table-cell>
          <table:table-cell table:number-columns-repeated="3" office:value-type="float" office:value="0.5803" calcext:value-type="float">
            <text:p>0.5803</text:p>
          </table:table-cell>
          <table:table-cell office:value-type="float" office:value="0.568" calcext:value-type="float">
            <text:p>0.5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6995" calcext:value-type="float">
            <text:p>0.6995</text:p>
          </table:table-cell>
          <table:table-cell table:number-columns-repeated="2" office:value-type="float" office:value="0.7175" calcext:value-type="float">
            <text:p>0.7175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004" calcext:value-type="float">
            <text:p>0.3004</text:p>
          </table:table-cell>
          <table:table-cell table:number-columns-repeated="2" office:value-type="float" office:value="0.568" calcext:value-type="float">
            <text:p>0.568</text:p>
          </table:table-cell>
          <table:table-cell table:number-columns-repeated="3" office:value-type="float" office:value="0.5803" calcext:value-type="float">
            <text:p>0.5803</text:p>
          </table:table-cell>
          <table:table-cell office:value-type="float" office:value="0.568" calcext:value-type="float">
            <text:p>0.5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6995" calcext:value-type="float">
            <text:p>0.6995</text:p>
          </table:table-cell>
          <table:table-cell table:number-columns-repeated="2" office:value-type="float" office:value="0.7175" calcext:value-type="float">
            <text:p>0.7175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68" calcext:value-type="float">
            <text:p>0.5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7326" calcext:value-type="float">
            <text:p>0.7326</text:p>
          </table:table-cell>
          <table:table-cell table:number-columns-repeated="2" office:value-type="float" office:value="0.7175" calcext:value-type="float">
            <text:p>0.7175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68" calcext:value-type="float">
            <text:p>0.5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7326" calcext:value-type="float">
            <text:p>0.7326</text:p>
          </table:table-cell>
          <table:table-cell table:number-columns-repeated="2" office:value-type="float" office:value="0.7175" calcext:value-type="float">
            <text:p>0.7175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68" calcext:value-type="float">
            <text:p>0.5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7326" calcext:value-type="float">
            <text:p>0.7326</text:p>
          </table:table-cell>
          <table:table-cell table:number-columns-repeated="2" office:value-type="float" office:value="0.7175" calcext:value-type="float">
            <text:p>0.7175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68" calcext:value-type="float">
            <text:p>0.5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0352" calcext:value-type="float">
            <text:p>0.0352</text:p>
          </table:table-cell>
          <table:table-cell table:number-columns-repeated="2" office:value-type="float" office:value="0.4696" calcext:value-type="float">
            <text:p>0.4696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45" calcext:value-type="float">
            <text:p>0.4545</text:p>
          </table:table-cell>
          <table:table-cell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4545" calcext:value-type="float">
            <text:p>0.4545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44" calcext:value-type="float">
            <text:p>0.44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4545" calcext:value-type="float">
            <text:p>0.45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375" calcext:value-type="float">
            <text:p>0.3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951" calcext:value-type="float">
            <text:p>0.69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951" calcext:value-type="float">
            <text:p>0.6951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1345" calcext:value-type="float">
            <text:p>0.1345</text:p>
          </table:table-cell>
          <table:table-cell table:number-columns-repeated="3" office:value-type="float" office:value="0.6951" calcext:value-type="float">
            <text:p>0.6951</text:p>
          </table:table-cell>
          <table:table-cell office:value-type="float" office:value="0.1345" calcext:value-type="float">
            <text:p>0.13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0762" calcext:value-type="float">
            <text:p>0.0762</text:p>
          </table:table-cell>
          <table:table-cell table:number-columns-repeated="3" office:value-type="float" office:value="0.7183" calcext:value-type="float">
            <text:p>0.7183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7183" calcext:value-type="float">
            <text:p>0.7183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1242" calcext:value-type="float">
            <text:p>0.124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0712" calcext:value-type="float">
            <text:p>0.0712</text:p>
          </table:table-cell>
          <table:table-cell table:number-columns-repeated="3" office:value-type="float" office:value="0.7368" calcext:value-type="float">
            <text:p>0.7368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2471" calcext:value-type="float">
            <text:p>0.24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0671" calcext:value-type="float">
            <text:p>0.0671</text:p>
          </table:table-cell>
          <table:table-cell table:number-columns-repeated="3" office:value-type="float" office:value="0.752" calcext:value-type="float">
            <text:p>0.752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2329" calcext:value-type="float">
            <text:p>0.23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0636" calcext:value-type="float">
            <text:p>0.0636</text:p>
          </table:table-cell>
          <table:table-cell table:number-columns-repeated="3" office:value-type="float" office:value="0.713" calcext:value-type="float">
            <text:p>0.713</text:p>
          </table:table-cell>
          <table:table-cell office:value-type="float" office:value="0.317" calcext:value-type="float">
            <text:p>0.317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3245" calcext:value-type="float">
            <text:p>0.32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549" calcext:value-type="float">
            <text:p>0.1549</text:p>
          </table:table-cell>
          <table:table-cell table:number-columns-repeated="3" office:value-type="float" office:value="0.6794" calcext:value-type="float">
            <text:p>0.6794</text:p>
          </table:table-cell>
          <table:table-cell office:value-type="float" office:value="0.302" calcext:value-type="float">
            <text:p>0.302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4035" calcext:value-type="float">
            <text:p>0.40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1482" calcext:value-type="float">
            <text:p>0.1482</text:p>
          </table:table-cell>
          <table:table-cell table:number-columns-repeated="2" office:value-type="float" office:value="0.6933" calcext:value-type="float">
            <text:p>0.6933</text:p>
          </table:table-cell>
          <table:table-cell office:value-type="float" office:value="0.65" calcext:value-type="float">
            <text:p>0.65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386" calcext:value-type="float">
            <text:p>0.386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386" calcext:value-type="float">
            <text:p>0.3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422" calcext:value-type="float">
            <text:p>0.1422</text:p>
          </table:table-cell>
          <table:table-cell table:number-columns-repeated="2" office:value-type="float" office:value="0.6655" calcext:value-type="float">
            <text:p>0.6655</text:p>
          </table:table-cell>
          <table:table-cell office:value-type="float" office:value="0.664" calcext:value-type="float">
            <text:p>0.66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3705" calcext:value-type="float">
            <text:p>0.37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1369" calcext:value-type="float">
            <text:p>0.1369</text:p>
          </table:table-cell>
          <table:table-cell table:number-columns-repeated="2" office:value-type="float" office:value="0.7154" calcext:value-type="float">
            <text:p>0.7154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1369" calcext:value-type="float">
            <text:p>0.1369</text:p>
          </table:table-cell>
          <table:table-cell table:number-columns-repeated="2" office:value-type="float" office:value="0.7154" calcext:value-type="float">
            <text:p>0.7154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1369" calcext:value-type="float">
            <text:p>0.1369</text:p>
          </table:table-cell>
          <table:table-cell table:number-columns-repeated="2" office:value-type="float" office:value="0.7154" calcext:value-type="float">
            <text:p>0.7154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472" calcext:value-type="float">
            <text:p>0.6472</text:p>
          </table:table-cell>
          <table:table-cell office:value-type="float" office:value="0.1369" calcext:value-type="float">
            <text:p>0.1369</text:p>
          </table:table-cell>
          <table:table-cell table:number-columns-repeated="2" office:value-type="float" office:value="0.7154" calcext:value-type="float">
            <text:p>0.7154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472" calcext:value-type="float">
            <text:p>0.6472</text:p>
          </table:table-cell>
          <table:table-cell office:value-type="float" office:value="0.1369" calcext:value-type="float">
            <text:p>0.1369</text:p>
          </table:table-cell>
          <table:table-cell table:number-columns-repeated="2" office:value-type="float" office:value="0.7154" calcext:value-type="float">
            <text:p>0.7154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472" calcext:value-type="float">
            <text:p>0.6472</text:p>
          </table:table-cell>
          <table:table-cell office:value-type="float" office:value="0.1369" calcext:value-type="float">
            <text:p>0.1369</text:p>
          </table:table-cell>
          <table:table-cell table:number-columns-repeated="2" office:value-type="float" office:value="0.7486" calcext:value-type="float">
            <text:p>0.7486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798" calcext:value-type="float">
            <text:p>0.6798</text:p>
          </table:table-cell>
          <table:table-cell office:value-type="float" office:value="0.1369" calcext:value-type="float">
            <text:p>0.1369</text:p>
          </table:table-cell>
          <table:table-cell table:number-columns-repeated="2" office:value-type="float" office:value="0.7486" calcext:value-type="float">
            <text:p>0.7486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798" calcext:value-type="float">
            <text:p>0.6798</text:p>
          </table:table-cell>
          <table:table-cell office:value-type="float" office:value="0.1369" calcext:value-type="float">
            <text:p>0.1369</text:p>
          </table:table-cell>
          <table:table-cell table:number-columns-repeated="2" office:value-type="float" office:value="0.7486" calcext:value-type="float">
            <text:p>0.7486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798" calcext:value-type="float">
            <text:p>0.6798</text:p>
          </table:table-cell>
          <table:table-cell office:value-type="float" office:value="0.1369" calcext:value-type="float">
            <text:p>0.1369</text:p>
          </table:table-cell>
          <table:table-cell table:number-columns-repeated="2" office:value-type="float" office:value="0.7486" calcext:value-type="float">
            <text:p>0.7486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4533" calcext:value-type="float">
            <text:p>0.453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905" calcext:value-type="float">
            <text:p>0.0905</text:p>
          </table:table-cell>
          <table:table-cell office:value-type="float" office:value="0" calcext:value-type="float">
            <text:p>0</text:p>
          </table:table-cell>
          <table:table-cell office:value-type="float" office:value="0.0905" calcext:value-type="float">
            <text:p>0.0905</text:p>
          </table:table-cell>
          <table:table-cell office:value-type="float" office:value="0" calcext:value-type="float">
            <text:p>0</text:p>
          </table:table-cell>
          <table:table-cell office:value-type="float" office:value="0.0905" calcext:value-type="float">
            <text:p>0.090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677" calcext:value-type="float">
            <text:p>0.1677</text:p>
          </table:table-cell>
          <table:table-cell table:number-columns-repeated="3" office:value-type="float" office:value="0.6994" calcext:value-type="float">
            <text:p>0.699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2532" calcext:value-type="float">
            <text:p>0.2532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275" calcext:value-type="float">
            <text:p>0.62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5156" calcext:value-type="float">
            <text:p>0.5156</text:p>
          </table:table-cell>
          <table:table-cell office:value-type="float" office:value="0.4008" calcext:value-type="float">
            <text:p>0.4008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5156" calcext:value-type="float">
            <text:p>0.5156</text:p>
          </table:table-cell>
          <table:table-cell office:value-type="float" office:value="0.5563" calcext:value-type="float">
            <text:p>0.5563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1556" calcext:value-type="float">
            <text:p>0.1556</text:p>
          </table:table-cell>
          <table:table-cell office:value-type="float" office:value="0" calcext:value-type="float">
            <text:p>0</text:p>
          </table:table-cell>
          <table:table-cell office:value-type="float" office:value="0.1556" calcext:value-type="float">
            <text:p>0.1556</text:p>
          </table:table-cell>
          <table:table-cell office:value-type="float" office:value="0" calcext:value-type="float">
            <text:p>0</text:p>
          </table:table-cell>
          <table:table-cell office:value-type="float" office:value="0.1556" calcext:value-type="float">
            <text:p>0.15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5563" calcext:value-type="float">
            <text:p>0.5563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5563" calcext:value-type="float">
            <text:p>0.5563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5563" calcext:value-type="float">
            <text:p>0.5563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5563" calcext:value-type="float">
            <text:p>0.5563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5563" calcext:value-type="float">
            <text:p>0.5563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5563" calcext:value-type="float">
            <text:p>0.5563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5563" calcext:value-type="float">
            <text:p>0.5563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5563" calcext:value-type="float">
            <text:p>0.5563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5563" calcext:value-type="float">
            <text:p>0.5563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5563" calcext:value-type="float">
            <text:p>0.5563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5563" calcext:value-type="float">
            <text:p>0.5563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5563" calcext:value-type="float">
            <text:p>0.5563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5563" calcext:value-type="float">
            <text:p>0.5563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5563" calcext:value-type="float">
            <text:p>0.5563</text:p>
          </table:table-cell>
          <table:table-cell table:number-columns-repeated="2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2447" calcext:value-type="float">
            <text:p>0.24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2447" calcext:value-type="float">
            <text:p>0.24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2447" calcext:value-type="float">
            <text:p>0.24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2447" calcext:value-type="float">
            <text:p>0.24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314" calcext:value-type="float">
            <text:p>0.2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office:value-type="float" office:value="0.2447" calcext:value-type="float">
            <text:p>0.24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314" calcext:value-type="float">
            <text:p>0.2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21" calcext:value-type="float">
            <text:p>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3721" calcext:value-type="float">
            <text:p>0.3721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56" calcext:value-type="float">
            <text:p>0.11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5" calcext:value-type="float">
            <text:p>0.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385" calcext:value-type="float">
            <text:p>0.538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" calcext:value-type="float">
            <text:p>0.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778" calcext:value-type="float">
            <text:p>0.7778</text:p>
          </table:table-cell>
          <table:table-cell table:number-columns-repeated="2" office:value-type="float" office:value="0.4375" calcext:value-type="float">
            <text:p>0.437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5385" calcext:value-type="float">
            <text:p>0.538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1" calcext:value-type="float">
            <text:p>1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  <table:table-cell office:value-type="float" office:value="1" calcext:value-type="float">
            <text:p>1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7975" calcext:value-type="float">
            <text:p>0.7975</text:p>
          </table:table-cell>
          <table:table-cell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9652" calcext:value-type="float">
            <text:p>0.96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1" calcext:value-type="float">
            <text:p>1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866" calcext:value-type="float">
            <text:p>0.866</text:p>
          </table:table-cell>
          <table:table-cell office:value-type="float" office:value="0.8183" calcext:value-type="float">
            <text:p>0.8183</text:p>
          </table:table-cell>
          <table:table-cell office:value-type="float" office:value="1" calcext:value-type="float">
            <text:p>1</text:p>
          </table:table-cell>
          <table:table-cell office:value-type="float" office:value="0.778" calcext:value-type="float">
            <text:p>0.778</text:p>
          </table:table-cell>
          <table:table-cell office:value-type="float" office:value="0.866" calcext:value-type="float">
            <text:p>0.866</text:p>
          </table:table-cell>
          <table:table-cell office:value-type="float" office:value="0.8973" calcext:value-type="float">
            <text:p>0.8973</text:p>
          </table:table-cell>
          <table:table-cell office:value-type="float" office:value="1" calcext:value-type="float">
            <text:p>1</text:p>
          </table:table-cell>
          <table:table-cell office:value-type="float" office:value="0.778" calcext:value-type="float">
            <text:p>0.7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1" calcext:value-type="float">
            <text:p>1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7123" calcext:value-type="float">
            <text:p>0.71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5797" calcext:value-type="float">
            <text:p>0.5797</text:p>
          </table:table-cell>
          <table:table-cell office:value-type="float" office:value="0.786" calcext:value-type="float">
            <text:p>0.786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6609" calcext:value-type="float">
            <text:p>0.66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859" calcext:value-type="float">
            <text:p>0.859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6823" calcext:value-type="float">
            <text:p>0.6823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714" calcext:value-type="float">
            <text:p>0.714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6823" calcext:value-type="float">
            <text:p>0.68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5721" calcext:value-type="float">
            <text:p>0.5721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674" calcext:value-type="float">
            <text:p>0.674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6438" calcext:value-type="float">
            <text:p>0.64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7639" calcext:value-type="float">
            <text:p>0.7639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7998" calcext:value-type="float">
            <text:p>0.7998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6109" calcext:value-type="float">
            <text:p>0.61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7281" calcext:value-type="float">
            <text:p>0.7281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5823" calcext:value-type="float">
            <text:p>0.58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6" calcext:value-type="float">
            <text:p>0.80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7399" calcext:value-type="float">
            <text:p>0.7399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628" calcext:value-type="float">
            <text:p>0.628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6525" calcext:value-type="float">
            <text:p>0.6525</text:p>
          </table:table-cell>
          <table:table-cell office:value-type="float" office:value="0.5829" calcext:value-type="float">
            <text:p>0.5829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5571" calcext:value-type="float">
            <text:p>0.55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7001" calcext:value-type="float">
            <text:p>0.7001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6665" calcext:value-type="float">
            <text:p>0.6665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5347" calcext:value-type="float">
            <text:p>0.53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5773" calcext:value-type="float">
            <text:p>0.5773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7361" calcext:value-type="float">
            <text:p>0.7361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7178" calcext:value-type="float">
            <text:p>0.7178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7178" calcext:value-type="float">
            <text:p>0.7178</text:p>
          </table:table-cell>
          <table:table-cell office:value-type="float" office:value="0.5146" calcext:value-type="float">
            <text:p>0.51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5569" calcext:value-type="float">
            <text:p>0.5569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65" calcext:value-type="float">
            <text:p>0.65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5194" calcext:value-type="float">
            <text:p>0.5194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4964" calcext:value-type="float">
            <text:p>0.496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6283" calcext:value-type="float">
            <text:p>0.6283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4799" calcext:value-type="float">
            <text:p>0.4799</text:p>
          </table:table-cell>
          <table:table-cell office:value-type="float" office:value="0.6315" calcext:value-type="float">
            <text:p>0.6315</text:p>
          </table:table-cell>
          <table:table-cell office:value-type="float" office:value="0.5021" calcext:value-type="float">
            <text:p>0.5021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4799" calcext:value-type="float">
            <text:p>0.47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046" calcext:value-type="float">
            <text:p>0.7046</text:p>
          </table:table-cell>
          <table:table-cell office:value-type="float" office:value="0.5213" calcext:value-type="float">
            <text:p>0.5213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64" calcext:value-type="float">
            <text:p>0.64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4862" calcext:value-type="float">
            <text:p>0.4862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4647" calcext:value-type="float">
            <text:p>0.46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835" calcext:value-type="float">
            <text:p>0.6835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4507" calcext:value-type="float">
            <text:p>0.4507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4716" calcext:value-type="float">
            <text:p>0.4716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4507" calcext:value-type="float">
            <text:p>0.45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549" calcext:value-type="float">
            <text:p>0.549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686" calcext:value-type="float">
            <text:p>0.686</text:p>
          </table:table-cell>
          <table:table-cell office:value-type="float" office:value="0.603" calcext:value-type="float">
            <text:p>0.60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4581" calcext:value-type="float">
            <text:p>0.458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4378" calcext:value-type="float">
            <text:p>0.43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5939" calcext:value-type="float">
            <text:p>0.5939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5603" calcext:value-type="float">
            <text:p>0.5603</text:p>
          </table:table-cell>
          <table:table-cell office:value-type="float" office:value="0.4455" calcext:value-type="float">
            <text:p>0.4455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4258" calcext:value-type="float">
            <text:p>0.425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676" calcext:value-type="float">
            <text:p>0.676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4146" calcext:value-type="float">
            <text:p>0.41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03" calcext:value-type="float">
            <text:p>0.07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table:number-columns-repeated="10" office:value-type="float" office:value="0.6131" calcext:value-type="float">
            <text:p>0.61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2961" calcext:value-type="float">
            <text:p>0.2961</text:p>
          </table:table-cell>
          <table:table-cell table:number-columns-repeated="10" office:value-type="float" office:value="0.4693" calcext:value-type="float">
            <text:p>0.46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2463" calcext:value-type="float">
            <text:p>0.2463</text:p>
          </table:table-cell>
          <table:table-cell table:number-columns-repeated="10" office:value-type="float" office:value="0.3904" calcext:value-type="float">
            <text:p>0.39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214" calcext:value-type="float">
            <text:p>0.214</text:p>
          </table:table-cell>
          <table:table-cell table:number-columns-repeated="10" office:value-type="float" office:value="0.3392" calcext:value-type="float">
            <text:p>0.33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1909" calcext:value-type="float">
            <text:p>0.1909</text:p>
          </table:table-cell>
          <table:table-cell table:number-columns-repeated="10" office:value-type="float" office:value="0.3026" calcext:value-type="float">
            <text:p>0.302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1818" calcext:value-type="float">
            <text:p>0.1818</text:p>
          </table:table-cell>
          <table:table-cell table:number-columns-repeated="10" office:value-type="float" office:value="0.2881" calcext:value-type="float">
            <text:p>0.288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1739" calcext:value-type="float">
            <text:p>0.1739</text:p>
          </table:table-cell>
          <table:table-cell table:number-columns-repeated="10" office:value-type="float" office:value="0.2756" calcext:value-type="float">
            <text:p>0.27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1669" calcext:value-type="float">
            <text:p>0.1669</text:p>
          </table:table-cell>
          <table:table-cell table:number-columns-repeated="10" office:value-type="float" office:value="0.2646" calcext:value-type="float">
            <text:p>0.26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1976" calcext:value-type="float">
            <text:p>0.1976</text:p>
          </table:table-cell>
          <table:table-cell table:number-columns-repeated="10" office:value-type="float" office:value="0.2548" calcext:value-type="float">
            <text:p>0.25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1908" calcext:value-type="float">
            <text:p>0.1908</text:p>
          </table:table-cell>
          <table:table-cell table:number-columns-repeated="10" office:value-type="float" office:value="0.2461" calcext:value-type="float">
            <text:p>0.24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1847" calcext:value-type="float">
            <text:p>0.1847</text:p>
          </table:table-cell>
          <table:table-cell table:number-columns-repeated="7" office:value-type="float" office:value="0.2382" calcext:value-type="float">
            <text:p>0.2382</text:p>
          </table:table-cell>
          <table:table-cell office:value-type="float" office:value="0.2703" calcext:value-type="float">
            <text:p>0.2703</text:p>
          </table:table-cell>
          <table:table-cell table:number-columns-repeated="2" office:value-type="float" office:value="0.2382" calcext:value-type="float">
            <text:p>0.23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1791" calcext:value-type="float">
            <text:p>0.1791</text:p>
          </table:table-cell>
          <table:table-cell table:number-columns-repeated="7" office:value-type="float" office:value="0.2309" calcext:value-type="float">
            <text:p>0.2309</text:p>
          </table:table-cell>
          <table:table-cell office:value-type="float" office:value="0.2622" calcext:value-type="float">
            <text:p>0.2622</text:p>
          </table:table-cell>
          <table:table-cell table:number-columns-repeated="2" office:value-type="float" office:value="0.2309" calcext:value-type="float">
            <text:p>0.23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243" calcext:value-type="float">
            <text:p>0.2243</text:p>
          </table:table-cell>
          <table:table-cell office:value-type="float" office:value="0.1739" calcext:value-type="float">
            <text:p>0.1739</text:p>
          </table:table-cell>
          <table:table-cell table:number-columns-repeated="7" office:value-type="float" office:value="0.2243" calcext:value-type="float">
            <text:p>0.2243</text:p>
          </table:table-cell>
          <table:table-cell office:value-type="float" office:value="0.2546" calcext:value-type="float">
            <text:p>0.2546</text:p>
          </table:table-cell>
          <table:table-cell table:number-columns-repeated="2" office:value-type="float" office:value="0.2243" calcext:value-type="float">
            <text:p>0.22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1692" calcext:value-type="float">
            <text:p>0.1692</text:p>
          </table:table-cell>
          <table:table-cell table:number-columns-repeated="7" office:value-type="float" office:value="0.2182" calcext:value-type="float">
            <text:p>0.2182</text:p>
          </table:table-cell>
          <table:table-cell office:value-type="float" office:value="0.2477" calcext:value-type="float">
            <text:p>0.2477</text:p>
          </table:table-cell>
          <table:table-cell table:number-columns-repeated="2" office:value-type="float" office:value="0.2182" calcext:value-type="float">
            <text:p>0.21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1648" calcext:value-type="float">
            <text:p>0.1648</text:p>
          </table:table-cell>
          <table:table-cell table:number-columns-repeated="5"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158" calcext:value-type="float">
            <text:p>0.2158</text:p>
          </table:table-cell>
          <table:table-cell table:number-columns-repeated="5"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158" calcext:value-type="float">
            <text:p>0.2158</text:p>
          </table:table-cell>
          <table:table-cell table:number-columns-repeated="5"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776" calcext:value-type="float">
            <text:p>0.677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" calcext:value-type="float">
            <text:p>0.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" calcext:value-type="float">
            <text:p>0.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131" calcext:value-type="float">
            <text:p>0.613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039" calcext:value-type="float">
            <text:p>0.7039</text:p>
          </table:table-cell>
          <table:table-cell table:number-columns-repeated="11" office:value-type="float" office:value="0.7654" calcext:value-type="float">
            <text:p>0.76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134" calcext:value-type="float">
            <text:p>0.21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25" calcext:value-type="float">
            <text:p>0.2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167" calcext:value-type="float">
            <text:p>0.41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.6131" calcext:value-type="float">
            <text:p>0.61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2961" calcext:value-type="float">
            <text:p>0.296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7654" calcext:value-type="float">
            <text:p>0.7654</text:p>
          </table:table-cell>
          <table:table-cell table:number-columns-repeated="7" office:value-type="float" office:value="0.4693" calcext:value-type="float">
            <text:p>0.46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367" calcext:value-type="float">
            <text:p>0.6367</text:p>
          </table:table-cell>
          <table:table-cell office:value-type="float" office:value="0.5585" calcext:value-type="float">
            <text:p>0.5585</text:p>
          </table:table-cell>
          <table:table-cell table:number-columns-repeated="6" office:value-type="float" office:value="0.3904" calcext:value-type="float">
            <text:p>0.39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214" calcext:value-type="float">
            <text:p>0.2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531" calcext:value-type="float">
            <text:p>0.5531</text:p>
          </table:table-cell>
          <table:table-cell office:value-type="float" office:value="0.4852" calcext:value-type="float">
            <text:p>0.4852</text:p>
          </table:table-cell>
          <table:table-cell table:number-columns-repeated="6" office:value-type="float" office:value="0.3392" calcext:value-type="float">
            <text:p>0.33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1078" calcext:value-type="float">
            <text:p>0.1078</text:p>
          </table:table-cell>
          <table:table-cell table:number-columns-repeated="3" office:value-type="float" office:value="0.4935" calcext:value-type="float">
            <text:p>0.4935</text:p>
          </table:table-cell>
          <table:table-cell office:value-type="float" office:value="0.4329" calcext:value-type="float">
            <text:p>0.4329</text:p>
          </table:table-cell>
          <table:table-cell table:number-columns-repeated="3" office:value-type="float" office:value="0.3026" calcext:value-type="float">
            <text:p>0.3026</text:p>
          </table:table-cell>
          <table:table-cell office:value-type="float" office:value="0.4104" calcext:value-type="float">
            <text:p>0.4104</text:p>
          </table:table-cell>
          <table:table-cell table:number-columns-repeated="2" office:value-type="float" office:value="0.3026" calcext:value-type="float">
            <text:p>0.302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1895" calcext:value-type="float">
            <text:p>0.1895</text:p>
          </table:table-cell>
          <table:table-cell table:number-columns-repeated="3" office:value-type="float" office:value="0.4483" calcext:value-type="float">
            <text:p>0.4483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644" calcext:value-type="float">
            <text:p>0.4644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665" calcext:value-type="float">
            <text:p>0.36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1744" calcext:value-type="float">
            <text:p>0.1744</text:p>
          </table:table-cell>
          <table:table-cell table:number-columns-repeated="3" office:value-type="float" office:value="0.4125" calcext:value-type="float">
            <text:p>0.41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171" calcext:value-type="float">
            <text:p>0.4171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171" calcext:value-type="float">
            <text:p>0.41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2328" calcext:value-type="float">
            <text:p>0.2328</text:p>
          </table:table-cell>
          <table:table-cell table:number-columns-repeated="3" office:value-type="float" office:value="0.3833" calcext:value-type="float">
            <text:p>0.3833</text:p>
          </table:table-cell>
          <table:table-cell office:value-type="float" office:value="0.3363" calcext:value-type="float">
            <text:p>0.3363</text:p>
          </table:table-cell>
          <table:table-cell office:value-type="float" office:value="0.235" calcext:value-type="float">
            <text:p>0.23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235" calcext:value-type="float">
            <text:p>0.235</text:p>
          </table:table-cell>
          <table:table-cell office:value-type="float" office:value="0.3875" calcext:value-type="float">
            <text:p>0.38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218" calcext:value-type="float">
            <text:p>0.218</text:p>
          </table:table-cell>
          <table:table-cell office:value-type="float" office:value="0.359" calcext:value-type="float">
            <text:p>0.359</text:p>
          </table:table-cell>
          <table:table-cell office:value-type="float" office:value="0.4226" calcext:value-type="float">
            <text:p>0.422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149" calcext:value-type="float">
            <text:p>0.3149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3629" calcext:value-type="float">
            <text:p>0.36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456" calcext:value-type="float">
            <text:p>0.456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3997" calcext:value-type="float">
            <text:p>0.39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4316" calcext:value-type="float">
            <text:p>0.43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185" calcext:value-type="float">
            <text:p>0.185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415" calcext:value-type="float">
            <text:p>0.41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185" calcext:value-type="float">
            <text:p>0.185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415" calcext:value-type="float">
            <text:p>0.41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415" calcext:value-type="float">
            <text:p>0.41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17" calcext:value-type="float">
            <text:p>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3192" calcext:value-type="float">
            <text:p>0.3192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3178" calcext:value-type="float">
            <text:p>0.31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6" calcext:value-type="float">
            <text:p>0.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" calcext:value-type="float">
            <text:p>0.8</text:p>
          </table:table-cell>
          <table:table-cell office:value-type="float" office:value="0.4167" calcext:value-type="float">
            <text:p>0.4167</text:p>
          </table:table-cell>
          <table:table-cell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5385" calcext:value-type="float">
            <text:p>0.5385</text:p>
          </table:table-cell>
          <table:table-cell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office:value-type="float" office:value="0.4118" calcext:value-type="float">
            <text:p>0.4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1" calcext:value-type="float">
            <text:p>1</text:p>
          </table:table-cell>
          <table:table-cell office:value-type="float" office:value="0.6199" calcext:value-type="float">
            <text:p>0.6199</text:p>
          </table:table-cell>
          <table:table-cell office:value-type="float" office:value="1" calcext:value-type="float">
            <text:p>1</text:p>
          </table:table-cell>
          <table:table-cell office:value-type="float" office:value="0.3801" calcext:value-type="float">
            <text:p>0.3801</text:p>
          </table:table-cell>
          <table:table-cell table:number-columns-repeated="6" office:value-type="float" office:value="0.6199" calcext:value-type="float">
            <text:p>0.61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4791" calcext:value-type="float">
            <text:p>0.4791</text:p>
          </table:table-cell>
          <table:table-cell office:value-type="float" office:value="1" calcext:value-type="float">
            <text:p>1</text:p>
          </table:table-cell>
          <table:table-cell office:value-type="float" office:value="0.6806" calcext:value-type="float">
            <text:p>0.6806</text:p>
          </table:table-cell>
          <table:table-cell office:value-type="float" office:value="1" calcext:value-type="float">
            <text:p>1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6806" calcext:value-type="float">
            <text:p>0.68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5421" calcext:value-type="float">
            <text:p>0.5421</text:p>
          </table:table-cell>
          <table:table-cell office:value-type="float" office:value="1" calcext:value-type="float">
            <text:p>1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5983" calcext:value-type="float">
            <text:p>0.598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489" calcext:value-type="float">
            <text:p>0.489</text:p>
          </table:table-cell>
          <table:table-cell office:value-type="float" office:value="0.902" calcext:value-type="float">
            <text:p>0.902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489" calcext:value-type="float">
            <text:p>0.489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377" calcext:value-type="float">
            <text:p>0.6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5849" calcext:value-type="float">
            <text:p>0.58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601" calcext:value-type="float">
            <text:p>0.6601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6147" calcext:value-type="float">
            <text:p>0.61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5171" calcext:value-type="float">
            <text:p>0.5171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5756" calcext:value-type="float">
            <text:p>0.57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766" calcext:value-type="float">
            <text:p>0.766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5426" calcext:value-type="float">
            <text:p>0.542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726" calcext:value-type="float">
            <text:p>0.726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5267" calcext:value-type="float">
            <text:p>0.5267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5267" calcext:value-type="float">
            <text:p>0.5267</text:p>
          </table:table-cell>
          <table:table-cell office:value-type="float" office:value="0.4621" calcext:value-type="float">
            <text:p>0.4621</text:p>
          </table:table-cell>
          <table:table-cell office:value-type="float" office:value="0.5267" calcext:value-type="float">
            <text:p>0.5267</text:p>
          </table:table-cell>
          <table:table-cell office:value-type="float" office:value="0.5143" calcext:value-type="float">
            <text:p>0.51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58" calcext:value-type="float">
            <text:p>0.5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7271" calcext:value-type="float">
            <text:p>0.7271</text:p>
          </table:table-cell>
          <table:table-cell office:value-type="float" office:value="0.6913" calcext:value-type="float">
            <text:p>0.6913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4897" calcext:value-type="float">
            <text:p>0.48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6948" calcext:value-type="float">
            <text:p>0.6948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13" calcext:value-type="float">
            <text:p>0.513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5123" calcext:value-type="float">
            <text:p>0.5123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5123" calcext:value-type="float">
            <text:p>0.51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5314" calcext:value-type="float">
            <text:p>0.5314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7074" calcext:value-type="float">
            <text:p>0.7074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4918" calcext:value-type="float">
            <text:p>0.4918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502" calcext:value-type="float">
            <text:p>0.502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11" calcext:value-type="float">
            <text:p>0.49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68" calcext:value-type="float">
            <text:p>0.68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6" calcext:value-type="float">
            <text:p>0.6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4721" calcext:value-type="float">
            <text:p>0.47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6553" calcext:value-type="float">
            <text:p>0.6553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465" calcext:value-type="float">
            <text:p>0.465</text:p>
          </table:table-cell>
          <table:table-cell office:value-type="float" office:value="0.4549" calcext:value-type="float">
            <text:p>0.45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393" calcext:value-type="float">
            <text:p>0.4393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393" calcext:value-type="float">
            <text:p>0.43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612" calcext:value-type="float">
            <text:p>0.612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249" calcext:value-type="float">
            <text:p>0.42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612" calcext:value-type="float">
            <text:p>0.612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89" calcext:value-type="float">
            <text:p>0.48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612" calcext:value-type="float">
            <text:p>0.612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89" calcext:value-type="float">
            <text:p>0.48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612" calcext:value-type="float">
            <text:p>0.612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89" calcext:value-type="float">
            <text:p>0.489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 style:data-style-name="N2" text:time-value="0000-00-00T00:00:02.757889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0T11:26:29.712529936</dc:date>
    <dc:creator>Brando Preda</dc:creator>
    <meta:generator>LibreOffice/4.1.3.2$Linux_X86_64 LibreOffice_project/70feb7d99726f064edab4605a8ab840c50ec57a</meta:generator>
    <meta:editing-duration>P0D</meta:editing-duration>
    <meta:editing-cycles>2</meta:editing-cycles>
    <meta:document-statistic meta:table-count="1" meta:cell-count="196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8cm" svg:height="12.732cm" xlink:href=".." xlink:type="simple" chart:class="chart:line" chart:style-name="ch1">
        <chart:title svg:x="6.055cm" svg:y="0.39cm" chart:style-name="ch2">
          <text:p>Precision at Recall</text:p>
        </chart:title>
        <chart:legend chart:legend-position="bottom" svg:x="2.742cm" svg:y="9.957cm" style:legend-expansion="wide" chart:style-name="ch3"/>
        <chart:plot-area chart:style-name="ch4" table:cell-range-address="'raw-data'.C1:'raw-data'.L1 'raw-data'.C7:'raw-data'.L17" chart:data-source-has-labels="row" svg:x="0.768cm" svg:y="1.178cm" svg:width="14.422cm" svg:height="8.87cm">
          <chartooo:coordinate-region svg:x="1.495cm" svg:y="1.377cm" svg:width="13.695cm" svg:height="8.47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aw-data'.C7:'raw-data'.C17" chart:label-cell-address="'raw-data'.C1:'raw-data'.C1" chart:class="chart:line">
            <chart:data-point chart:repeated="11"/>
          </chart:series>
          <chart:series chart:style-name="ch9" chart:values-cell-range-address="'raw-data'.D7:'raw-data'.D17" chart:label-cell-address="'raw-data'.D1:'raw-data'.D1" chart:class="chart:line">
            <chart:data-point chart:repeated="11"/>
          </chart:series>
          <chart:series chart:style-name="ch10" chart:values-cell-range-address="'raw-data'.E7:'raw-data'.E17" chart:label-cell-address="'raw-data'.E1:'raw-data'.E1" chart:class="chart:line">
            <chart:data-point chart:repeated="11"/>
          </chart:series>
          <chart:series chart:style-name="ch11" chart:values-cell-range-address="'raw-data'.F7:'raw-data'.F17" chart:label-cell-address="'raw-data'.F1:'raw-data'.F1" chart:class="chart:line">
            <chart:data-point chart:repeated="11"/>
          </chart:series>
          <chart:series chart:style-name="ch12" chart:values-cell-range-address="'raw-data'.G7:'raw-data'.G17" chart:label-cell-address="'raw-data'.G1:'raw-data'.G1" chart:class="chart:line">
            <chart:data-point chart:repeated="11"/>
          </chart:series>
          <chart:series chart:style-name="ch13" chart:values-cell-range-address="'raw-data'.H7:'raw-data'.H17" chart:label-cell-address="'raw-data'.H1:'raw-data'.H1" chart:class="chart:line">
            <chart:data-point chart:repeated="11"/>
          </chart:series>
          <chart:series chart:style-name="ch14" chart:values-cell-range-address="'raw-data'.I7:'raw-data'.I17" chart:label-cell-address="'raw-data'.I1:'raw-data'.I1" chart:class="chart:line">
            <chart:data-point chart:repeated="11"/>
          </chart:series>
          <chart:series chart:style-name="ch15" chart:values-cell-range-address="'raw-data'.J7:'raw-data'.J17" chart:label-cell-address="'raw-data'.J1:'raw-data'.J1" chart:class="chart:line">
            <chart:data-point chart:repeated="11"/>
          </chart:series>
          <chart:series chart:style-name="ch16" chart:values-cell-range-address="'raw-data'.K7:'raw-data'.K17" chart:label-cell-address="'raw-data'.K1:'raw-data'.K1" chart:class="chart:line">
            <chart:data-point chart:repeated="11"/>
          </chart:series>
          <chart:series chart:style-name="ch17" chart:values-cell-range-address="'raw-data'.L7:'raw-data'.L17" chart:label-cell-address="'raw-data'.L1:'raw-data'.L1" chart:class="chart:line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jority0.1</text:p>
                <draw:g>
                  <svg:desc>'raw-data'.C1:'raw-data'.C1</svg:desc>
                </draw:g>
              </table:table-cell>
              <table:table-cell office:value-type="string">
                <text:p>majority0.1-without-context</text:p>
                <draw:g>
                  <svg:desc>'raw-data'.D1:'raw-data'.D1</svg:desc>
                </draw:g>
              </table:table-cell>
              <table:table-cell office:value-type="string">
                <text:p>majority-hit-jaccard</text:p>
                <draw:g>
                  <svg:desc>'raw-data'.E1:'raw-data'.E1</svg:desc>
                </draw:g>
              </table:table-cell>
              <table:table-cell office:value-type="string">
                <text:p>majority-hit-jaccard-without-context</text:p>
                <draw:g>
                  <svg:desc>'raw-data'.F1:'raw-data'.F1</svg:desc>
                </draw:g>
              </table:table-cell>
              <table:table-cell office:value-type="string">
                <text:p>majority-hit</text:p>
                <draw:g>
                  <svg:desc>'raw-data'.G1:'raw-data'.G1</svg:desc>
                </draw:g>
              </table:table-cell>
              <table:table-cell office:value-type="string">
                <text:p>majority-hit-without-context</text:p>
                <draw:g>
                  <svg:desc>'raw-data'.H1:'raw-data'.H1</svg:desc>
                </draw:g>
              </table:table-cell>
              <table:table-cell office:value-type="string">
                <text:p>ml-frequency</text:p>
                <draw:g>
                  <svg:desc>'raw-data'.I1:'raw-data'.I1</svg:desc>
                </draw:g>
              </table:table-cell>
              <table:table-cell office:value-type="string">
                <text:p>ml-frequency-without-context</text:p>
                <draw:g>
                  <svg:desc>'raw-data'.J1:'raw-data'.J1</svg:desc>
                </draw:g>
              </table:table-cell>
              <table:table-cell office:value-type="string">
                <text:p>ml-jaccard</text:p>
                <draw:g>
                  <svg:desc>'raw-data'.K1:'raw-data'.K1</svg:desc>
                </draw:g>
              </table:table-cell>
              <table:table-cell office:value-type="string">
                <text:p>ml-jaccard-without-context</text:p>
                <draw:g>
                  <svg:desc>'raw-data'.L1:'raw-data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43">
                <text:p>0.7743</text:p>
                <draw:g>
                  <svg:desc>'raw-data'.C7:'raw-data'.C17</svg:desc>
                </draw:g>
              </table:table-cell>
              <table:table-cell office:value-type="float" office:value="0.5141">
                <text:p>0.5141</text:p>
                <draw:g>
                  <svg:desc>'raw-data'.D7:'raw-data'.D17</svg:desc>
                </draw:g>
              </table:table-cell>
              <table:table-cell office:value-type="float" office:value="0.8858">
                <text:p>0.8858</text:p>
                <draw:g>
                  <svg:desc>'raw-data'.E7:'raw-data'.E17</svg:desc>
                </draw:g>
              </table:table-cell>
              <table:table-cell office:value-type="float" office:value="0.9348">
                <text:p>0.9348</text:p>
                <draw:g>
                  <svg:desc>'raw-data'.F7:'raw-data'.F17</svg:desc>
                </draw:g>
              </table:table-cell>
              <table:table-cell office:value-type="float" office:value="0.8835">
                <text:p>0.8835</text:p>
                <draw:g>
                  <svg:desc>'raw-data'.G7:'raw-data'.G17</svg:desc>
                </draw:g>
              </table:table-cell>
              <table:table-cell office:value-type="float" office:value="0.779">
                <text:p>0.779</text:p>
                <draw:g>
                  <svg:desc>'raw-data'.H7:'raw-data'.H17</svg:desc>
                </draw:g>
              </table:table-cell>
              <table:table-cell office:value-type="float" office:value="0.8536">
                <text:p>0.8536</text:p>
                <draw:g>
                  <svg:desc>'raw-data'.I7:'raw-data'.I17</svg:desc>
                </draw:g>
              </table:table-cell>
              <table:table-cell office:value-type="float" office:value="0.7518">
                <text:p>0.7518</text:p>
                <draw:g>
                  <svg:desc>'raw-data'.J7:'raw-data'.J17</svg:desc>
                </draw:g>
              </table:table-cell>
              <table:table-cell office:value-type="float" office:value="0.8523">
                <text:p>0.8523</text:p>
                <draw:g>
                  <svg:desc>'raw-data'.K7:'raw-data'.K17</svg:desc>
                </draw:g>
              </table:table-cell>
              <table:table-cell office:value-type="float" office:value="0.8758">
                <text:p>0.8758</text:p>
                <draw:g>
                  <svg:desc>'raw-data'.L7:'raw-data'.L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62">
                <text:p>0.7062</text:p>
              </table:table-cell>
              <table:table-cell office:value-type="float" office:value="0.4636">
                <text:p>0.4636</text:p>
              </table:table-cell>
              <table:table-cell office:value-type="float" office:value="0.7945">
                <text:p>0.7945</text:p>
              </table:table-cell>
              <table:table-cell office:value-type="float" office:value="0.843">
                <text:p>0.843</text:p>
              </table:table-cell>
              <table:table-cell office:value-type="float" office:value="0.8048">
                <text:p>0.8048</text:p>
              </table:table-cell>
              <table:table-cell office:value-type="float" office:value="0.6274">
                <text:p>0.6274</text:p>
              </table:table-cell>
              <table:table-cell office:value-type="float" office:value="0.7416">
                <text:p>0.7416</text:p>
              </table:table-cell>
              <table:table-cell office:value-type="float" office:value="0.616">
                <text:p>0.616</text:p>
              </table:table-cell>
              <table:table-cell office:value-type="float" office:value="0.7413">
                <text:p>0.7413</text:p>
              </table:table-cell>
              <table:table-cell office:value-type="float" office:value="0.7496">
                <text:p>0.7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87">
                <text:p>0.6587</text:p>
              </table:table-cell>
              <table:table-cell office:value-type="float" office:value="0.386">
                <text:p>0.386</text:p>
              </table:table-cell>
              <table:table-cell office:value-type="float" office:value="0.6928">
                <text:p>0.6928</text:p>
              </table:table-cell>
              <table:table-cell office:value-type="float" office:value="0.7457">
                <text:p>0.7457</text:p>
              </table:table-cell>
              <table:table-cell office:value-type="float" office:value="0.7083">
                <text:p>0.7083</text:p>
              </table:table-cell>
              <table:table-cell office:value-type="float" office:value="0.4878">
                <text:p>0.4878</text:p>
              </table:table-cell>
              <table:table-cell office:value-type="float" office:value="0.5947">
                <text:p>0.5947</text:p>
              </table:table-cell>
              <table:table-cell office:value-type="float" office:value="0.485">
                <text:p>0.485</text:p>
              </table:table-cell>
              <table:table-cell office:value-type="float" office:value="0.6021">
                <text:p>0.6021</text:p>
              </table:table-cell>
              <table:table-cell office:value-type="float" office:value="0.6065">
                <text:p>0.6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74">
                <text:p>0.5074</text:p>
              </table:table-cell>
              <table:table-cell office:value-type="float" office:value="0.3051">
                <text:p>0.3051</text:p>
              </table:table-cell>
              <table:table-cell office:value-type="float" office:value="0.5523">
                <text:p>0.5523</text:p>
              </table:table-cell>
              <table:table-cell office:value-type="float" office:value="0.638">
                <text:p>0.638</text:p>
              </table:table-cell>
              <table:table-cell office:value-type="float" office:value="0.5411">
                <text:p>0.5411</text:p>
              </table:table-cell>
              <table:table-cell office:value-type="float" office:value="0.3421">
                <text:p>0.3421</text:p>
              </table:table-cell>
              <table:table-cell office:value-type="float" office:value="0.4446">
                <text:p>0.4446</text:p>
              </table:table-cell>
              <table:table-cell office:value-type="float" office:value="0.3576">
                <text:p>0.3576</text:p>
              </table:table-cell>
              <table:table-cell office:value-type="float" office:value="0.4533">
                <text:p>0.4533</text:p>
              </table:table-cell>
              <table:table-cell office:value-type="float" office:value="0.4714">
                <text:p>0.4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11">
                <text:p>0.3811</text:p>
              </table:table-cell>
              <table:table-cell office:value-type="float" office:value="0.2619">
                <text:p>0.2619</text:p>
              </table:table-cell>
              <table:table-cell office:value-type="float" office:value="0.4519">
                <text:p>0.4519</text:p>
              </table:table-cell>
              <table:table-cell office:value-type="float" office:value="0.527">
                <text:p>0.527</text:p>
              </table:table-cell>
              <table:table-cell office:value-type="float" office:value="0.4311">
                <text:p>0.4311</text:p>
              </table:table-cell>
              <table:table-cell office:value-type="float" office:value="0.2729">
                <text:p>0.2729</text:p>
              </table:table-cell>
              <table:table-cell office:value-type="float" office:value="0.3491">
                <text:p>0.3491</text:p>
              </table:table-cell>
              <table:table-cell office:value-type="float" office:value="0.2299">
                <text:p>0.2299</text:p>
              </table:table-cell>
              <table:table-cell office:value-type="float" office:value="0.36">
                <text:p>0.36</text:p>
              </table:table-cell>
              <table:table-cell office:value-type="float" office:value="0.3512">
                <text:p>0.3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22">
                <text:p>0.3122</text:p>
              </table:table-cell>
              <table:table-cell office:value-type="float" office:value="0.2439">
                <text:p>0.2439</text:p>
              </table:table-cell>
              <table:table-cell office:value-type="float" office:value="0.3486">
                <text:p>0.3486</text:p>
              </table:table-cell>
              <table:table-cell office:value-type="float" office:value="0.3862">
                <text:p>0.3862</text:p>
              </table:table-cell>
              <table:table-cell office:value-type="float" office:value="0.3214">
                <text:p>0.3214</text:p>
              </table:table-cell>
              <table:table-cell office:value-type="float" office:value="0.1909">
                <text:p>0.1909</text:p>
              </table:table-cell>
              <table:table-cell office:value-type="float" office:value="0.2581">
                <text:p>0.2581</text:p>
              </table:table-cell>
              <table:table-cell office:value-type="float" office:value="0.177">
                <text:p>0.177</text:p>
              </table:table-cell>
              <table:table-cell office:value-type="float" office:value="0.2737">
                <text:p>0.273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12">
                <text:p>0.2712</text:p>
              </table:table-cell>
              <table:table-cell office:value-type="float" office:value="0.1613">
                <text:p>0.1613</text:p>
              </table:table-cell>
              <table:table-cell office:value-type="float" office:value="0.271">
                <text:p>0.271</text:p>
              </table:table-cell>
              <table:table-cell office:value-type="float" office:value="0.2868">
                <text:p>0.2868</text:p>
              </table:table-cell>
              <table:table-cell office:value-type="float" office:value="0.2547">
                <text:p>0.2547</text:p>
              </table:table-cell>
              <table:table-cell office:value-type="float" office:value="0.1205">
                <text:p>0.1205</text:p>
              </table:table-cell>
              <table:table-cell office:value-type="float" office:value="0.2257">
                <text:p>0.2257</text:p>
              </table:table-cell>
              <table:table-cell office:value-type="float" office:value="0.1031">
                <text:p>0.1031</text:p>
              </table:table-cell>
              <table:table-cell office:value-type="float" office:value="0.2415">
                <text:p>0.2415</text:p>
              </table:table-cell>
              <table:table-cell office:value-type="float" office:value="0.2069">
                <text:p>0.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38">
                <text:p>0.2538</text:p>
              </table:table-cell>
              <table:table-cell office:value-type="float" office:value="0.1472">
                <text:p>0.1472</text:p>
              </table:table-cell>
              <table:table-cell office:value-type="float" office:value="0.2538">
                <text:p>0.2538</text:p>
              </table:table-cell>
              <table:table-cell office:value-type="float" office:value="0.2567">
                <text:p>0.2567</text:p>
              </table:table-cell>
              <table:table-cell office:value-type="float" office:value="0.2408">
                <text:p>0.2408</text:p>
              </table:table-cell>
              <table:table-cell office:value-type="float" office:value="0.1205">
                <text:p>0.1205</text:p>
              </table:table-cell>
              <table:table-cell office:value-type="float" office:value="0.2101">
                <text:p>0.2101</text:p>
              </table:table-cell>
              <table:table-cell office:value-type="float" office:value="0.0969">
                <text:p>0.0969</text:p>
              </table:table-cell>
              <table:table-cell office:value-type="float" office:value="0.2233">
                <text:p>0.223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78">
                <text:p>0.1778</text:p>
              </table:table-cell>
              <table:table-cell office:value-type="float" office:value="0.1">
                <text:p>0.1</text:p>
              </table:table-cell>
              <table:table-cell office:value-type="float" office:value="0.1974">
                <text:p>0.1974</text:p>
              </table:table-cell>
              <table:table-cell office:value-type="float" office:value="0.212">
                <text:p>0.212</text:p>
              </table:table-cell>
              <table:table-cell office:value-type="float" office:value="0.1924">
                <text:p>0.1924</text:p>
              </table:table-cell>
              <table:table-cell office:value-type="float" office:value="0.0941">
                <text:p>0.0941</text:p>
              </table:table-cell>
              <table:table-cell office:value-type="float" office:value="0.1395">
                <text:p>0.1395</text:p>
              </table:table-cell>
              <table:table-cell office:value-type="float" office:value="0.0738">
                <text:p>0.0738</text:p>
              </table:table-cell>
              <table:table-cell office:value-type="float" office:value="0.179">
                <text:p>0.179</text:p>
              </table:table-cell>
              <table:table-cell office:value-type="float" office:value="0.1742">
                <text:p>0.1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96">
                <text:p>0.1096</text:p>
              </table:table-cell>
              <table:table-cell office:value-type="float" office:value="0.0536">
                <text:p>0.0536</text:p>
              </table:table-cell>
              <table:table-cell office:value-type="float" office:value="0.1429">
                <text:p>0.1429</text:p>
              </table:table-cell>
              <table:table-cell office:value-type="float" office:value="0.1661">
                <text:p>0.1661</text:p>
              </table:table-cell>
              <table:table-cell office:value-type="float" office:value="0.1536">
                <text:p>0.1536</text:p>
              </table:table-cell>
              <table:table-cell office:value-type="float" office:value="0.0681">
                <text:p>0.0681</text:p>
              </table:table-cell>
              <table:table-cell office:value-type="float" office:value="0.1117">
                <text:p>0.1117</text:p>
              </table:table-cell>
              <table:table-cell office:value-type="float" office:value="0.0359">
                <text:p>0.0359</text:p>
              </table:table-cell>
              <table:table-cell office:value-type="float" office:value="0.1279">
                <text:p>0.1279</text:p>
              </table:table-cell>
              <table:table-cell office:value-type="float" office:value="0.1238">
                <text:p>0.1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96">
                <text:p>0.1096</text:p>
              </table:table-cell>
              <table:table-cell office:value-type="float" office:value="0.0536">
                <text:p>0.0536</text:p>
              </table:table-cell>
              <table:table-cell office:value-type="float" office:value="0.1429">
                <text:p>0.1429</text:p>
              </table:table-cell>
              <table:table-cell office:value-type="float" office:value="0.1661">
                <text:p>0.1661</text:p>
              </table:table-cell>
              <table:table-cell office:value-type="float" office:value="0.1536">
                <text:p>0.1536</text:p>
              </table:table-cell>
              <table:table-cell office:value-type="float" office:value="0.0681">
                <text:p>0.0681</text:p>
              </table:table-cell>
              <table:table-cell office:value-type="float" office:value="0.1117">
                <text:p>0.1117</text:p>
              </table:table-cell>
              <table:table-cell office:value-type="float" office:value="0.0359">
                <text:p>0.0359</text:p>
              </table:table-cell>
              <table:table-cell office:value-type="float" office:value="0.1279">
                <text:p>0.1279</text:p>
              </table:table-cell>
              <table:table-cell office:value-type="float" office:value="0.1238">
                <text:p>0.1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12.481cm" xlink:href=".." xlink:type="simple" chart:class="chart:line" chart:style-name="ch1">
        <chart:title svg:x="5.192cm" svg:y="0.385cm" chart:style-name="ch2">
          <text:p>Discounted cumulative gain</text:p>
        </chart:title>
        <chart:legend chart:legend-position="bottom" svg:x="2.738cm" svg:y="9.706cm" style:legend-expansion="wide" chart:style-name="ch3"/>
        <chart:plot-area chart:style-name="ch4" table:cell-range-address="'raw-data'.C1:'raw-data'.L1 'raw-data'.C18:'raw-data'.L37" chart:data-source-has-labels="row" svg:x="0.77cm" svg:y="0.991cm" svg:width="14.403cm" svg:height="7.597cm">
          <chartooo:coordinate-region svg:x="1.497cm" svg:y="1.191cm" svg:width="13.676cm" svg:height="7.1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aw-data'.C18:'raw-data'.C37" chart:label-cell-address="'raw-data'.C1:'raw-data'.C1" chart:class="chart:line">
            <chart:data-point chart:repeated="20"/>
          </chart:series>
          <chart:series chart:style-name="ch9" chart:values-cell-range-address="'raw-data'.D18:'raw-data'.D37" chart:label-cell-address="'raw-data'.D1:'raw-data'.D1" chart:class="chart:line">
            <chart:data-point chart:repeated="20"/>
          </chart:series>
          <chart:series chart:style-name="ch10" chart:values-cell-range-address="'raw-data'.E18:'raw-data'.E37" chart:label-cell-address="'raw-data'.E1:'raw-data'.E1" chart:class="chart:line">
            <chart:data-point chart:repeated="20"/>
          </chart:series>
          <chart:series chart:style-name="ch11" chart:values-cell-range-address="'raw-data'.F18:'raw-data'.F37" chart:label-cell-address="'raw-data'.F1:'raw-data'.F1" chart:class="chart:line">
            <chart:data-point chart:repeated="20"/>
          </chart:series>
          <chart:series chart:style-name="ch12" chart:values-cell-range-address="'raw-data'.G18:'raw-data'.G37" chart:label-cell-address="'raw-data'.G1:'raw-data'.G1" chart:class="chart:line">
            <chart:data-point chart:repeated="20"/>
          </chart:series>
          <chart:series chart:style-name="ch13" chart:values-cell-range-address="'raw-data'.H18:'raw-data'.H37" chart:label-cell-address="'raw-data'.H1:'raw-data'.H1" chart:class="chart:line">
            <chart:data-point chart:repeated="20"/>
          </chart:series>
          <chart:series chart:style-name="ch14" chart:values-cell-range-address="'raw-data'.I18:'raw-data'.I37" chart:label-cell-address="'raw-data'.I1:'raw-data'.I1" chart:class="chart:line">
            <chart:data-point chart:repeated="20"/>
          </chart:series>
          <chart:series chart:style-name="ch15" chart:values-cell-range-address="'raw-data'.J18:'raw-data'.J37" chart:label-cell-address="'raw-data'.J1:'raw-data'.J1" chart:class="chart:line">
            <chart:data-point chart:repeated="20"/>
          </chart:series>
          <chart:series chart:style-name="ch16" chart:values-cell-range-address="'raw-data'.K18:'raw-data'.K37" chart:label-cell-address="'raw-data'.K1:'raw-data'.K1" chart:class="chart:line">
            <chart:data-point chart:repeated="20"/>
          </chart:series>
          <chart:series chart:style-name="ch17" chart:values-cell-range-address="'raw-data'.L18:'raw-data'.L37" chart:label-cell-address="'raw-data'.L1:'raw-data'.L1" chart:class="chart:line"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jority0.1</text:p>
                <draw:g>
                  <svg:desc>'raw-data'.C1:'raw-data'.C1</svg:desc>
                </draw:g>
              </table:table-cell>
              <table:table-cell office:value-type="string">
                <text:p>majority0.1-without-context</text:p>
                <draw:g>
                  <svg:desc>'raw-data'.D1:'raw-data'.D1</svg:desc>
                </draw:g>
              </table:table-cell>
              <table:table-cell office:value-type="string">
                <text:p>majority-hit-jaccard</text:p>
                <draw:g>
                  <svg:desc>'raw-data'.E1:'raw-data'.E1</svg:desc>
                </draw:g>
              </table:table-cell>
              <table:table-cell office:value-type="string">
                <text:p>majority-hit-jaccard-without-context</text:p>
                <draw:g>
                  <svg:desc>'raw-data'.F1:'raw-data'.F1</svg:desc>
                </draw:g>
              </table:table-cell>
              <table:table-cell office:value-type="string">
                <text:p>majority-hit</text:p>
                <draw:g>
                  <svg:desc>'raw-data'.G1:'raw-data'.G1</svg:desc>
                </draw:g>
              </table:table-cell>
              <table:table-cell office:value-type="string">
                <text:p>majority-hit-without-context</text:p>
                <draw:g>
                  <svg:desc>'raw-data'.H1:'raw-data'.H1</svg:desc>
                </draw:g>
              </table:table-cell>
              <table:table-cell office:value-type="string">
                <text:p>ml-frequency</text:p>
                <draw:g>
                  <svg:desc>'raw-data'.I1:'raw-data'.I1</svg:desc>
                </draw:g>
              </table:table-cell>
              <table:table-cell office:value-type="string">
                <text:p>ml-frequency-without-context</text:p>
                <draw:g>
                  <svg:desc>'raw-data'.J1:'raw-data'.J1</svg:desc>
                </draw:g>
              </table:table-cell>
              <table:table-cell office:value-type="string">
                <text:p>ml-jaccard</text:p>
                <draw:g>
                  <svg:desc>'raw-data'.K1:'raw-data'.K1</svg:desc>
                </draw:g>
              </table:table-cell>
              <table:table-cell office:value-type="string">
                <text:p>ml-jaccard-without-context</text:p>
                <draw:g>
                  <svg:desc>'raw-data'.L1:'raw-data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87">
                <text:p>0.4487</text:p>
                <draw:g>
                  <svg:desc>'raw-data'.C18:'raw-data'.C37</svg:desc>
                </draw:g>
              </table:table-cell>
              <table:table-cell office:value-type="float" office:value="0.2436">
                <text:p>0.2436</text:p>
                <draw:g>
                  <svg:desc>'raw-data'.D18:'raw-data'.D37</svg:desc>
                </draw:g>
              </table:table-cell>
              <table:table-cell office:value-type="float" office:value="0.7179">
                <text:p>0.7179</text:p>
                <draw:g>
                  <svg:desc>'raw-data'.E18:'raw-data'.E37</svg:desc>
                </draw:g>
              </table:table-cell>
              <table:table-cell office:value-type="float" office:value="0.7564">
                <text:p>0.7564</text:p>
                <draw:g>
                  <svg:desc>'raw-data'.F18:'raw-data'.F37</svg:desc>
                </draw:g>
              </table:table-cell>
              <table:table-cell office:value-type="float" office:value="0.6923">
                <text:p>0.6923</text:p>
                <draw:g>
                  <svg:desc>'raw-data'.G18:'raw-data'.G37</svg:desc>
                </draw:g>
              </table:table-cell>
              <table:table-cell office:value-type="float" office:value="0.5641">
                <text:p>0.5641</text:p>
                <draw:g>
                  <svg:desc>'raw-data'.H18:'raw-data'.H37</svg:desc>
                </draw:g>
              </table:table-cell>
              <table:table-cell office:value-type="float" office:value="0.6538">
                <text:p>0.6538</text:p>
                <draw:g>
                  <svg:desc>'raw-data'.I18:'raw-data'.I37</svg:desc>
                </draw:g>
              </table:table-cell>
              <table:table-cell office:value-type="float" office:value="0.5513">
                <text:p>0.5513</text:p>
                <draw:g>
                  <svg:desc>'raw-data'.J18:'raw-data'.J37</svg:desc>
                </draw:g>
              </table:table-cell>
              <table:table-cell office:value-type="float" office:value="0.641">
                <text:p>0.641</text:p>
                <draw:g>
                  <svg:desc>'raw-data'.K18:'raw-data'.K37</svg:desc>
                </draw:g>
              </table:table-cell>
              <table:table-cell office:value-type="float" office:value="0.6923">
                <text:p>0.6923</text:p>
                <draw:g>
                  <svg:desc>'raw-data'.L18:'raw-data'.L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84">
                <text:p>0.4884</text:p>
              </table:table-cell>
              <table:table-cell office:value-type="float" office:value="0.2743">
                <text:p>0.2743</text:p>
              </table:table-cell>
              <table:table-cell office:value-type="float" office:value="0.6634">
                <text:p>0.6634</text:p>
              </table:table-cell>
              <table:table-cell office:value-type="float" office:value="0.6969">
                <text:p>0.6969</text:p>
              </table:table-cell>
              <table:table-cell office:value-type="float" office:value="0.6378">
                <text:p>0.6378</text:p>
              </table:table-cell>
              <table:table-cell office:value-type="float" office:value="0.454">
                <text:p>0.454</text:p>
              </table:table-cell>
              <table:table-cell office:value-type="float" office:value="0.6005">
                <text:p>0.6005</text:p>
              </table:table-cell>
              <table:table-cell office:value-type="float" office:value="0.4781">
                <text:p>0.4781</text:p>
              </table:table-cell>
              <table:table-cell office:value-type="float" office:value="0.6007">
                <text:p>0.6007</text:p>
              </table:table-cell>
              <table:table-cell office:value-type="float" office:value="0.6519">
                <text:p>0.6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37">
                <text:p>0.5037</text:p>
              </table:table-cell>
              <table:table-cell office:value-type="float" office:value="0.2731">
                <text:p>0.2731</text:p>
              </table:table-cell>
              <table:table-cell office:value-type="float" office:value="0.5962">
                <text:p>0.5962</text:p>
              </table:table-cell>
              <table:table-cell office:value-type="float" office:value="0.6354">
                <text:p>0.6354</text:p>
              </table:table-cell>
              <table:table-cell office:value-type="float" office:value="0.6117">
                <text:p>0.6117</text:p>
              </table:table-cell>
              <table:table-cell office:value-type="float" office:value="0.4098">
                <text:p>0.4098</text:p>
              </table:table-cell>
              <table:table-cell office:value-type="float" office:value="0.5687">
                <text:p>0.5687</text:p>
              </table:table-cell>
              <table:table-cell office:value-type="float" office:value="0.4198">
                <text:p>0.4198</text:p>
              </table:table-cell>
              <table:table-cell office:value-type="float" office:value="0.5721">
                <text:p>0.5721</text:p>
              </table:table-cell>
              <table:table-cell office:value-type="float" office:value="0.5939">
                <text:p>0.5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5">
                <text:p>0.515</text:p>
              </table:table-cell>
              <table:table-cell office:value-type="float" office:value="0.29">
                <text:p>0.29</text:p>
              </table:table-cell>
              <table:table-cell office:value-type="float" office:value="0.5833">
                <text:p>0.5833</text:p>
              </table:table-cell>
              <table:table-cell office:value-type="float" office:value="0.6102">
                <text:p>0.6102</text:p>
              </table:table-cell>
              <table:table-cell office:value-type="float" office:value="0.5825">
                <text:p>0.5825</text:p>
              </table:table-cell>
              <table:table-cell office:value-type="float" office:value="0.3936">
                <text:p>0.3936</text:p>
              </table:table-cell>
              <table:table-cell office:value-type="float" office:value="0.5509">
                <text:p>0.5509</text:p>
              </table:table-cell>
              <table:table-cell office:value-type="float" office:value="0.3934">
                <text:p>0.3934</text:p>
              </table:table-cell>
              <table:table-cell office:value-type="float" office:value="0.5599">
                <text:p>0.5599</text:p>
              </table:table-cell>
              <table:table-cell office:value-type="float" office:value="0.5798">
                <text:p>0.5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42">
                <text:p>0.5142</text:p>
              </table:table-cell>
              <table:table-cell office:value-type="float" office:value="0.2875">
                <text:p>0.2875</text:p>
              </table:table-cell>
              <table:table-cell office:value-type="float" office:value="0.5797">
                <text:p>0.5797</text:p>
              </table:table-cell>
              <table:table-cell office:value-type="float" office:value="0.6173">
                <text:p>0.6173</text:p>
              </table:table-cell>
              <table:table-cell office:value-type="float" office:value="0.5778">
                <text:p>0.5778</text:p>
              </table:table-cell>
              <table:table-cell office:value-type="float" office:value="0.3835">
                <text:p>0.3835</text:p>
              </table:table-cell>
              <table:table-cell office:value-type="float" office:value="0.5444">
                <text:p>0.5444</text:p>
              </table:table-cell>
              <table:table-cell office:value-type="float" office:value="0.3921">
                <text:p>0.3921</text:p>
              </table:table-cell>
              <table:table-cell office:value-type="float" office:value="0.5407">
                <text:p>0.5407</text:p>
              </table:table-cell>
              <table:table-cell office:value-type="float" office:value="0.5554">
                <text:p>0.5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69">
                <text:p>0.5169</text:p>
              </table:table-cell>
              <table:table-cell office:value-type="float" office:value="0.2991">
                <text:p>0.2991</text:p>
              </table:table-cell>
              <table:table-cell office:value-type="float" office:value="0.5814">
                <text:p>0.5814</text:p>
              </table:table-cell>
              <table:table-cell office:value-type="float" office:value="0.6157">
                <text:p>0.6157</text:p>
              </table:table-cell>
              <table:table-cell office:value-type="float" office:value="0.5759">
                <text:p>0.5759</text:p>
              </table:table-cell>
              <table:table-cell office:value-type="float" office:value="0.376">
                <text:p>0.376</text:p>
              </table:table-cell>
              <table:table-cell office:value-type="float" office:value="0.5406">
                <text:p>0.5406</text:p>
              </table:table-cell>
              <table:table-cell office:value-type="float" office:value="0.3913">
                <text:p>0.3913</text:p>
              </table:table-cell>
              <table:table-cell office:value-type="float" office:value="0.5398">
                <text:p>0.5398</text:p>
              </table:table-cell>
              <table:table-cell office:value-type="float" office:value="0.5457">
                <text:p>0.5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26">
                <text:p>0.5226</text:p>
              </table:table-cell>
              <table:table-cell office:value-type="float" office:value="0.3089">
                <text:p>0.3089</text:p>
              </table:table-cell>
              <table:table-cell office:value-type="float" office:value="0.5767">
                <text:p>0.5767</text:p>
              </table:table-cell>
              <table:table-cell office:value-type="float" office:value="0.6105">
                <text:p>0.6105</text:p>
              </table:table-cell>
              <table:table-cell office:value-type="float" office:value="0.583">
                <text:p>0.583</text:p>
              </table:table-cell>
              <table:table-cell office:value-type="float" office:value="0.3944">
                <text:p>0.3944</text:p>
              </table:table-cell>
              <table:table-cell office:value-type="float" office:value="0.5382">
                <text:p>0.5382</text:p>
              </table:table-cell>
              <table:table-cell office:value-type="float" office:value="0.4023">
                <text:p>0.4023</text:p>
              </table:table-cell>
              <table:table-cell office:value-type="float" office:value="0.5393">
                <text:p>0.5393</text:p>
              </table:table-cell>
              <table:table-cell office:value-type="float" office:value="0.5405">
                <text:p>0.5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55">
                <text:p>0.5255</text:p>
              </table:table-cell>
              <table:table-cell office:value-type="float" office:value="0.3133">
                <text:p>0.3133</text:p>
              </table:table-cell>
              <table:table-cell office:value-type="float" office:value="0.5767">
                <text:p>0.5767</text:p>
              </table:table-cell>
              <table:table-cell office:value-type="float" office:value="0.6083">
                <text:p>0.6083</text:p>
              </table:table-cell>
              <table:table-cell office:value-type="float" office:value="0.576">
                <text:p>0.576</text:p>
              </table:table-cell>
              <table:table-cell office:value-type="float" office:value="0.3974">
                <text:p>0.3974</text:p>
              </table:table-cell>
              <table:table-cell office:value-type="float" office:value="0.5324">
                <text:p>0.5324</text:p>
              </table:table-cell>
              <table:table-cell office:value-type="float" office:value="0.4033">
                <text:p>0.4033</text:p>
              </table:table-cell>
              <table:table-cell office:value-type="float" office:value="0.538">
                <text:p>0.538</text:p>
              </table:table-cell>
              <table:table-cell office:value-type="float" office:value="0.5336">
                <text:p>0.5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81">
                <text:p>0.5281</text:p>
              </table:table-cell>
              <table:table-cell office:value-type="float" office:value="0.3208">
                <text:p>0.3208</text:p>
              </table:table-cell>
              <table:table-cell office:value-type="float" office:value="0.5752">
                <text:p>0.5752</text:p>
              </table:table-cell>
              <table:table-cell office:value-type="float" office:value="0.6018">
                <text:p>0.6018</text:p>
              </table:table-cell>
              <table:table-cell office:value-type="float" office:value="0.5789">
                <text:p>0.5789</text:p>
              </table:table-cell>
              <table:table-cell office:value-type="float" office:value="0.3959">
                <text:p>0.3959</text:p>
              </table:table-cell>
              <table:table-cell office:value-type="float" office:value="0.5304">
                <text:p>0.5304</text:p>
              </table:table-cell>
              <table:table-cell office:value-type="float" office:value="0.404">
                <text:p>0.404</text:p>
              </table:table-cell>
              <table:table-cell office:value-type="float" office:value="0.5299">
                <text:p>0.5299</text:p>
              </table:table-cell>
              <table:table-cell office:value-type="float" office:value="0.5289">
                <text:p>0.5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55">
                <text:p>0.5255</text:p>
              </table:table-cell>
              <table:table-cell office:value-type="float" office:value="0.3227">
                <text:p>0.3227</text:p>
              </table:table-cell>
              <table:table-cell office:value-type="float" office:value="0.5759">
                <text:p>0.5759</text:p>
              </table:table-cell>
              <table:table-cell office:value-type="float" office:value="0.5998">
                <text:p>0.5998</text:p>
              </table:table-cell>
              <table:table-cell office:value-type="float" office:value="0.5731">
                <text:p>0.5731</text:p>
              </table:table-cell>
              <table:table-cell office:value-type="float" office:value="0.4022">
                <text:p>0.4022</text:p>
              </table:table-cell>
              <table:table-cell office:value-type="float" office:value="0.5269">
                <text:p>0.5269</text:p>
              </table:table-cell>
              <table:table-cell office:value-type="float" office:value="0.3989">
                <text:p>0.3989</text:p>
              </table:table-cell>
              <table:table-cell office:value-type="float" office:value="0.5372">
                <text:p>0.5372</text:p>
              </table:table-cell>
              <table:table-cell office:value-type="float" office:value="0.5226">
                <text:p>0.5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42">
                <text:p>0.5242</text:p>
              </table:table-cell>
              <table:table-cell office:value-type="float" office:value="0.329">
                <text:p>0.329</text:p>
              </table:table-cell>
              <table:table-cell office:value-type="float" office:value="0.576">
                <text:p>0.576</text:p>
              </table:table-cell>
              <table:table-cell office:value-type="float" office:value="0.6029">
                <text:p>0.6029</text:p>
              </table:table-cell>
              <table:table-cell office:value-type="float" office:value="0.5707">
                <text:p>0.5707</text:p>
              </table:table-cell>
              <table:table-cell office:value-type="float" office:value="0.4021">
                <text:p>0.4021</text:p>
              </table:table-cell>
              <table:table-cell office:value-type="float" office:value="0.524">
                <text:p>0.524</text:p>
              </table:table-cell>
              <table:table-cell office:value-type="float" office:value="0.4004">
                <text:p>0.4004</text:p>
              </table:table-cell>
              <table:table-cell office:value-type="float" office:value="0.5354">
                <text:p>0.5354</text:p>
              </table:table-cell>
              <table:table-cell office:value-type="float" office:value="0.5173">
                <text:p>0.5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251">
                <text:p>0.5251</text:p>
              </table:table-cell>
              <table:table-cell office:value-type="float" office:value="0.3303">
                <text:p>0.3303</text:p>
              </table:table-cell>
              <table:table-cell office:value-type="float" office:value="0.5778">
                <text:p>0.5778</text:p>
              </table:table-cell>
              <table:table-cell office:value-type="float" office:value="0.6049">
                <text:p>0.6049</text:p>
              </table:table-cell>
              <table:table-cell office:value-type="float" office:value="0.5748">
                <text:p>0.5748</text:p>
              </table:table-cell>
              <table:table-cell office:value-type="float" office:value="0.4106">
                <text:p>0.4106</text:p>
              </table:table-cell>
              <table:table-cell office:value-type="float" office:value="0.5251">
                <text:p>0.5251</text:p>
              </table:table-cell>
              <table:table-cell office:value-type="float" office:value="0.4031">
                <text:p>0.4031</text:p>
              </table:table-cell>
              <table:table-cell office:value-type="float" office:value="0.5383">
                <text:p>0.5383</text:p>
              </table:table-cell>
              <table:table-cell office:value-type="float" office:value="0.5183">
                <text:p>0.5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8">
                <text:p>0.528</text:p>
              </table:table-cell>
              <table:table-cell office:value-type="float" office:value="0.3312">
                <text:p>0.3312</text:p>
              </table:table-cell>
              <table:table-cell office:value-type="float" office:value="0.5817">
                <text:p>0.5817</text:p>
              </table:table-cell>
              <table:table-cell office:value-type="float" office:value="0.6087">
                <text:p>0.6087</text:p>
              </table:table-cell>
              <table:table-cell office:value-type="float" office:value="0.5694">
                <text:p>0.5694</text:p>
              </table:table-cell>
              <table:table-cell office:value-type="float" office:value="0.4069">
                <text:p>0.4069</text:p>
              </table:table-cell>
              <table:table-cell office:value-type="float" office:value="0.5255">
                <text:p>0.5255</text:p>
              </table:table-cell>
              <table:table-cell office:value-type="float" office:value="0.4028">
                <text:p>0.4028</text:p>
              </table:table-cell>
              <table:table-cell office:value-type="float" office:value="0.5371">
                <text:p>0.5371</text:p>
              </table:table-cell>
              <table:table-cell office:value-type="float" office:value="0.5214">
                <text:p>0.5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51">
                <text:p>0.5351</text:p>
              </table:table-cell>
              <table:table-cell office:value-type="float" office:value="0.331">
                <text:p>0.331</text:p>
              </table:table-cell>
              <table:table-cell office:value-type="float" office:value="0.5803">
                <text:p>0.5803</text:p>
              </table:table-cell>
              <table:table-cell office:value-type="float" office:value="0.615">
                <text:p>0.615</text:p>
              </table:table-cell>
              <table:table-cell office:value-type="float" office:value="0.5745">
                <text:p>0.5745</text:p>
              </table:table-cell>
              <table:table-cell office:value-type="float" office:value="0.4085">
                <text:p>0.4085</text:p>
              </table:table-cell>
              <table:table-cell office:value-type="float" office:value="0.523">
                <text:p>0.523</text:p>
              </table:table-cell>
              <table:table-cell office:value-type="float" office:value="0.4078">
                <text:p>0.4078</text:p>
              </table:table-cell>
              <table:table-cell office:value-type="float" office:value="0.5333">
                <text:p>0.5333</text:p>
              </table:table-cell>
              <table:table-cell office:value-type="float" office:value="0.5218">
                <text:p>0.5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6">
                <text:p>0.536</text:p>
              </table:table-cell>
              <table:table-cell office:value-type="float" office:value="0.3368">
                <text:p>0.3368</text:p>
              </table:table-cell>
              <table:table-cell office:value-type="float" office:value="0.5816">
                <text:p>0.5816</text:p>
              </table:table-cell>
              <table:table-cell office:value-type="float" office:value="0.6165">
                <text:p>0.6165</text:p>
              </table:table-cell>
              <table:table-cell office:value-type="float" office:value="0.5815">
                <text:p>0.5815</text:p>
              </table:table-cell>
              <table:table-cell office:value-type="float" office:value="0.4074">
                <text:p>0.4074</text:p>
              </table:table-cell>
              <table:table-cell office:value-type="float" office:value="0.5216">
                <text:p>0.5216</text:p>
              </table:table-cell>
              <table:table-cell office:value-type="float" office:value="0.4103">
                <text:p>0.4103</text:p>
              </table:table-cell>
              <table:table-cell office:value-type="float" office:value="0.5312">
                <text:p>0.5312</text:p>
              </table:table-cell>
              <table:table-cell office:value-type="float" office:value="0.5201">
                <text:p>0.5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26">
                <text:p>0.5326</text:p>
              </table:table-cell>
              <table:table-cell office:value-type="float" office:value="0.3457">
                <text:p>0.3457</text:p>
              </table:table-cell>
              <table:table-cell office:value-type="float" office:value="0.5789">
                <text:p>0.5789</text:p>
              </table:table-cell>
              <table:table-cell office:value-type="float" office:value="0.6166">
                <text:p>0.6166</text:p>
              </table:table-cell>
              <table:table-cell office:value-type="float" office:value="0.5802">
                <text:p>0.5802</text:p>
              </table:table-cell>
              <table:table-cell office:value-type="float" office:value="0.4152">
                <text:p>0.4152</text:p>
              </table:table-cell>
              <table:table-cell office:value-type="float" office:value="0.5209">
                <text:p>0.5209</text:p>
              </table:table-cell>
              <table:table-cell office:value-type="float" office:value="0.4116">
                <text:p>0.4116</text:p>
              </table:table-cell>
              <table:table-cell office:value-type="float" office:value="0.5297">
                <text:p>0.5297</text:p>
              </table:table-cell>
              <table:table-cell office:value-type="float" office:value="0.5182">
                <text:p>0.5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14">
                <text:p>0.5314</text:p>
              </table:table-cell>
              <table:table-cell office:value-type="float" office:value="0.3493">
                <text:p>0.3493</text:p>
              </table:table-cell>
              <table:table-cell office:value-type="float" office:value="0.5819">
                <text:p>0.5819</text:p>
              </table:table-cell>
              <table:table-cell office:value-type="float" office:value="0.6186">
                <text:p>0.6186</text:p>
              </table:table-cell>
              <table:table-cell office:value-type="float" office:value="0.5815">
                <text:p>0.5815</text:p>
              </table:table-cell>
              <table:table-cell office:value-type="float" office:value="0.4154">
                <text:p>0.4154</text:p>
              </table:table-cell>
              <table:table-cell office:value-type="float" office:value="0.5243">
                <text:p>0.5243</text:p>
              </table:table-cell>
              <table:table-cell office:value-type="float" office:value="0.4111">
                <text:p>0.4111</text:p>
              </table:table-cell>
              <table:table-cell office:value-type="float" office:value="0.5271">
                <text:p>0.5271</text:p>
              </table:table-cell>
              <table:table-cell office:value-type="float" office:value="0.5169">
                <text:p>0.5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02">
                <text:p>0.5302</text:p>
              </table:table-cell>
              <table:table-cell office:value-type="float" office:value="0.3497">
                <text:p>0.3497</text:p>
              </table:table-cell>
              <table:table-cell office:value-type="float" office:value="0.5851">
                <text:p>0.5851</text:p>
              </table:table-cell>
              <table:table-cell office:value-type="float" office:value="0.6208">
                <text:p>0.6208</text:p>
              </table:table-cell>
              <table:table-cell office:value-type="float" office:value="0.5793">
                <text:p>0.5793</text:p>
              </table:table-cell>
              <table:table-cell office:value-type="float" office:value="0.4233">
                <text:p>0.4233</text:p>
              </table:table-cell>
              <table:table-cell office:value-type="float" office:value="0.5239">
                <text:p>0.5239</text:p>
              </table:table-cell>
              <table:table-cell office:value-type="float" office:value="0.4116">
                <text:p>0.4116</text:p>
              </table:table-cell>
              <table:table-cell office:value-type="float" office:value="0.5335">
                <text:p>0.5335</text:p>
              </table:table-cell>
              <table:table-cell office:value-type="float" office:value="0.5177">
                <text:p>0.5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09">
                <text:p>0.5309</text:p>
              </table:table-cell>
              <table:table-cell office:value-type="float" office:value="0.353">
                <text:p>0.353</text:p>
              </table:table-cell>
              <table:table-cell office:value-type="float" office:value="0.5836">
                <text:p>0.5836</text:p>
              </table:table-cell>
              <table:table-cell office:value-type="float" office:value="0.6214">
                <text:p>0.6214</text:p>
              </table:table-cell>
              <table:table-cell office:value-type="float" office:value="0.5821">
                <text:p>0.5821</text:p>
              </table:table-cell>
              <table:table-cell office:value-type="float" office:value="0.4306">
                <text:p>0.4306</text:p>
              </table:table-cell>
              <table:table-cell office:value-type="float" office:value="0.5274">
                <text:p>0.5274</text:p>
              </table:table-cell>
              <table:table-cell office:value-type="float" office:value="0.4105">
                <text:p>0.4105</text:p>
              </table:table-cell>
              <table:table-cell office:value-type="float" office:value="0.532">
                <text:p>0.532</text:p>
              </table:table-cell>
              <table:table-cell office:value-type="float" office:value="0.5167">
                <text:p>0.5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05">
                <text:p>0.5305</text:p>
              </table:table-cell>
              <table:table-cell office:value-type="float" office:value="0.3549">
                <text:p>0.3549</text:p>
              </table:table-cell>
              <table:table-cell office:value-type="float" office:value="0.5845">
                <text:p>0.5845</text:p>
              </table:table-cell>
              <table:table-cell office:value-type="float" office:value="0.6246">
                <text:p>0.6246</text:p>
              </table:table-cell>
              <table:table-cell office:value-type="float" office:value="0.5819">
                <text:p>0.5819</text:p>
              </table:table-cell>
              <table:table-cell office:value-type="float" office:value="0.4312">
                <text:p>0.4312</text:p>
              </table:table-cell>
              <table:table-cell office:value-type="float" office:value="0.5272">
                <text:p>0.5272</text:p>
              </table:table-cell>
              <table:table-cell office:value-type="float" office:value="0.4109">
                <text:p>0.4109</text:p>
              </table:table-cell>
              <table:table-cell office:value-type="float" office:value="0.531">
                <text:p>0.531</text:p>
              </table:table-cell>
              <table:table-cell office:value-type="float" office:value="0.5165">
                <text:p>0.51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